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54cm"/>
    </style:style>
    <style:style style:name="co18" style:family="table-column">
      <style:table-column-properties fo:break-before="auto" style:column-width="7.243cm"/>
    </style:style>
    <style:style style:name="co19" style:family="table-column">
      <style:table-column-properties fo:break-before="auto" style:column-width="0.979cm"/>
    </style:style>
    <style:style style:name="co20" style:family="table-column">
      <style:table-column-properties fo:break-before="auto" style:column-width="2.141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6.135cm"/>
    </style:style>
    <style:style style:name="co23" style:family="table-column">
      <style:table-column-properties fo:break-before="auto" style:column-width="1.986cm"/>
    </style:style>
    <style:style style:name="co24" style:family="table-column">
      <style:table-column-properties fo:break-before="auto" style:column-width="4.382cm"/>
    </style:style>
    <style:style style:name="co25" style:family="table-column">
      <style:table-column-properties fo:break-before="auto" style:column-width="2.157cm"/>
    </style:style>
    <style:style style:name="co26" style:family="table-column">
      <style:table-column-properties fo:break-before="auto" style:column-width="1.734cm"/>
    </style:style>
    <style:style style:name="co27" style:family="table-column">
      <style:table-column-properties fo:break-before="auto" style:column-width="5.465cm"/>
    </style:style>
    <style:style style:name="co28" style:family="table-column">
      <style:table-column-properties fo:break-before="auto" style:column-width="1.755cm"/>
    </style:style>
    <style:style style:name="co29" style:family="table-column">
      <style:table-column-properties fo:break-before="auto" style:column-width="1.559cm"/>
    </style:style>
    <style:style style:name="co30" style:family="table-column">
      <style:table-column-properties fo:break-before="auto" style:column-width="1.501cm"/>
    </style:style>
    <style:style style:name="co31" style:family="table-column">
      <style:table-column-properties fo:break-before="auto" style:column-width="2.45cm"/>
    </style:style>
    <style:style style:name="co32" style:family="table-column">
      <style:table-column-properties fo:break-before="auto" style:column-width="1.697cm"/>
    </style:style>
    <style:style style:name="co33" style:family="table-column">
      <style:table-column-properties fo:break-before="auto" style:column-width="1.813cm"/>
    </style:style>
    <style:style style:name="co34" style:family="table-column">
      <style:table-column-properties fo:break-before="auto" style:column-width="1.692cm"/>
    </style:style>
    <style:style style:name="co35" style:family="table-column">
      <style:table-column-properties fo:break-before="auto" style:column-width="1.281cm"/>
    </style:style>
    <style:style style:name="co36" style:family="table-column">
      <style:table-column-properties fo:break-before="auto" style:column-width="2.226cm"/>
    </style:style>
    <style:style style:name="co37" style:family="table-column">
      <style:table-column-properties fo:break-before="auto" style:column-width="2.087cm"/>
    </style:style>
    <style:style style:name="co38" style:family="table-column">
      <style:table-column-properties fo:break-before="auto" style:column-width="3.267cm"/>
    </style:style>
    <style:style style:name="co39" style:family="table-column">
      <style:table-column-properties fo:break-before="auto" style:column-width="0.921cm"/>
    </style:style>
    <style:style style:name="co40" style:family="table-column">
      <style:table-column-properties fo:break-before="auto" style:column-width="2.21cm"/>
    </style:style>
    <style:style style:name="co41" style:family="table-column">
      <style:table-column-properties fo:break-before="auto" style:column-width="2.362cm"/>
    </style:style>
    <style:style style:name="co42" style:family="table-column">
      <style:table-column-properties fo:break-before="auto" style:column-width="1.947cm"/>
    </style:style>
    <style:style style:name="co43" style:family="table-column">
      <style:table-column-properties fo:break-before="auto" style:column-width="0.857cm"/>
    </style:style>
    <style:style style:name="co44" style:family="table-column">
      <style:table-column-properties fo:break-before="auto" style:column-width="2.152cm"/>
    </style:style>
    <style:style style:name="co45" style:family="table-column">
      <style:table-column-properties fo:break-before="auto" style:column-width="1.79cm"/>
    </style:style>
    <style:style style:name="co46" style:family="table-column">
      <style:table-column-properties fo:break-before="auto" style:column-width="2.325cm"/>
    </style:style>
    <style:style style:name="co47" style:family="table-column">
      <style:table-column-properties fo:break-before="auto" style:column-width="2.094cm"/>
    </style:style>
    <style:style style:name="co48" style:family="table-column">
      <style:table-column-properties fo:break-before="auto" style:column-width="2.24cm"/>
    </style:style>
    <style:style style:name="co49" style:family="table-column">
      <style:table-column-properties fo:break-before="auto" style:column-width="2.367cm"/>
    </style:style>
    <style:style style:name="co50" style:family="table-column">
      <style:table-column-properties fo:break-before="auto" style:column-width="3.854cm"/>
    </style:style>
    <style:style style:name="co51" style:family="table-column">
      <style:table-column-properties fo:break-before="auto" style:column-width="2.618cm"/>
    </style:style>
    <style:style style:name="co52" style:family="table-column">
      <style:table-column-properties fo:break-before="auto" style:column-width="1.78cm"/>
    </style:style>
    <style:style style:name="co53" style:family="table-column">
      <style:table-column-properties fo:break-before="auto" style:column-width="2.178cm"/>
    </style:style>
    <style:style style:name="co54" style:family="table-column">
      <style:table-column-properties fo:break-before="auto" style:column-width="1.302cm"/>
    </style:style>
    <style:style style:name="co55" style:family="table-column">
      <style:table-column-properties fo:break-before="auto" style:column-width="1.088cm"/>
    </style:style>
    <style:style style:name="co56" style:family="table-column">
      <style:table-column-properties fo:break-before="auto" style:column-width="1.263cm"/>
    </style:style>
    <style:style style:name="co57" style:family="table-column">
      <style:table-column-properties fo:break-before="auto" style:column-width="2.101cm"/>
    </style:style>
    <style:style style:name="co58" style:family="table-column">
      <style:table-column-properties fo:break-before="auto" style:column-width="0.208cm"/>
    </style:style>
    <style:style style:name="co59" style:family="table-column">
      <style:table-column-properties fo:break-before="auto" style:column-width="1.166cm"/>
    </style:style>
    <style:style style:name="co60" style:family="table-column">
      <style:table-column-properties fo:break-before="auto" style:column-width="2.274cm"/>
    </style:style>
    <style:style style:name="co61" style:family="table-column">
      <style:table-column-properties fo:break-before="auto" style:column-width="1.487cm"/>
    </style:style>
    <style:style style:name="co62" style:family="table-column">
      <style:table-column-properties fo:break-before="auto" style:column-width="1.108cm"/>
    </style:style>
    <style:style style:name="co63" style:family="table-column">
      <style:table-column-properties fo:break-before="auto" style:column-width="2cm"/>
    </style:style>
    <style:style style:name="co64" style:family="table-column">
      <style:table-column-properties fo:break-before="auto" style:column-width="1.341cm"/>
    </style:style>
    <style:style style:name="co65" style:family="table-column">
      <style:table-column-properties fo:break-before="auto" style:column-width="2.286cm"/>
    </style:style>
    <style:style style:name="co66" style:family="table-column">
      <style:table-column-properties fo:break-before="auto" style:column-width="0.894cm"/>
    </style:style>
    <style:style style:name="co67" style:family="table-column">
      <style:table-column-properties fo:break-before="auto" style:column-width="1.958cm"/>
    </style:style>
    <style:style style:name="co68" style:family="table-column">
      <style:table-column-properties fo:break-before="auto" style:column-width="1.833cm"/>
    </style:style>
    <style:style style:name="co69" style:family="table-column">
      <style:table-column-properties fo:break-before="auto" style:column-width="1.36cm"/>
    </style:style>
    <style:style style:name="co70" style:family="table-column">
      <style:table-column-properties fo:break-before="auto" style:column-width="2.021cm"/>
    </style:style>
    <style:style style:name="co71" style:family="table-column">
      <style:table-column-properties fo:break-before="auto" style:column-width="2.683cm"/>
    </style:style>
    <style:style style:name="co72" style:family="table-column">
      <style:table-column-properties fo:break-before="auto" style:column-width="2.76cm"/>
    </style:style>
    <style:style style:name="co73" style:family="table-column">
      <style:table-column-properties fo:break-before="auto" style:column-width="2.937cm"/>
    </style:style>
    <style:style style:name="co74" style:family="table-column">
      <style:table-column-properties fo:break-before="auto" style:column-width="0.314cm"/>
    </style:style>
    <style:style style:name="co75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6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5" style:family="table-cell" style:parent-style-name="Default" style:data-style-name="N104">
      <style:text-properties fo:font-weight="bold" style:font-weight-asian="bold" style:font-weight-complex="bold"/>
    </style:style>
    <style:style style:name="ce266" style:family="table-cell" style:parent-style-name="Default" style:data-style-name="N104"/>
    <style:style style:name="ce26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3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 style:data-style-name="N36"/>
    <style:style style:name="ce3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1" style:family="table-cell" style:parent-style-name="Default">
      <style:text-properties fo:font-weight="bold" style:font-weight-asian="bold" style:font-weight-complex="bold"/>
    </style:style>
    <style:style style:name="ce38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4"/>
    <style:style style:name="ce3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 style:data-style-name="N0"/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71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36">
      <style:text-properties fo:font-weight="bold" style:font-weight-asian="bold" style:font-weight-complex="bold"/>
    </style:style>
    <style:style style:name="ce31" style:family="table-cell" style:parent-style-name="Default" style:data-style-name="N36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36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cm"/>
      <style:text-properties fo:color="#861141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96" style:family="table-cell" style:parent-style-name="Default">
      <style:text-properties style:use-window-font-color="true" fo:font-weight="bold" style:font-weight-asian="bold" style:font-weight-complex="bold"/>
    </style:style>
    <style:style style:name="ce89" style:family="table-cell" style:parent-style-name="Default">
      <style:table-cell-properties fo:border-bottom="0.74pt solid #000000" fo:border-left="none" fo:border-right="none" fo:border-top="0.74pt solid #000000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style:font-style-asian="italic" style:font-style-complex="italic"/>
    </style:style>
    <style:style style:name="ce98" style:family="table-cell" style:parent-style-name="Default">
      <style:table-cell-properties fo:border-bottom="0.74pt solid #000000" fo:border-left="none" fo:border-right="none" fo:border-top="0.74pt solid #000000"/>
      <style:text-properties fo:color="#861141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08" style:family="table-cell" style:parent-style-name="Default" style:data-style-name="N36">
      <style:table-cell-properties fo:background-color="#e8f2a1"/>
    </style:style>
    <style:style style:name="ce110" style:family="table-cell" style:parent-style-name="Default" style:data-style-name="N36">
      <style:table-cell-properties fo:background-color="#ffd7d7"/>
    </style:style>
    <style:style style:name="ce7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81" style:family="table-cell" style:parent-style-name="Default">
      <style:table-cell-properties fo:border-bottom="none" fo:border-left="0.74pt solid #000000" fo:border-right="none" fo:border-top="none"/>
    </style:style>
    <style:style style:name="ce82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84" style:family="table-cell" style:parent-style-name="Default" style:data-style-name="N4">
      <style:table-cell-properties fo:border-bottom="none" fo:background-color="transparent" fo:border-left="0.74pt solid #000000" fo:border-right="none" fo:border-top="none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-bottom="none" fo:border-left="0.74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order-bottom="none" fo:border-left="0.74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>
      <style:table-cell-properties fo:border-bottom="none" fo:background-color="transparent" fo:border-left="0.74pt solid #000000" fo:border-right="none" fo:border-top="none"/>
      <style:text-properties fo:font-weight="normal" style:font-weight-asian="normal" style:font-weight-complex="normal"/>
    </style:style>
    <style:style style:name="ce88" style:family="table-cell" style:parent-style-name="Default" style:data-style-name="N4">
      <style:table-cell-properties fo:border-bottom="0.74pt solid #000000" fo:border-left="0.74pt solid #000000" fo:border-right="none" fo:border-top="none"/>
      <style:text-properties fo:font-weight="normal" style:font-weight-asian="normal" style:font-weight-complex="normal"/>
    </style:style>
    <style:style style:name="ce135" style:family="table-cell" style:parent-style-name="Default">
      <style:text-properties style:use-window-font-color="true" fo:font-style="italic" style:font-style-asian="italic" style:font-style-complex="italic"/>
    </style:style>
    <style:style style:name="ce138" style:family="table-cell" style:parent-style-name="Default" style:data-style-name="N4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ext-properties style:use-window-font-color="true" fo:font-weight="normal" style:font-weight-asian="normal" style:font-weight-complex="normal"/>
    </style:style>
    <style:style style:name="ce136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4">
      <style:text-properties style:use-window-font-color="tru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40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color="#861141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142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144" style:family="table-cell" style:parent-style-name="Default" style:data-style-name="N4">
      <style:table-cell-properties fo:background-color="#e8f2a1"/>
    </style:style>
    <style:style style:name="ce145" style:family="table-cell" style:parent-style-name="Default" style:data-style-name="N4">
      <style:table-cell-properties fo:background-color="#ffd7d7"/>
    </style:style>
    <style:style style:name="ce103" style:family="table-cell" style:parent-style-name="Default" style:data-style-name="N4">
      <style:table-cell-properties fo:border="none"/>
      <style:text-properties fo:font-weight="normal" style:font-weight-asian="normal" style:font-weight-complex="normal"/>
    </style:style>
    <style:style style:name="ce52" style:family="table-cell" style:parent-style-name="Default" style:data-style-name="N4">
      <style:table-cell-properties fo:border-bottom="none" fo:border-left="none" fo:border-right="none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104" style:family="table-cell" style:parent-style-name="Default" style:data-style-name="N4">
      <style:table-cell-properties fo:border-bottom="none" fo:border-left="none" fo:border-right="0.74pt solid #000000" fo:border-top="0.74pt solid #000000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4">
      <style:table-cell-properties fo:border-bottom="none" fo:border-left="none" fo:border-right="0.74pt solid #000000" fo:border-top="none"/>
      <style:text-properties fo:font-size="10pt" fo:font-weight="normal" style:font-size-asian="10pt" style:font-weight-asian="normal" style:font-size-complex="10pt" style:font-weight-complex="normal"/>
    </style:style>
    <style:style style:name="ce106" style:family="table-cell" style:parent-style-name="Default" style:data-style-name="N4">
      <style:table-cell-properties fo:border-bottom="none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 style:data-style-name="N4">
      <style:table-cell-properties fo:border-bottom="0.74pt solid #000000" fo:border-left="none" fo:border-right="0.74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 style:data-style-name="N4">
      <style:text-properties fo:font-weight="bold" style:font-weight-asian="bold" style:font-weight-complex="bold"/>
    </style:style>
    <style:style style:name="ce162" style:family="table-cell" style:parent-style-name="Default" style:data-style-name="N4">
      <style:table-cell-properties fo:border-bottom="0.74pt solid #000000" fo:border-left="none" fo:border-right="0.74pt solid #000000" fo:border-top="0.74pt solid #000000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">
      <style:table-cell-properties fo:border-bottom="0.74pt solid #000000" fo:border-left="none" fo:border-right="0.74pt solid #000000" fo:border-top="0.74pt solid #000000"/>
      <style:text-properties fo:color="#861141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4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 style:data-style-name="N4">
      <style:table-cell-properties fo:border="none"/>
      <style:text-properties fo:color="#c9211e"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36">
      <style:table-cell-properties style:rotation-align="none"/>
    </style:style>
    <style:style style:name="ce4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36">
      <style:text-properties fo:font-size="10pt" fo:font-weight="bold" style:font-size-asian="10pt" style:font-weight-asian="bold" style:font-size-complex="10pt" style:font-weight-complex="bold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488" style:family="table-cell" style:parent-style-name="Default">
      <style:table-cell-properties fo:background-color="transparent"/>
    </style:style>
    <style:style style:name="ce48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3" style:family="table-cell" style:parent-style-name="Default" style:data-style-name="N104">
      <style:table-cell-properties fo:background-color="transparent"/>
    </style:style>
    <style:style style:name="ce49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49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04">
      <style:table-cell-properties fo:background-color="#81d41a"/>
    </style:style>
    <style:style style:name="ce497" style:family="table-cell" style:parent-style-name="Default" style:data-style-name="N104">
      <style:table-cell-properties fo:background-color="#d4ea6b"/>
    </style:style>
    <style:style style:name="ce498" style:family="table-cell" style:parent-style-name="Default" style:data-style-name="N10104"/>
    <style:style style:name="ce5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12" style:family="table-cell" style:parent-style-name="Default" style:data-style-name="N4">
      <style:table-cell-properties fo:background-color="transparent"/>
    </style:style>
    <style:style style:name="ce51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15" style:family="table-cell" style:parent-style-name="Default" style:data-style-name="N10151">
      <style:table-cell-properties fo:background-color="transparent"/>
    </style:style>
    <style:style style:name="ce516" style:family="table-cell" style:parent-style-name="Default" style:data-style-name="N10151">
      <style:text-properties fo:font-weight="bold" style:font-weight-asian="bold" style:font-weight-complex="bold"/>
    </style:style>
    <style:style style:name="ce517" style:family="table-cell" style:parent-style-name="Default" style:data-style-name="N10151"/>
    <style:style style:name="ce518" style:family="table-cell" style:parent-style-name="Default" style:data-style-name="N10158"/>
    <style:style style:name="ce519" style:family="table-cell" style:parent-style-name="Default">
      <style:text-properties style:font-name="Bitstream Vera Sans" fo:font-size="9pt" style:font-size-asian="9pt" style:font-size-complex="9pt"/>
    </style:style>
    <style:style style:name="ce52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22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23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4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7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9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3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4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35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6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8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9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0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43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4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5" style:family="table-cell" style:parent-style-name="Default" style:data-style-name="N10151">
      <style:text-properties style:font-name="Bitstream Vera Sans" fo:font-size="9pt" style:font-size-asian="9pt" style:font-size-complex="9pt"/>
    </style:style>
    <style:style style:name="ce546" style:family="table-cell" style:parent-style-name="Default" style:data-style-name="N10151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 style:data-style-name="N10151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8" style:family="table-cell" style:parent-style-name="Default" style:data-style-name="N10151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50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51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3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55" style:family="table-cell" style:parent-style-name="Default">
      <style:table-cell-properties style:vertical-align="middle"/>
    </style:style>
    <style:style style:name="ce556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7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 style:data-style-name="N226">
      <style:table-cell-properties style:vertical-align="middle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226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22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3" style:family="table-cell" style:parent-style-name="Default" style:data-style-name="N226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4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5" style:family="table-cell" style:parent-style-name="Default" style:data-style-name="N22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7" style:family="table-cell" style:parent-style-name="Default" style:data-style-name="N226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8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 style:data-style-name="N226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0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71" style:family="table-cell" style:parent-style-name="Default" style:data-style-name="N10166">
      <style:table-cell-properties style:vertical-align="middle"/>
      <style:text-properties style:font-name="Abyssinica SIL" fo:font-size="7pt" style:font-size-asian="7pt" style:font-size-complex="7pt"/>
    </style:style>
    <style:style style:name="ce572" style:family="table-cell" style:parent-style-name="Default" style:data-style-name="N226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214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75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9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80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1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22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8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8" style:family="table-cell" style:parent-style-name="Default" style:data-style-name="N1015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9" style:family="table-cell" style:parent-style-name="Default" style:data-style-name="N226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9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10158">
      <style:table-cell-properties style:vertical-align="middle"/>
      <style:text-properties style:font-name="Abyssinica SIL"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23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02" style:family="table-cell" style:parent-style-name="Default" style:data-style-name="N10154">
      <style:table-cell-properties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6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7" style:family="table-cell" style:parent-style-name="Default" style:data-style-name="N1015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8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249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25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2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254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7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 style:data-style-name="N203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268" style:family="table-cell" style:parent-style-name="Default" style:data-style-name="N203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22" style:family="table-cell" style:parent-style-name="Default" style:data-style-name="N1015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5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6" style:family="table-cell" style:parent-style-name="Default" style:data-style-name="N10166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 style:data-style-name="N10166">
      <style:table-cell-properties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 style:data-style-name="N10166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32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51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4" style:family="table-cell" style:parent-style-name="Default" style:data-style-name="N1015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7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8" style:family="table-cell" style:parent-style-name="Default" style:data-style-name="N1015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10151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51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1" style:family="table-cell" style:parent-style-name="Default" style:data-style-name="N10151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10151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4" style:family="table-cell" style:parent-style-name="Default" style:data-style-name="N10151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5" style:family="table-cell" style:parent-style-name="Default" style:data-style-name="N1015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6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10151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48" style:family="table-cell" style:parent-style-name="Default" style:data-style-name="N10151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 style:data-style-name="N10151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2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53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4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5" style:family="table-cell" style:parent-style-name="Default" style:data-style-name="N203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56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58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0" style:family="table-cell" style:parent-style-name="Default" style:data-style-name="N10166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61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10166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10166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4" style:family="table-cell" style:parent-style-name="Default" style:data-style-name="N10166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5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66" style:family="table-cell" style:parent-style-name="Default" style:data-style-name="N1015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6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 style:data-style-name="N10151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73" style:family="table-cell" style:parent-style-name="Default" style:data-style-name="N10151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4" style:family="table-cell" style:parent-style-name="Default" style:data-style-name="N1015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6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7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7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17" style:family="table-cell" style:parent-style-name="Default" style:data-style-name="N11"/>
    <style:style style:name="ce68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8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2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683" style:family="table-cell" style:parent-style-name="Default" style:data-style-name="N10154"/>
    <style:style style:name="ce68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261" office:value-type="date" office:date-value="2023-02-10" calcext:value-type="date">
            <text:p>10.02.2023</text:p>
          </table:table-cell>
          <table:table-cell table:style-name="ce262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64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64" office:value-type="string" calcext:value-type="string">
            <text:p>Kira</text:p>
          </table:table-cell>
          <table:table-cell table:style-name="ce264" office:value-type="string" calcext:value-type="string">
            <text:p>Ödeme</text:p>
          </table:table-cell>
          <table:table-cell table:style-name="ce264" office:value-type="string" calcext:value-type="string">
            <text:p>Kalan</text:p>
          </table:table-cell>
          <table:table-cell table:style-name="ce264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66" table:formula="of:=[.C12]-[.D12]" office:value-type="currency" office:currency="TRY" office:value="2000" calcext:value-type="currency">
            <text:p>₺2.00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66" table:formula="of:=[.C13]-[.D13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66" table:formula="of:=[.C14]-[.D14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66" table:formula="of:=[.C15]-[.D15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66" table:formula="of:=[.C16]-[.D16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66" table:formula="of:=[.C17]-[.D17]" office:value-type="currency" office:currency="TRY" office:value="13840" calcext:value-type="currency">
            <text:p>₺13.84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66" table:formula="of:=[.C18]-[.D18]" office:value-type="currency" office:currency="TRY" office:value="2650" calcext:value-type="currency">
            <text:p>₺2.65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66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66" table:formula="of:=[.C20]-[.D20]" office:value-type="currency" office:currency="TRY" office:value="4000" calcext:value-type="currency">
            <text:p>₺4.000,00</text:p>
          </table:table-cell>
          <table:table-cell table:style-name="ce266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66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66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63" office:value-type="string" calcext:value-type="string">
            <text:p>Toplamlar</text:p>
          </table:table-cell>
          <table:table-cell table:style-name="ce265" table:formula="of:=SUM([.C12:.C26])" office:value-type="currency" office:currency="TRY" office:value="440210" calcext:value-type="currency">
            <text:p>₺440.210,00</text:p>
          </table:table-cell>
          <table:table-cell table:style-name="ce265" table:formula="of:=SUM([.D12:.D26])" office:value-type="currency" office:currency="TRY" office:value="377070" calcext:value-type="currency">
            <text:p>₺377.070,00</text:p>
          </table:table-cell>
          <table:table-cell table:style-name="ce265" table:formula="of:=SUM([.E12:.E26])" office:value-type="currency" office:currency="TRY" office:value="63140" calcext:value-type="currency">
            <text:p>₺63.140,00</text:p>
          </table:table-cell>
          <table:table-cell table:style-name="ce265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A105-22 </text:p>
          </table:table-cell>
          <table:table-cell table:style-name="ce383" office:value-type="string" calcext:value-type="string">
            <text:p>Boya kira </text:p>
          </table:table-cell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Kira Bedeli</text:p>
          </table:table-cell>
          <table:table-cell table:style-name="ce384" table:formula="of:=SUM([.C19:.C25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4:.D29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29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Masraf</text:p>
          </table:table-cell>
          <table:table-cell table:style-name="ce384" table:formula="of:=[.D35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78"/>
          <table:table-cell table:style-name="ce267"/>
          <table:table-cell table:style-name="ce380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Yıkamacı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Ahmet İlter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 table:number-columns-repeated="2"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20-11-2022 – 19-11-2023 Kira Bedeli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332" office:value-type="date" office:date-value="2022-11-20" calcext:value-type="date">
            <text:p>20.11.2022</text:p>
          </table:table-cell>
          <table:table-cell table:style-name="ce267" office:value-type="string" calcext:value-type="string">
            <text:p>Kira Bedeli 42000</text:p>
          </table:table-cell>
          <table:table-cell table:style-name="ce385"/>
          <table:table-cell/>
          <table:table-cell table:style-name="ce396" table:formula="of:=[.E15]+[.C19]-[.D19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 table:style-name="ce267"/>
          <table:table-cell table:style-name="ce385"/>
          <table:table-cell/>
          <table:table-cell table:style-name="ce396" table:formula="of:=[.E19]+[.C20]-[.D20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/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42000 TL OLAN KİRA BEDELİN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2000 TL Sİ ÖDENMEDİĞİ İÇ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TARİH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30-10-2022 – 29-10-2023 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381" office:value-type="string" calcext:value-type="string">
            <text:p>BEDE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office:value-type="string" calcext:value-type="string">
            <text:p>42000 T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267"/>
          <table:table-cell table:style-name="ce381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397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88"/>
          <table:table-cell table:style-name="ce398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91"/>
          <table:table-cell table:style-name="ce396"/>
          <table:table-cell table:number-columns-repeated="2"/>
        </table:table-row>
        <table:table-row table:style-name="ro1" table:number-rows-repeated="3">
          <table:table-cell table:style-name="ce345"/>
          <table:table-cell table:style-name="ce267"/>
          <table:table-cell table:style-name="ce382" table:number-columns-repeated="2"/>
          <table:table-cell table:style-name="ce396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36:.D52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>
          <table:table-cell table:style-name="ce345"/>
          <table:table-cell table:style-name="ce354"/>
          <table:table-cell/>
          <table:table-cell table:style-name="Default"/>
          <table:table-cell/>
          <table:table-cell table:style-name="ce382"/>
          <table:table-cell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B203-22 <text:s/></text:p>
          </table:table-cell>
          <table:table-cell table:style-name="ce383" office:value-type="string" calcext:value-type="string">
            <text:p>200 m2 Karo kira </text:p>
          </table:table-cell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/>
          <table:table-cell table:style-name="ce383"/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 table:style-name="ce354"/>
          <table:table-cell table:style-name="ce383"/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Kira Bedeli</text:p>
          </table:table-cell>
          <table:table-cell table:style-name="ce384" table:formula="of:=SUM([.C17:.C28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7:.D27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37]" office:value-type="float" office:value="1200" calcext:value-type="float">
            <text:p>1.20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Masraf</text:p>
          </table:table-cell>
          <table:table-cell table:style-name="ce384" table:formula="of:=[.D40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10]-[.C12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Salih Ant</text:p>
          </table:table-cell>
          <table:table-cell/>
          <table:table-cell table:style-name="Default"/>
          <table:table-cell table:style-name="ce39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32"/>
          <table:table-cell table:style-name="ce382"/>
          <table:table-cell/>
          <table:table-cell table:style-name="Default"/>
          <table:table-cell table:style-name="ce39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7-11-22 de anlaşma yapıldı</text:p>
          </table:table-cell>
          <table:table-cell table:style-name="ce382"/>
          <table:table-cell table:style-name="ce391"/>
          <table:table-cell table:style-name="ce39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07" calcext:value-type="date">
            <text:p>07.11.2022</text:p>
          </table:table-cell>
          <table:table-cell table:style-name="ce354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39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30" calcext:value-type="date">
            <text:p>30.11.2022</text:p>
          </table:table-cell>
          <table:table-cell table:style-name="ce267" office:value-type="string" calcext:value-type="string">
            <text:p>ödeme nakit</text:p>
          </table:table-cell>
          <table:table-cell table:style-name="ce382"/>
          <table:table-cell table:style-name="ce388"/>
          <table:table-cell table:style-name="ce39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 office:value-type="string" calcext:value-type="string">
            <text:p>ELEKTRİK TEMİNAT BEDELİ</text:p>
          </table:table-cell>
          <table:table-cell table:style-name="ce382" office:value-type="float" office:value="1200" calcext:value-type="float">
            <text:p>1.200,00</text:p>
          </table:table-cell>
          <table:table-cell table:style-name="ce382"/>
          <table:table-cell table:style-name="ce39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41:.D57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 table:number-rows-repeated="2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67"/>
        <table:table-column table:style-name="co8" table:default-cell-style-name="ce382"/>
        <table:table-column table:style-name="co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Kira Bedeli</text:p>
          </table:table-cell>
          <table:table-cell table:style-name="ce384" table:formula="of:=SUM([.C13:.C17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Toplam Ödeme</text:p>
          </table:table-cell>
          <table:table-cell table:style-name="ce384" table:formula="of:=SUM([.D13:.D19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18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Masraf</text:p>
          </table:table-cell>
          <table:table-cell table:style-name="ce384" table:formula="of:=[.D77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2019-2020 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Hurdacı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Ali Demirel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9-11-2022 – 30-11-2023 Kira Bedeli</text:p>
          </table:table-cell>
          <table:table-cell table:number-columns-repeated="2"/>
          <table:table-cell table:style-name="ce396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1-22 kira bedeli 43160 TL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table:number-columns-repeated="2"/>
          <table:table-cell table:style-name="ce385"/>
          <table:table-cell table:style-name="Default"/>
          <table:table-cell table:style-name="ce39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1- elektrik teminat için</text:p>
          </table:table-cell>
          <table:table-cell table:style-name="ce38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39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34.45" calcext:value-type="float">
            <text:p>34,45</text:p>
          </table:table-cell>
          <table:table-cell table:style-name="ce39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20.05" calcext:value-type="float">
            <text:p>20,05</text:p>
          </table:table-cell>
          <table:table-cell table:style-name="ce39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34.7" calcext:value-type="float">
            <text:p>34,7</text:p>
          </table:table-cell>
          <table:table-cell table:style-name="ce39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</text:p>
          </table:table-cell>
          <table:table-cell table:style-name="ce385"/>
          <table:table-cell table:style-name="Default" office:value-type="float" office:value="34.34" calcext:value-type="float">
            <text:p>34,34</text:p>
          </table:table-cell>
          <table:table-cell table:style-name="ce39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</text:p>
          </table:table-cell>
          <table:table-cell table:style-name="ce385"/>
          <table:table-cell table:style-name="Default" office:value-type="float" office:value="-65.91" calcext:value-type="float">
            <text:p>-65,91</text:p>
          </table:table-cell>
          <table:table-cell table:style-name="ce39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</text:p>
          </table:table-cell>
          <table:table-cell table:style-name="ce385"/>
          <table:table-cell table:style-name="Default" office:value-type="float" office:value="31.54" calcext:value-type="float">
            <text:p>31,54</text:p>
          </table:table-cell>
          <table:table-cell table:style-name="ce39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</text:p>
          </table:table-cell>
          <table:table-cell table:style-name="ce385"/>
          <table:table-cell table:style-name="Default" office:value-type="float" office:value="45.99" calcext:value-type="float">
            <text:p>45,99</text:p>
          </table:table-cell>
          <table:table-cell table:style-name="ce39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</text:p>
          </table:table-cell>
          <table:table-cell table:style-name="ce385"/>
          <table:table-cell table:style-name="Default" office:value-type="float" office:value="42.89" calcext:value-type="float">
            <text:p>42,89</text:p>
          </table:table-cell>
          <table:table-cell table:style-name="ce39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34.98" calcext:value-type="float">
            <text:p>34,98</text:p>
          </table:table-cell>
          <table:table-cell table:style-name="ce39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2- elektrik teminat için</text:p>
          </table:table-cell>
          <table:table-cell table:style-name="ce385"/>
          <table:table-cell table:style-name="Default" office:value-type="float" office:value="30.04" calcext:value-type="float">
            <text:p>30,04</text:p>
          </table:table-cell>
          <table:table-cell table:style-name="ce39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135.32" calcext:value-type="float">
            <text:p>135,32</text:p>
          </table:table-cell>
          <table:table-cell table:style-name="ce39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98.9" calcext:value-type="float">
            <text:p>98,9</text:p>
          </table:table-cell>
          <table:table-cell table:style-name="ce39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135.6" calcext:value-type="float">
            <text:p>135,6</text:p>
          </table:table-cell>
          <table:table-cell table:style-name="ce39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 <text:s text:c="10"/>50 su</text:p>
          </table:table-cell>
          <table:table-cell table:style-name="ce385"/>
          <table:table-cell table:style-name="Default" office:value-type="float" office:value="214.37" calcext:value-type="float">
            <text:p>214,37</text:p>
          </table:table-cell>
          <table:table-cell table:style-name="ce39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 <text:s text:c="7"/>200 su</text:p>
          </table:table-cell>
          <table:table-cell table:style-name="ce385"/>
          <table:table-cell table:style-name="Default" office:value-type="float" office:value="427.65" calcext:value-type="float">
            <text:p>427,65</text:p>
          </table:table-cell>
          <table:table-cell table:style-name="ce39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 <text:s text:c="6"/>200 su</text:p>
          </table:table-cell>
          <table:table-cell table:style-name="ce385"/>
          <table:table-cell table:style-name="Default" office:value-type="float" office:value="446.55" calcext:value-type="float">
            <text:p>446,55</text:p>
          </table:table-cell>
          <table:table-cell table:style-name="ce39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 <text:s text:c="9"/>50 su</text:p>
          </table:table-cell>
          <table:table-cell table:style-name="ce385"/>
          <table:table-cell table:style-name="Default" office:value-type="float" office:value="333.96" calcext:value-type="float">
            <text:p>333,96</text:p>
          </table:table-cell>
          <table:table-cell table:style-name="ce39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 <text:s text:c="14"/>50 su</text:p>
          </table:table-cell>
          <table:table-cell table:style-name="ce385"/>
          <table:table-cell table:style-name="Default" office:value-type="float" office:value="324.51" calcext:value-type="float">
            <text:p>324,51</text:p>
          </table:table-cell>
          <table:table-cell table:style-name="ce39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 <text:s text:c="14"/>50 su</text:p>
          </table:table-cell>
          <table:table-cell table:style-name="ce385"/>
          <table:table-cell table:style-name="Default" office:value-type="float" office:value="331.27" calcext:value-type="float">
            <text:p>331,27</text:p>
          </table:table-cell>
          <table:table-cell table:style-name="ce39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su</text:p>
          </table:table-cell>
          <table:table-cell table:style-name="ce385" office:value-type="float" office:value="50" calcext:value-type="float">
            <text:p>50,00</text:p>
          </table:table-cell>
          <table:table-cell table:style-name="Default"/>
          <table:table-cell table:style-name="ce39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412.42" calcext:value-type="float">
            <text:p>412,42</text:p>
          </table:table-cell>
          <table:table-cell table:style-name="ce39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426.12" calcext:value-type="float">
            <text:p>426,12</text:p>
          </table:table-cell>
          <table:table-cell table:style-name="ce396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iradan kalan</text:p>
          </table:table-cell>
          <table:table-cell table:style-name="ce385" office:value-type="float" office:value="2000" calcext:value-type="float">
            <text:p>2.000,00</text:p>
          </table:table-cell>
          <table:table-cell table:style-name="Default"/>
          <table:table-cell table:style-name="ce396" table:formula="of:=[.E45]+[.C46]-[.D46]" office:value-type="float" office:value="-321.81" calcext:value-type="float">
            <text:p>-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otorcu tavanı alçıpan hasarı</text:p>
          </table:table-cell>
          <table:table-cell table:style-name="ce385" office:value-type="float" office:value="500" calcext:value-type="float">
            <text:p>500,00</text:p>
          </table:table-cell>
          <table:table-cell table:style-name="Default"/>
          <table:table-cell table:style-name="ce396" table:formula="of:=[.E46]+[.C47]-[.D47]" office:value-type="float" office:value="178.19" calcext:value-type="float">
            <text:p>178,1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1 tmnt</text:p>
          </table:table-cell>
          <table:table-cell table:style-name="ce385"/>
          <table:table-cell table:style-name="Default" office:value-type="float" office:value="178.19" calcext:value-type="float">
            <text:p>178,19</text:p>
          </table:table-cell>
          <table:table-cell table:style-name="ce396" table:formula="of:=[.E47]+[.C48]-[.D4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8]+[.C49]-[.D4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10" calcext:value-type="date">
            <text:p>10.03.2023</text:p>
          </table:table-cell>
          <table:table-cell table:style-name="ce267" office:value-type="string" calcext:value-type="string">
            <text:p>2023-02 tmnt</text:p>
          </table:table-cell>
          <table:table-cell table:style-name="ce385"/>
          <table:table-cell table:style-name="Default" office:value-type="float" office:value="270.52" calcext:value-type="float">
            <text:p>270,52</text:p>
          </table:table-cell>
          <table:table-cell table:style-name="ce396" table:formula="of:=[.E49]+[.C50]-[.D50]" office:value-type="float" office:value="-270.52" calcext:value-type="float">
            <text:p>-270,5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3 tmnt</text:p>
          </table:table-cell>
          <table:table-cell table:style-name="ce385"/>
          <table:table-cell table:style-name="Default" office:value-type="float" office:value="229.48" calcext:value-type="float">
            <text:p>229,48</text:p>
          </table:table-cell>
          <table:table-cell table:style-name="ce396" table:formula="of:=[.E50]+[.C51]-[.D51]" office:value-type="float" office:value="-500" calcext:value-type="float">
            <text:p>-50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4 tmnt</text:p>
          </table:table-cell>
          <table:table-cell table:style-name="ce385"/>
          <table:table-cell table:style-name="Default" office:value-type="float" office:value="250.02" calcext:value-type="float">
            <text:p>250,02</text:p>
          </table:table-cell>
          <table:table-cell table:style-name="ce396" table:formula="of:=[.E51]+[.C52]-[.D52]" office:value-type="float" office:value="-750.02" calcext:value-type="float">
            <text:p>-750,0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5 tmnt</text:p>
          </table:table-cell>
          <table:table-cell table:style-name="ce385"/>
          <table:table-cell table:style-name="Default" office:value-type="float" office:value="250.02" calcext:value-type="float">
            <text:p>250,02</text:p>
          </table:table-cell>
          <table:table-cell table:style-name="ce396" table:formula="of:=[.E52]+[.C53]-[.D53]" office:value-type="float" office:value="-1000.04" calcext:value-type="float">
            <text:p>-1.000,04</text:p>
          </table:table-cell>
          <table:table-cell table:number-columns-repeated="54"/>
        </table:table-row>
        <table:table-row table:style-name="ro1" table:number-rows-repeated="2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6-20" calcext:value-type="date">
            <text:p>20.06.2021</text:p>
          </table:table-cell>
          <table:table-cell table:style-name="ce267" office:value-type="string" calcext:value-type="string">
            <text:p>büyük binanın saçağ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25" calcext:value-type="date">
            <text:p>25.08.2021</text:p>
          </table:table-cell>
          <table:table-cell table:style-name="ce267" office:value-type="string" calcext:value-type="string">
            <text:p>mutfak tezgahı kırık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385"/>
          <table:table-cell table:style-name="Default" office:value-type="float" office:value="500" calcext:value-type="float">
            <text:p>5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385"/>
          <table:table-cell table:style-name="Default" office:value-type="float" office:value="200" calcext:value-type="float">
            <text:p>2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2-25" calcext:value-type="date">
            <text:p>25.02.2021</text:p>
          </table:table-cell>
          <table:table-cell table:style-name="ce267" office:value-type="string" calcext:value-type="string">
            <text:p>tuvalet için izinsiz kapı açtı</text:p>
          </table:table-cell>
          <table:table-cell table:style-name="ce385"/>
          <table:table-cell table:style-name="Default" office:value-type="string" calcext:value-type="string">
            <text:p>yapıldı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2021 de 2022 için ödemesi gereken kiraları ödemedi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05" calcext:value-type="date">
            <text:p>05.08.2021</text:p>
          </table:table-cell>
          <table:table-cell table:style-name="ce267" office:value-type="string" calcext:value-type="string">
            <text:p>arsa önüne malzeme yığıntısı var OKKK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6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79:.D98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45"/>
          <table:table-cell table:style-name="ce267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67"/>
        <table:table-column table:style-name="co13" table:default-cell-style-name="ce382"/>
        <table:table-column table:style-name="co14" table:default-cell-style-name="ce382"/>
        <table:table-column table:style-name="co15" table:default-cell-style-name="ce382"/>
        <table:table-column table:style-name="co1" table:default-cell-style-name="ce382"/>
        <table:table-column table:style-name="co1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nE este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Kira Bedeli</text:p>
          </table:table-cell>
          <table:table-cell table:style-name="ce384" table:formula="of:=SUM([.D14:.D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me</text:p>
          </table:table-cell>
          <table:table-cell table:style-name="ce384" table:formula="of:=SUM([.E14:.E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necek</text:p>
          </table:table-cell>
          <table:table-cell table:style-name="ce384" table:formula="of:=[.F38]" office:value-type="float" office:value="12.24" calcext:value-type="float">
            <text:p>12,24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<text:s/>Masraf</text:p>
          </table:table-cell>
          <table:table-cell table:style-name="ce384" table:formula="of:=[.E43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80" office:value-type="string" calcext:value-type="string">
            <text:p><text:s/>Net Kira</text:p>
          </table:table-cell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78" table:number-columns-repeated="3"/>
          <table:table-cell table:style-name="ce380" table:number-columns-repeated="3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otorcu</text:p>
          </table:table-cell>
          <table:table-cell table:style-name="ce354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Cihan Çam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2-23 kira bedeli 45000 TL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Anlaşma yapıldı</text:p>
          </table:table-cell>
          <table:table-cell table:style-name="ce267"/>
          <table:table-cell table:number-columns-repeated="2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lektrik Teminat Bedeli</text:p>
          </table:table-cell>
          <table:table-cell table:style-name="ce267"/>
          <table:table-cell table:number-columns-repeated="2"/>
          <table:table-cell table:style-name="ce39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Kira Başlangıç Tarihi</text:p>
          </table:table-cell>
          <table:table-cell table:style-name="ce267"/>
          <table:table-cell table:number-columns-repeated="2"/>
          <table:table-cell table:style-name="ce39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8-29" calcext:value-type="date">
            <text:p>29.08.2023</text:p>
          </table:table-cell>
          <table:table-cell table:style-name="ce267" office:value-type="string" calcext:value-type="string">
            <text:p>Kira Bitiş Tarihi</text:p>
          </table:table-cell>
          <table:table-cell table:style-name="ce267"/>
          <table:table-cell table:style-name="ce385"/>
          <table:table-cell table:style-name="Default"/>
          <table:table-cell table:style-name="ce39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ira gün sayısı (1 ay ek süre verildi)</text:p>
          </table:table-cell>
          <table:table-cell table:style-name="ce41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396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2-23 günlük kira bedeli TL</text:p>
          </table:table-cell>
          <table:table-cell table:style-name="ce267" table:formula="of:=[.D17]/[.C21]" office:value-type="float" office:value="0" calcext:value-type="float">
            <text:p>0</text:p>
          </table:table-cell>
          <table:table-cell table:style-name="ce385"/>
          <table:table-cell table:style-name="Default"/>
          <table:table-cell table:style-name="ce396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5" calcext:value-type="date">
            <text:p>05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Elektrik Teminat Bedeli</text:p>
          </table:table-cell>
          <table:table-cell table:style-name="ce354"/>
          <table:table-cell table:style-name="Default" office:value-type="float" office:value="800" calcext:value-type="float">
            <text:p>800</text:p>
          </table:table-cell>
          <table:table-cell table:style-name="Default"/>
          <table:table-cell table:style-name="ce396" table:formula="of:=[.F29]+[.D30]-[.E30]" office:value-type="float" office:value="800" calcext:value-type="float">
            <text:p>800,00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table:style-name="Default" office:value-type="float" office:value="32.35" calcext:value-type="float">
            <text:p>32,35</text:p>
          </table:table-cell>
          <table:table-cell table:style-name="ce396" table:formula="of:=[.F30]+[.D31]-[.E31]" office:value-type="float" office:value="767.65" calcext:value-type="float">
            <text:p>767,6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table:style-name="Default" office:value-type="float" office:value="39.91" calcext:value-type="float">
            <text:p>39,91</text:p>
          </table:table-cell>
          <table:table-cell table:style-name="ce396" table:formula="of:=[.F31]+[.D32]-[.E32]" office:value-type="float" office:value="727.74" calcext:value-type="float">
            <text:p>727,74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8.99" calcext:value-type="float">
            <text:p>8,99</text:p>
          </table:table-cell>
          <table:table-cell table:style-name="ce396" table:formula="of:=[.F32]+[.D33]-[.E33]" office:value-type="float" office:value="718.75" calcext:value-type="float">
            <text:p>718,7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60.27" calcext:value-type="float">
            <text:p>60,27</text:p>
          </table:table-cell>
          <table:table-cell table:style-name="ce396" table:formula="of:=[.F33]+[.D34]-[.E34]" office:value-type="float" office:value="658.48" calcext:value-type="float">
            <text:p>6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396" table:formula="of:=[.F34]+[.D35]-[.E35]" office:value-type="float" office:value="158.48" calcext:value-type="float">
            <text:p>1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396" table:formula="of:=[.F35]+[.D36]-[.E36]" office:value-type="float" office:value="100" calcext:value-type="float">
            <text:p>1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396" table:formula="of:=[.F36]+[.D37]-[.E37]" office:value-type="float" office:value="50" calcext:value-type="float">
            <text:p>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2 elektrik tmnt</text:p>
          </table:table-cell>
          <table:table-cell table:style-name="Default" table:number-columns-repeated="2"/>
          <table:table-cell table:style-name="Default" office:value-type="float" office:value="37.76" calcext:value-type="float">
            <text:p>37,76</text:p>
          </table:table-cell>
          <table:table-cell table:style-name="ce396" table:formula="of:=[.F37]+[.D38]-[.E38]" office:value-type="float" office:value="12.24" calcext:value-type="float">
            <text:p>12,24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3-03 tmnt</text:p>
          </table:table-cell>
          <table:table-cell table:style-name="Default" table:number-columns-repeated="2"/>
          <table:table-cell table:style-name="Default" office:value-type="float" office:value="12.24" calcext:value-type="float">
            <text:p>12,24</text:p>
          </table:table-cell>
          <table:table-cell table:style-name="ce396" table:formula="of:=[.F38]+[.D39]-[.E39]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44:.E6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267" table:number-columns-repeated="2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17" table:default-cell-style-name="ce253"/>
        <table:table-column table:style-name="co18" table:default-cell-style-name="ce382"/>
        <table:table-column table:style-name="co19" table:default-cell-style-name="ce382"/>
        <table:table-column table:style-name="co20" table:default-cell-style-name="ce382"/>
        <table:table-column table:style-name="co21" table:default-cell-style-name="ce382"/>
        <table:table-column table:style-name="co17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office:value-type="string" calcext:value-type="string">
            <text:p>Sanayi pano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2">
          <table:table-cell/>
          <table:table-cell table:style-name="ce77" office:value-type="string" calcext:value-type="string">
            <text:p>MERDAL KİPEL 2022-2023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ce385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68"/>
          <table:table-cell table:style-name="ce384" table:formula="of:=SUM([.D28])" office:value-type="float" office:value="83160" calcext:value-type="float">
            <text:p>83.16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68"/>
          <table:table-cell table:style-name="ce384" table:formula="of:=SUM([.E28:.E31])-[.F27]" office:value-type="float" office:value="22641.46" calcext:value-type="float">
            <text:p>22.641,46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68"/>
          <table:table-cell table:style-name="ce384" table:formula="of:=[.F32]" office:value-type="float" office:value="62242.9184036893" calcext:value-type="float">
            <text:p>62.242,92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68"/>
          <table:table-cell table:style-name="ce384" table:formula="of:=[.E83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0"/>
          <table:table-cell table:style-name="ce384" table:formula="of:=[.D6]-[.D8]" office:value-type="float" office:value="22641.46" calcext:value-type="float">
            <text:p>22.641,46</text:p>
          </table:table-cell>
          <table:table-cell table:style-name="ce385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34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3 31-12-2022 9 aylık kira bedeli 36000</text:p>
          </table:table-cell>
          <table:table-cell table:style-name="ce267"/>
          <table:table-cell office:value-type="float" office:value="36000" calcext:value-type="float">
            <text:p>36.000,00</text:p>
          </table:table-cell>
          <table:table-cell/>
          <table:table-cell table:style-name="ce396" table:formula="of:=[.D12]-[.E12]" office:value-type="float" office:value="36000" calcext:value-type="float">
            <text:p>36.000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/>
          <table:table-cell table:style-name="ce384" office:value-type="float" office:value="28000" calcext:value-type="float">
            <text:p>28.000,00</text:p>
          </table:table-cell>
          <table:table-cell table:style-name="ce396" table:formula="of:=[.F12]+[.D13]-[.E13]" office:value-type="float" office:value="8000" calcext:value-type="float">
            <text:p>8.000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/>
          <table:table-cell table:style-name="ce384" office:value-type="float" office:value="4000" calcext:value-type="float">
            <text:p>4.000,00</text:p>
          </table:table-cell>
          <table:table-cell table:style-name="ce396" table:formula="of:=[.F13]+[.D14]-[.E14]" office:value-type="float" office:value="4000" calcext:value-type="float">
            <text:p>4.000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2"/>
          <table:table-cell/>
          <table:table-cell table:style-name="ce384" office:value-type="float" office:value="4000" calcext:value-type="float">
            <text:p>4.000,00</text:p>
          </table:table-cell>
          <table:table-cell table:style-name="ce396" table:formula="of:=[.F14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Ocak Kira Bedeli <text:s text:c="26"/></text:p>
          </table:table-cell>
          <table:table-cell table:style-name="Default"/>
          <table:table-cell office:value-type="float" office:value="6928" calcext:value-type="float">
            <text:p>6.928,00</text:p>
          </table:table-cell>
          <table:table-cell/>
          <table:table-cell table:style-name="ce396" table:formula="of:=[.F15]+[.D16]-[.E16]" office:value-type="float" office:value="6928" calcext:value-type="float">
            <text:p>6.928,00</text:p>
          </table:table-cell>
          <table:table-cell table:number-columns-repeated="54"/>
        </table:table-row>
        <table:table-row table:style-name="ro1">
          <table:table-cell table:style-name="ce30" office:value-type="date" office:date-value="2023-01-30" calcext:value-type="date">
            <text:p>30.01.2023</text:p>
          </table:table-cell>
          <table:table-cell table:style-name="ce381" office:value-type="string" calcext:value-type="string">
            <text:p>Ödeme Bankadan</text:p>
          </table:table-cell>
          <table:table-cell table:style-name="ce381"/>
          <table:table-cell table:style-name="ce384"/>
          <table:table-cell table:style-name="ce384" office:value-type="float" office:value="6920" calcext:value-type="float">
            <text:p>6.920,00</text:p>
          </table:table-cell>
          <table:table-cell table:style-name="ce396" table:formula="of:=[.F16]+[.D17]-[.E17]" office:value-type="float" office:value="8" calcext:value-type="float">
            <text:p>8,00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1-30" calcext:value-type="date">
            <text:p>30.01.2023</text:p>
          </table:table-cell>
          <table:table-cell table:style-name="Default" office:value-type="string" calcext:value-type="string">
            <text:p>Şubat Kira Bedeli</text:p>
          </table:table-cell>
          <table:table-cell table:style-name="Default"/>
          <table:table-cell table:formula="of:=[.D16]" office:value-type="float" office:value="6928" calcext:value-type="float">
            <text:p>6.928,00</text:p>
          </table:table-cell>
          <table:table-cell/>
          <table:table-cell table:style-name="ce396" table:formula="of:=[.F17]+[.D18]-[.E18]" office:value-type="float" office:value="6936" calcext:value-type="float">
            <text:p>6.936,00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Mart Kira Bedeli </text:p>
          </table:table-cell>
          <table:table-cell table:style-name="Default"/>
          <table:table-cell table:formula="of:=[.D18]" office:value-type="float" office:value="6928" calcext:value-type="float">
            <text:p>6.928,00</text:p>
          </table:table-cell>
          <table:table-cell/>
          <table:table-cell table:style-name="ce396" table:formula="of:=[.F18]+[.D19]-[.E19]" office:value-type="float" office:value="13864" calcext:value-type="float">
            <text:p>13.864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office:value-type="string" calcext:value-type="string">
            <text:p>icra dosya açma ücreti</text:p>
          </table:table-cell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style-name="ce396" table:formula="of:=[.F19]+[.D20]-[.E20]" office:value-type="float" office:value="14364" calcext:value-type="float">
            <text:p>14.364,00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office:value-type="string" calcext:value-type="string">
            <text:p>noter sözleşmenin yenilenmeyeceği ihtarname bedeli</text:p>
          </table:table-cell>
          <table:table-cell table:style-name="Default"/>
          <table:table-cell office:value-type="float" office:value="752.54" calcext:value-type="float">
            <text:p>752,54</text:p>
          </table:table-cell>
          <table:table-cell/>
          <table:table-cell table:style-name="ce396" table:formula="of:=[.F20]+[.D21]-[.E21]" office:value-type="float" office:value="15116.54" calcext:value-type="float">
            <text:p>15.116,54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office:value-type="string" calcext:value-type="string">
            <text:p>2022 den kalann mermer hesabı</text:p>
          </table:table-cell>
          <table:table-cell table:style-name="Default"/>
          <table:table-cell office:value-type="float" office:value="375" calcext:value-type="float">
            <text:p>375,00</text:p>
          </table:table-cell>
          <table:table-cell/>
          <table:table-cell table:style-name="ce396" table:formula="of:=[.F21]+[.D22]-[.E22]" office:value-type="float" office:value="15491.54" calcext:value-type="float">
            <text:p>15.491,54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office:value-type="string" calcext:value-type="string">
            <text:p>2022 den 5 boy profil</text:p>
          </table:table-cell>
          <table:table-cell table:style-name="Default"/>
          <table:table-cell office:value-type="float" office:value="1500" calcext:value-type="float">
            <text:p>1.500,00</text:p>
          </table:table-cell>
          <table:table-cell/>
          <table:table-cell table:style-name="ce396" table:formula="of:=[.F22]+[.D23]-[.E23]" office:value-type="float" office:value="16991.54" calcext:value-type="float">
            <text:p>16.991,54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4-13" calcext:value-type="date">
            <text:p>13.04.2023</text:p>
          </table:table-cell>
          <table:table-cell table:style-name="Default" office:value-type="string" calcext:value-type="string">
            <text:p>Mart ayı elektrik bedeli</text:p>
          </table:table-cell>
          <table:table-cell table:style-name="Default"/>
          <table:table-cell office:value-type="float" office:value="1447" calcext:value-type="float">
            <text:p>1.447,00</text:p>
          </table:table-cell>
          <table:table-cell/>
          <table:table-cell table:style-name="ce396" table:formula="of:=[.F23]+[.D24]-[.E24]" office:value-type="float" office:value="18438.54" calcext:value-type="float">
            <text:p>18.438,54</text:p>
          </table:table-cell>
          <table:table-cell table:number-columns-repeated="54"/>
        </table:table-row>
        <table:table-row table:style-name="ro1">
          <table:table-cell table:style-name="ce30" office:value-type="date" office:date-value="2023-04-13" calcext:value-type="date">
            <text:p>13.04.2023</text:p>
          </table:table-cell>
          <table:table-cell table:style-name="ce96" office:value-type="string" calcext:value-type="string">
            <text:p>avukattan</text:p>
          </table:table-cell>
          <table:table-cell table:style-name="ce96"/>
          <table:table-cell table:style-name="ce138"/>
          <table:table-cell table:style-name="ce384" office:value-type="float" office:value="13000" calcext:value-type="float">
            <text:p>13.000,00</text:p>
          </table:table-cell>
          <table:table-cell table:style-name="ce396" table:formula="of:=[.F24]+[.D25]-[.E25]" office:value-type="float" office:value="5438.54" calcext:value-type="float">
            <text:p>5.438,54</text:p>
          </table:table-cell>
          <table:table-cell table:number-columns-repeated="54"/>
        </table:table-row>
        <table:table-row table:style-name="ro1">
          <table:table-cell table:style-name="ce33" office:value-type="date" office:date-value="2023-04-19" calcext:value-type="date">
            <text:p>19.04.2023</text:p>
          </table:table-cell>
          <table:table-cell table:style-name="ce96" office:value-type="string" calcext:value-type="string">
            <text:p>Bankadan 28080 = 5438,54 + 22641,46</text:p>
          </table:table-cell>
          <table:table-cell table:style-name="ce96"/>
          <table:table-cell table:style-name="ce139"/>
          <table:table-cell table:style-name="ce384" office:value-type="float" office:value="5438.54" calcext:value-type="float">
            <text:p>5.438,54</text:p>
          </table:table-cell>
          <table:table-cell table:style-name="ce39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3">
          <table:table-cell table:style-name="ce31" office:value-type="date" office:date-value="2023-03-31" calcext:value-type="date">
            <text:p>31.03.2023</text:p>
          </table:table-cell>
          <table:table-cell table:style-name="ce89" office:value-type="string" calcext:value-type="string">
            <text:p>2022 kira Sonu Kalan borç Toplamı</text:p>
          </table:table-cell>
          <table:table-cell table:style-name="ce89"/>
          <table:table-cell table:style-name="ce136" table:number-columns-repeated="2"/>
          <table:table-cell table:style-name="ce162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3-31" calcext:value-type="date">
            <text:p>31.03.2023</text:p>
          </table:table-cell>
          <table:table-cell table:style-name="ce381" office:value-type="string" calcext:value-type="string">
            <text:p>2023-24 Kira Bedeli</text:p>
          </table:table-cell>
          <table:table-cell table:style-name="Default"/>
          <table:table-cell office:value-type="float" office:value="83160" calcext:value-type="float">
            <text:p>83.160,00</text:p>
          </table:table-cell>
          <table:table-cell/>
          <table:table-cell table:style-name="ce396" table:formula="of:=[.F27]+[.D28]-[.E28]" office:value-type="float" office:value="83160" calcext:value-type="float">
            <text:p>83.160,00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4-19" calcext:value-type="date">
            <text:p>19.04.2023</text:p>
          </table:table-cell>
          <table:table-cell table:style-name="ce90" office:value-type="string" calcext:value-type="string">
            <text:p>Nisan Tüfe farkı 19 gün</text:p>
          </table:table-cell>
          <table:table-cell table:style-name="ce135" office:value-type="float" office:value="2.29" calcext:value-type="float">
            <text:p>2,29</text:p>
          </table:table-cell>
          <table:table-cell table:style-name="ce137" table:formula="of:=[.F28]*[.C29]/100/30*19" office:value-type="float" office:value="1206.0972" calcext:value-type="float">
            <text:p>1.206,10</text:p>
          </table:table-cell>
          <table:table-cell table:style-name="ce384"/>
          <table:table-cell table:style-name="ce396" table:formula="of:=[.F28]+[.D29]-[.E29]" office:value-type="float" office:value="84366.0972" calcext:value-type="float">
            <text:p>84.366,10</text:p>
          </table:table-cell>
          <table:table-cell table:number-columns-repeated="54"/>
        </table:table-row>
        <table:table-row table:style-name="ro1">
          <table:table-cell table:style-name="ce33" office:value-type="date" office:date-value="2023-04-19" calcext:value-type="date">
            <text:p>19.04.2023</text:p>
          </table:table-cell>
          <table:table-cell table:style-name="ce96" office:value-type="string" calcext:value-type="string">
            <text:p>bankadan</text:p>
          </table:table-cell>
          <table:table-cell table:style-name="ce96"/>
          <table:table-cell table:style-name="ce139"/>
          <table:table-cell table:style-name="ce384" table:formula="of:=28080-5438.54" office:value-type="float" office:value="22641.46" calcext:value-type="float">
            <text:p>22.641,46</text:p>
          </table:table-cell>
          <table:table-cell table:style-name="ce396" table:formula="of:=[.F29]+[.D30]-[.E30]" office:value-type="float" office:value="61724.6372" calcext:value-type="float">
            <text:p>61.724,64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4-30" calcext:value-type="date">
            <text:p>30.04.2023</text:p>
          </table:table-cell>
          <table:table-cell table:style-name="ce90" office:value-type="string" calcext:value-type="string">
            <text:p>Nisan Tüfe farkı 11 gün</text:p>
          </table:table-cell>
          <table:table-cell table:style-name="ce135" office:value-type="float" office:value="2.29" calcext:value-type="float">
            <text:p>2,29</text:p>
          </table:table-cell>
          <table:table-cell table:style-name="ce137" table:formula="of:=[.F30]*[.C31]/100/30*11" office:value-type="float" office:value="518.281203689333" calcext:value-type="float">
            <text:p>518,28</text:p>
          </table:table-cell>
          <table:table-cell/>
          <table:table-cell table:style-name="ce396" table:formula="of:=[.F30]+[.D31]-[.E31]" office:value-type="float" office:value="62242.9184036893" calcext:value-type="float">
            <text:p>62.242,92</text:p>
          </table:table-cell>
          <table:table-cell table:number-columns-repeated="54"/>
        </table:table-row>
        <table:table-row table:style-name="ro3">
          <table:table-cell table:style-name="ce35" office:value-type="date" office:date-value="2023-04-30" calcext:value-type="date">
            <text:p>30.04.2023</text:p>
          </table:table-cell>
          <table:table-cell table:style-name="ce98" office:value-type="string" calcext:value-type="string">
            <text:p>2023 Nisan Sonu Kalan Borç Toplamı</text:p>
          </table:table-cell>
          <table:table-cell table:style-name="ce98"/>
          <table:table-cell table:style-name="ce140" table:number-columns-repeated="2"/>
          <table:table-cell table:style-name="ce163" table:formula="of:=[.F31]+[.D32]-[.E32]" office:value-type="float" office:value="62242.9184036893" calcext:value-type="float">
            <text:p>62.242,92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5-03" calcext:value-type="date">
            <text:p>03.05.2023</text:p>
          </table:table-cell>
          <table:table-cell table:style-name="Default" office:value-type="string" calcext:value-type="string">
            <text:p>Mayıs ayı tüfe</text:p>
          </table:table-cell>
          <table:table-cell table:style-name="Default" office:value-type="float" office:value="2.39" calcext:value-type="float">
            <text:p>2,39</text:p>
          </table:table-cell>
          <table:table-cell table:style-name="ce137" table:formula="of:=[.F32]*[.C33]/100" office:value-type="float" office:value="1487.60574984817" calcext:value-type="float">
            <text:p>1.487,61</text:p>
          </table:table-cell>
          <table:table-cell/>
          <table:table-cell table:style-name="ce396" table:formula="of:=[.F32]+[.D33]-[.E33]" office:value-type="float" office:value="63730.5241535375" calcext:value-type="float">
            <text:p>63.730,52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3"/>
          <table:table-cell/>
          <table:table-cell table:style-name="ce396" table:formula="of:=[.F33]+[.D34]-[.E34]" office:value-type="float" office:value="63730.5241535375" calcext:value-type="float">
            <text:p>63.730,52</text:p>
          </table:table-cell>
          <table:table-cell table:number-columns-repeated="54"/>
        </table:table-row>
        <table:table-row table:style-name="ro3">
          <table:table-cell table:style-name="ce35" office:value-type="date" office:date-value="2023-05-30" calcext:value-type="date">
            <text:p>30.05.2023</text:p>
          </table:table-cell>
          <table:table-cell table:style-name="ce98" office:value-type="string" calcext:value-type="string">
            <text:p>2023 Mayıs Sonu Kalan Borç Toplamı</text:p>
          </table:table-cell>
          <table:table-cell table:style-name="ce98"/>
          <table:table-cell table:style-name="ce140" table:number-columns-repeated="2"/>
          <table:table-cell table:style-name="ce163" table:formula="of:=[.F34]+[.D35]-[.E35]" office:value-type="float" office:value="63730.5241535375" calcext:value-type="float">
            <text:p>63.730,52</text:p>
          </table:table-cell>
          <table:table-cell table:number-columns-repeated="54"/>
        </table:table-row>
        <table:table-row table:style-name="ro1">
          <table:table-cell table:style-name="ce71" office:value-type="date" office:date-value="2023-06-03" calcext:value-type="date">
            <text:p>03.06.2023</text:p>
          </table:table-cell>
          <table:table-cell table:style-name="Default" office:value-type="string" calcext:value-type="string">
            <text:p>haziran ayı tüfe</text:p>
          </table:table-cell>
          <table:table-cell table:style-name="Default" office:value-type="float" office:value="2.39" calcext:value-type="float">
            <text:p>2,39</text:p>
          </table:table-cell>
          <table:table-cell table:style-name="ce137" table:formula="of:=[.F35]*[.C36]/100" office:value-type="float" office:value="1523.15952726955" calcext:value-type="float">
            <text:p>1.523,16</text:p>
          </table:table-cell>
          <table:table-cell/>
          <table:table-cell table:style-name="ce396" table:formula="of:=[.F35]+[.D36]-[.E36]" office:value-type="float" office:value="65253.683680807" calcext:value-type="float">
            <text:p>65.253,68</text:p>
          </table:table-cell>
          <table:table-cell table:number-columns-repeated="54"/>
        </table:table-row>
        <table:table-row table:style-name="ro1">
          <table:table-cell table:style-name="ce264"/>
          <table:table-cell table:style-name="Default" table:number-columns-repeated="3"/>
          <table:table-cell/>
          <table:table-cell table:style-name="ce396" table:formula="of:=[.F36]+[.D37]-[.E37]" office:value-type="float" office:value="65253.683680807" calcext:value-type="float">
            <text:p>65.253,68</text:p>
          </table:table-cell>
          <table:table-cell table:number-columns-repeated="54"/>
        </table:table-row>
        <table:table-row table:style-name="ro3">
          <table:table-cell table:style-name="ce35" office:value-type="date" office:date-value="2023-06-30" calcext:value-type="date">
            <text:p>30.06.2023</text:p>
          </table:table-cell>
          <table:table-cell table:style-name="ce98" office:value-type="string" calcext:value-type="string">
            <text:p>2023 Haziran Sonu Kalan Borç Toplamı</text:p>
          </table:table-cell>
          <table:table-cell table:style-name="ce98"/>
          <table:table-cell table:style-name="ce140" table:number-columns-repeated="2"/>
          <table:table-cell table:style-name="ce163" table:formula="of:=[.F37]+[.D38]-[.E38]" office:value-type="float" office:value="65253.683680807" calcext:value-type="float">
            <text:p>65.253,68</text:p>
          </table:table-cell>
          <table:table-cell table:number-columns-repeated="54"/>
        </table:table-row>
        <table:table-row table:style-name="ro1" table:number-rows-repeated="9">
          <table:table-cell table:style-name="ce264"/>
          <table:table-cell table:style-name="Default" table:number-columns-repeated="2"/>
          <table:table-cell table:number-columns-repeated="2"/>
          <table:table-cell table:style-name="ce396"/>
          <table:table-cell table:number-columns-repeated="54"/>
        </table:table-row>
        <table:table-row table:style-name="ro1" table:number-rows-repeated="2">
          <table:table-cell table:style-name="ce264"/>
          <table:table-cell table:style-name="Default" table:number-columns-repeated="3"/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99" office:value-type="string" calcext:value-type="string">
            <text:p>2023 ten yapılan ödeme miktarı</text:p>
          </table:table-cell>
          <table:table-cell table:style-name="Default"/>
          <table:table-cell table:style-name="ce141" table:formula="of:=-[.F27]+[.E25]+[.E30]" office:value-type="float" office:value="35641.46" calcext:value-type="float">
            <text:p>35.641,46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01" office:value-type="string" calcext:value-type="string">
            <text:p>ödeme yapılmış ay sayısı</text:p>
          </table:table-cell>
          <table:table-cell table:style-name="Default"/>
          <table:table-cell table:style-name="ce142" table:formula="of:=[.D50]/[.D19]" office:value-type="float" office:value="5.1445525404157" calcext:value-type="float">
            <text:p>5,14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08" office:value-type="string" calcext:value-type="string">
            <text:p>nisan - 2023</text:p>
          </table:table-cell>
          <table:table-cell table:style-name="Default"/>
          <table:table-cell table:style-name="ce144" table:formula="of:=[.D51]-1" office:value-type="float" office:value="4.1445525404157" calcext:value-type="float">
            <text:p>4,14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08" office:value-type="string" calcext:value-type="string">
            <text:p>mayıs - 2023</text:p>
          </table:table-cell>
          <table:table-cell table:style-name="Default"/>
          <table:table-cell table:style-name="ce144" table:formula="of:=[.D52]-1" office:value-type="float" office:value="3.1445525404157" calcext:value-type="float">
            <text:p>3,14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08" office:value-type="string" calcext:value-type="string">
            <text:p>haziran - 2023</text:p>
          </table:table-cell>
          <table:table-cell table:style-name="Default"/>
          <table:table-cell table:style-name="ce144" table:formula="of:=[.D53]-1" office:value-type="float" office:value="2.1445525404157" calcext:value-type="float">
            <text:p>2,14</text:p>
          </table:table-cell>
          <table:table-cell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table:style-name="ce110" office:value-type="string" calcext:value-type="string">
            <text:p>temmuz - 2023</text:p>
          </table:table-cell>
          <table:table-cell table:style-name="Default"/>
          <table:table-cell table:style-name="ce145" table:formula="of:=[.D54]-1" office:value-type="float" office:value="1.1445525404157" calcext:value-type="float">
            <text:p>1,14</text:p>
          </table:table-cell>
          <table:table-cell/>
          <table:table-cell table:style-name="ce396"/>
          <table:table-cell table:number-columns-repeated="54"/>
        </table:table-row>
        <table:table-row table:style-name="ro1" table:number-rows-repeated="5">
          <table:table-cell table:style-name="ce264"/>
          <table:table-cell table:style-name="Default" table:number-columns-repeated="2"/>
          <table:table-cell table:number-columns-repeated="2"/>
          <table:table-cell table:style-name="ce396"/>
          <table:table-cell table:number-columns-repeated="54"/>
        </table:table-row>
        <table:table-row table:style-name="ro1" table:number-rows-repeated="2">
          <table:table-cell table:style-name="ce36"/>
          <table:table-cell table:style-name="ce267" table:number-columns-repeated="2"/>
          <table:table-cell table:style-name="ce385"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264"/>
          <table:table-cell office:value-type="string" calcext:value-type="string">
            <text:p>Elektrik Teminat</text:p>
          </table:table-cell>
          <table:table-cell/>
          <table:table-cell office:value-type="float" office:value="1100" calcext:value-type="float">
            <text:p>1.100,00</text:p>
          </table:table-cell>
          <table:table-cell table:style-name="ce385"/>
          <table:table-cell table:style-name="ce396" table:formula="of:=[.F62]+[.D63]-[.E63]" office:value-type="float" office:value="1100" calcext:value-type="float">
            <text:p>1.100,0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4 elektrik tmnt</text:p>
          </table:table-cell>
          <table:table-cell table:style-name="ce267"/>
          <table:table-cell table:style-name="ce385"/>
          <table:table-cell office:value-type="float" office:value="20.95" calcext:value-type="float">
            <text:p>20,95</text:p>
          </table:table-cell>
          <table:table-cell table:style-name="ce396" table:formula="of:=[.F63]+[.D64]-[.E64]" office:value-type="float" office:value="1079.05" calcext:value-type="float">
            <text:p>1.079,05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5 elektrik tmnt</text:p>
          </table:table-cell>
          <table:table-cell table:style-name="ce267"/>
          <table:table-cell table:style-name="ce385"/>
          <table:table-cell office:value-type="float" office:value="11.93" calcext:value-type="float">
            <text:p>11,93</text:p>
          </table:table-cell>
          <table:table-cell table:style-name="ce396" table:formula="of:=[.F64]+[.D65]-[.E65]" office:value-type="float" office:value="1067.12" calcext:value-type="float">
            <text:p>1.067,1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6 elektrik tmnt</text:p>
          </table:table-cell>
          <table:table-cell table:style-name="ce267"/>
          <table:table-cell table:style-name="ce385"/>
          <table:table-cell office:value-type="float" office:value="0" calcext:value-type="float">
            <text:p>0,00</text:p>
          </table:table-cell>
          <table:table-cell table:style-name="ce396" table:formula="of:=[.F65]+[.D66]-[.E66]" office:value-type="float" office:value="1067.12" calcext:value-type="float">
            <text:p>1.067,1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7 elektrik tmnt</text:p>
          </table:table-cell>
          <table:table-cell table:style-name="ce267"/>
          <table:table-cell table:style-name="ce385"/>
          <table:table-cell office:value-type="float" office:value="23.25" calcext:value-type="float">
            <text:p>23,25</text:p>
          </table:table-cell>
          <table:table-cell table:style-name="ce396" table:formula="of:=[.F66]+[.D67]-[.E67]" office:value-type="float" office:value="1043.87" calcext:value-type="float">
            <text:p>1.043,87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office:value-type="float" office:value="42.14" calcext:value-type="float">
            <text:p>42,14</text:p>
          </table:table-cell>
          <table:table-cell table:style-name="ce396" table:formula="of:=[.F67]+[.D68]-[.E68]" office:value-type="float" office:value="1001.73" calcext:value-type="float">
            <text:p>1.001,73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office:value-type="float" office:value="39.37" calcext:value-type="float">
            <text:p>39,37</text:p>
          </table:table-cell>
          <table:table-cell table:style-name="ce396" table:formula="of:=[.F68]+[.D69]-[.E69]" office:value-type="float" office:value="962.36" calcext:value-type="float">
            <text:p>962,36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150.16" calcext:value-type="float">
            <text:p>150,16</text:p>
          </table:table-cell>
          <table:table-cell table:style-name="ce396" table:formula="of:=[.F69]+[.D70]-[.E70]" office:value-type="float" office:value="812.2" calcext:value-type="float">
            <text:p>812,2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216.76" calcext:value-type="float">
            <text:p>216,76</text:p>
          </table:table-cell>
          <table:table-cell table:style-name="ce396" table:formula="of:=[.F70]+[.D71]-[.E71]" office:value-type="float" office:value="595.44" calcext:value-type="float">
            <text:p>595,44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Default" office:value-type="string" calcext:value-type="string">
            <text:p>2022-12 elkrrik tmnt</text:p>
          </table:table-cell>
          <table:table-cell table:style-name="Default"/>
          <table:table-cell table:style-name="ce385"/>
          <table:table-cell table:style-name="ce385" office:value-type="float" office:value="132.72" calcext:value-type="float">
            <text:p>132,72</text:p>
          </table:table-cell>
          <table:table-cell table:style-name="ce396" table:formula="of:=[.F71]+[.D72]-[.E72]" office:value-type="float" office:value="462.72" calcext:value-type="float">
            <text:p>462,72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Default" office:value-type="string" calcext:value-type="string">
            <text:p>23-01 tmnt</text:p>
          </table:table-cell>
          <table:table-cell table:style-name="Default"/>
          <table:table-cell table:style-name="ce385"/>
          <table:table-cell table:style-name="ce385" office:value-type="float" office:value="142.48" calcext:value-type="float">
            <text:p>142,48</text:p>
          </table:table-cell>
          <table:table-cell table:style-name="ce396" table:formula="of:=[.F72]+[.D73]-[.E73]" office:value-type="float" office:value="320.24" calcext:value-type="float">
            <text:p>320,24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354" office:value-type="string" calcext:value-type="string">
            <text:p>Duvar Sıva-alçıpan tamiri cihan</text:p>
          </table:table-cell>
          <table:table-cell table:style-name="ce354"/>
          <table:table-cell table:style-name="ce385" office:value-type="float" office:value="404.76" calcext:value-type="float">
            <text:p>404,76</text:p>
          </table:table-cell>
          <table:table-cell table:style-name="ce385"/>
          <table:table-cell table:style-name="ce396" table:formula="of:=[.F73]+[.D74]-[.E74]" office:value-type="float" office:value="725" calcext:value-type="float">
            <text:p>725,00</text:p>
          </table:table-cell>
          <table:table-cell table:number-columns-repeated="54"/>
        </table:table-row>
        <table:table-row table:style-name="ro1">
          <table:table-cell table:style-name="ce36"/>
          <table:table-cell table:style-name="ce354" office:value-type="string" calcext:value-type="string">
            <text:p>23-02 tmnt</text:p>
          </table:table-cell>
          <table:table-cell table:style-name="ce354"/>
          <table:table-cell table:style-name="ce385"/>
          <table:table-cell table:style-name="ce385" office:value-type="float" office:value="100.78" calcext:value-type="float">
            <text:p>100,78</text:p>
          </table:table-cell>
          <table:table-cell table:style-name="ce396" table:formula="of:=[.F74]+[.D75]-[.E75]" office:value-type="float" office:value="624.22" calcext:value-type="float">
            <text:p>624,22</text:p>
          </table:table-cell>
          <table:table-cell table:number-columns-repeated="54"/>
        </table:table-row>
        <table:table-row table:style-name="ro1">
          <table:table-cell table:style-name="ce36" office:value-type="date" office:date-value="2023-04-04" calcext:value-type="date">
            <text:p>04.04.2023</text:p>
          </table:table-cell>
          <table:table-cell table:style-name="ce354" office:value-type="string" calcext:value-type="string">
            <text:p>23-03 tmnt</text:p>
          </table:table-cell>
          <table:table-cell table:style-name="ce354"/>
          <table:table-cell table:style-name="ce385"/>
          <table:table-cell table:style-name="ce385" office:value-type="float" office:value="124.22" calcext:value-type="float">
            <text:p>124,22</text:p>
          </table:table-cell>
          <table:table-cell table:style-name="ce109" table:formula="of:=[.F75]+[.D76]-[.E76]" office:value-type="float" office:value="500" calcext:value-type="float">
            <text:p>500,00</text:p>
          </table:table-cell>
          <table:table-cell table:number-columns-repeated="54"/>
        </table:table-row>
        <table:table-row table:style-name="ro1">
          <table:table-cell table:style-name="ce36" office:value-type="date" office:date-value="2023-05-04" calcext:value-type="date">
            <text:p>04.05.2023</text:p>
          </table:table-cell>
          <table:table-cell table:style-name="ce354" office:value-type="string" calcext:value-type="string">
            <text:p>23-04 tmnt</text:p>
          </table:table-cell>
          <table:table-cell table:style-name="ce354"/>
          <table:table-cell table:style-name="ce385"/>
          <table:table-cell table:style-name="ce385" office:value-type="float" office:value="250.01" calcext:value-type="float">
            <text:p>250,01</text:p>
          </table:table-cell>
          <table:table-cell table:style-name="ce109" table:formula="of:=[.F76]+[.D77]-[.E77]" office:value-type="float" office:value="249.99" calcext:value-type="float">
            <text:p>249,99</text:p>
          </table:table-cell>
          <table:table-cell table:number-columns-repeated="54"/>
        </table:table-row>
        <table:table-row table:style-name="ro1">
          <table:table-cell table:style-name="ce36" office:value-type="date" office:date-value="2023-06-02" calcext:value-type="date">
            <text:p>02.06.2023</text:p>
          </table:table-cell>
          <table:table-cell table:style-name="ce354" office:value-type="string" calcext:value-type="string">
            <text:p>23-05 tmnt</text:p>
          </table:table-cell>
          <table:table-cell table:style-name="ce354"/>
          <table:table-cell table:style-name="ce385"/>
          <table:table-cell table:style-name="ce385" office:value-type="float" office:value="250.17" calcext:value-type="float">
            <text:p>250,17</text:p>
          </table:table-cell>
          <table:table-cell table:style-name="ce109" table:formula="of:=[.F77]+[.D78]-[.E78]" office:value-type="float" office:value="-0.180000000000092" calcext:value-type="float">
            <text:p>-0,18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5" table:number-columns-repeated="2"/>
          <table:table-cell table:style-name="ce109" table:formula="of:=[.F78]+[.D79]-[.E79]" office:value-type="float" office:value="-0.180000000000092" calcext:value-type="float">
            <text:p>-0,18</text:p>
          </table:table-cell>
          <table:table-cell table:number-columns-repeated="54"/>
        </table:table-row>
        <table:table-row table:style-name="ro1" table:number-rows-repeated="3">
          <table:table-cell/>
          <table:table-cell table:style-name="ce354" table:number-columns-repeated="2"/>
          <table:table-cell table:style-name="ce385" table:number-columns-repeated="2"/>
          <table:table-cell table:style-name="ce109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ce385"/>
          <table:table-cell table:style-name="ce384" table:formula="of:=SUM([.E84:.E86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6"/>
          <table:table-cell table:number-columns-repeated="3"/>
          <table:table-cell table:style-name="ce385" table:number-columns-repeated="2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36"/>
          <table:table-cell table:number-columns-repeated="2"/>
          <table:table-cell table:style-name="ce385" table:number-columns-repeated="3"/>
          <table:table-cell table:style-name="Default" table:number-columns-repeated="2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36"/>
          <table:table-cell table:number-columns-repeated="2"/>
          <table:table-cell table:style-name="ce385" table:number-columns-repeated="3"/>
          <table:table-cell table:style-name="ce396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1">
          <table:table-cell table:style-name="ce36"/>
          <table:table-cell table:style-name="ce267"/>
          <table:table-cell/>
          <table:table-cell table:style-name="ce385"/>
          <table:table-cell table:style-name="ce384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8" office:value-type="string" calcext:value-type="string">
            <text:p>resmi işlem</text:p>
          </table:table-cell>
          <table:table-cell table:style-name="ce78"/>
          <table:table-cell table:style-name="ce103"/>
          <table:table-cell table:style-name="ce397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9" office:value-type="string" calcext:value-type="string">
            <text:p>2022-23 Kira Bedeli</text:p>
          </table:table-cell>
          <table:table-cell table:style-name="Default"/>
          <table:table-cell table:style-name="ce52" office:value-type="float" office:value="48000" calcext:value-type="float">
            <text:p>48.000,00</text:p>
          </table:table-cell>
          <table:table-cell table:style-name="ce104" table:formula="of:=[.D90]" office:value-type="float" office:value="48000" calcext:value-type="float">
            <text:p>48.00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ödeme bankadan</text:p>
          </table:table-cell>
          <table:table-cell table:style-name="Default"/>
          <table:table-cell office:value-type="float" office:value="6920" calcext:value-type="float">
            <text:p>6.920,00</text:p>
          </table:table-cell>
          <table:table-cell table:style-name="ce105" table:formula="of:=[.E90]-[.D91]" office:value-type="float" office:value="41080" calcext:value-type="float">
            <text:p>41.08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1" office:value-type="string" calcext:value-type="string">
            <text:p>ödeme icradan</text:p>
          </table:table-cell>
          <table:table-cell table:style-name="Default"/>
          <table:table-cell office:value-type="float" office:value="13000" calcext:value-type="float">
            <text:p>13.000,00</text:p>
          </table:table-cell>
          <table:table-cell table:style-name="ce105" table:formula="of:=[.E91]-[.D92]" office:value-type="float" office:value="28080" calcext:value-type="float">
            <text:p>28.08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2" office:value-type="string" calcext:value-type="string">
            <text:p>2022-23 Kira Bedelinden kalan</text:p>
          </table:table-cell>
          <table:table-cell table:style-name="Default" table:number-columns-repeated="2"/>
          <table:table-cell table:style-name="ce106" table:formula="of:=[.E92]-[.D93]" office:value-type="float" office:value="28080" calcext:value-type="float">
            <text:p>28.08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TR <text:s/>3100 0640 0000 1580 0126 8616</text:p>
          </table:table-cell>
          <table:table-cell table:style-name="Default" table:number-columns-repeated="2"/>
          <table:table-cell table:style-name="ce106" table:formula="of:=[.E93]-[.D94]" office:value-type="float" office:value="28080" calcext:value-type="float">
            <text:p>28.08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Ali Umut BALCI İşbank hesabına yollanacak</text:p>
          </table:table-cell>
          <table:table-cell table:style-name="Default" table:number-columns-repeated="2"/>
          <table:table-cell table:style-name="ce106" table:formula="of:=[.E94]-[.D95]" office:value-type="float" office:value="28080" calcext:value-type="float">
            <text:p>28.08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4" office:value-type="string" calcext:value-type="string">
            <text:p>Açıklamaya “<text:span text:style-name="T1">2022-23 kira bedeli kalanı</text:span>”</text:p>
          </table:table-cell>
          <table:table-cell table:style-name="Default" table:number-columns-repeated="2"/>
          <table:table-cell table:style-name="ce106" table:formula="of:=[.E95]-[.D96]" office:value-type="float" office:value="28080" calcext:value-type="float">
            <text:p>28.08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yazılacak</text:p>
          </table:table-cell>
          <table:table-cell table:style-name="Default" table:number-columns-repeated="2"/>
          <table:table-cell table:style-name="ce106" table:formula="of:=[.E96]-[.D97]" office:value-type="float" office:value="28080" calcext:value-type="float">
            <text:p>28.08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19-4-23 banka havalesi</text:p>
          </table:table-cell>
          <table:table-cell table:style-name="Default"/>
          <table:table-cell table:style-name="Default" office:value-type="float" office:value="28080" calcext:value-type="float">
            <text:p>28080</text:p>
          </table:table-cell>
          <table:table-cell table:style-name="ce106" table:formula="of:=[.E97]-[.D98]" office:value-type="float" office:value="0" calcext:value-type="float">
            <text:p>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3">
          <table:table-cell table:style-name="Default"/>
          <table:table-cell table:style-name="ce83"/>
          <table:table-cell table:style-name="Default" table:number-columns-repeated="2"/>
          <table:table-cell table:style-name="ce106"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2" office:value-type="string" calcext:value-type="string">
            <text:p>Diğer Hesap</text:p>
          </table:table-cell>
          <table:table-cell table:style-name="Default" table:number-columns-repeated="2"/>
          <table:table-cell table:style-name="ce106"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mermer</text:p>
          </table:table-cell>
          <table:table-cell table:style-name="Default"/>
          <table:table-cell office:value-type="float" office:value="375" calcext:value-type="float">
            <text:p>375,00</text:p>
          </table:table-cell>
          <table:table-cell table:style-name="ce105" table:formula="of:=[.E102]+[.D103]" office:value-type="float" office:value="375" calcext:value-type="float">
            <text:p>375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Noter-icra dosya</text:p>
          </table:table-cell>
          <table:table-cell table:style-name="Default"/>
          <table:table-cell office:value-type="float" office:value="1252.54" calcext:value-type="float">
            <text:p>1.252,54</text:p>
          </table:table-cell>
          <table:table-cell table:style-name="ce105" table:formula="of:=[.E103]+[.D104]" office:value-type="float" office:value="1627.54" calcext:value-type="float">
            <text:p>1.627,54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5" office:value-type="string" calcext:value-type="string">
            <text:p>Mart 2023 elektrik</text:p>
          </table:table-cell>
          <table:table-cell table:style-name="Default"/>
          <table:table-cell office:value-type="float" office:value="1447" calcext:value-type="float">
            <text:p>1.447,00</text:p>
          </table:table-cell>
          <table:table-cell table:style-name="ce105" table:formula="of:=[.E104]+[.D105]" office:value-type="float" office:value="3074.54" calcext:value-type="float">
            <text:p>3.074,54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5" office:value-type="string" calcext:value-type="string">
            <text:p>profil</text:p>
          </table:table-cell>
          <table:table-cell table:style-name="Default"/>
          <table:table-cell table:style-name="ce396" office:value-type="float" office:value="1400" calcext:value-type="float">
            <text:p>1.400,00</text:p>
          </table:table-cell>
          <table:table-cell table:style-name="ce105" table:formula="of:=[.E105]+[.D106]" office:value-type="float" office:value="4474.54" calcext:value-type="float">
            <text:p>4.474,54</text:p>
          </table:table-cell>
          <table:table-cell table:style-name="ce12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/>
          <table:table-cell table:style-name="Default" table:number-columns-repeated="2"/>
          <table:table-cell table:style-name="ce106"/>
          <table:table-cell table:style-name="ce12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6" office:value-type="string" calcext:value-type="string">
            <text:p>2023-24 Kira Bedeli</text:p>
          </table:table-cell>
          <table:table-cell table:style-name="Default"/>
          <table:table-cell table:style-name="ce384" office:value-type="float" office:value="83000" calcext:value-type="float">
            <text:p>83.000,00</text:p>
          </table:table-cell>
          <table:table-cell table:style-name="ce106" office:value-type="float" office:value="83000" calcext:value-type="float">
            <text:p>83.000,00</text:p>
          </table:table-cell>
          <table:table-cell table:style-name="ce396"/>
          <table:table-cell table:style-name="Default"/>
          <table:table-cell table:number-columns-repeated="22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TR <text:s/>3100 0640 0000 1580 0126 8616</text:p>
          </table:table-cell>
          <table:table-cell table:style-name="Default" table:number-columns-repeated="2"/>
          <table:table-cell table:style-name="ce106" table:formula="of:=[.E108]-[.D109]" office:value-type="float" office:value="83000" calcext:value-type="float">
            <text:p>83.000,00</text:p>
          </table:table-cell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Ali Umut BALCI İşbank hesabına yollanacak</text:p>
          </table:table-cell>
          <table:table-cell table:style-name="Default" table:number-columns-repeated="2"/>
          <table:table-cell table:style-name="ce106" table:formula="of:=[.E109]-[.D110]" office:value-type="float" office:value="83000" calcext:value-type="float">
            <text:p>83.00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7" office:value-type="string" calcext:value-type="string">
            <text:p>Açıklamaya “<text:span text:style-name="T1">2023-24 kira bedeli kalanı</text:span>”</text:p>
          </table:table-cell>
          <table:table-cell table:style-name="Default" table:number-columns-repeated="2"/>
          <table:table-cell table:style-name="ce106" table:formula="of:=[.E110]-[.D111]" office:value-type="float" office:value="83000" calcext:value-type="float">
            <text:p>83.00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7" office:value-type="string" calcext:value-type="string">
            <text:p>yazılacak</text:p>
          </table:table-cell>
          <table:table-cell table:style-name="Default" table:number-columns-repeated="2"/>
          <table:table-cell table:style-name="ce106" table:formula="of:=[.E111]-[.D112]" office:value-type="float" office:value="83000" calcext:value-type="float">
            <text:p>83.00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7"/>
          <table:table-cell table:style-name="Default"/>
          <table:table-cell table:style-name="ce385"/>
          <table:table-cell table:style-name="ce106" table:formula="of:=[.E112]-[.D113]" office:value-type="float" office:value="83000" calcext:value-type="float">
            <text:p>83.00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2">
          <table:table-cell table:style-name="Default"/>
          <table:table-cell table:style-name="ce87"/>
          <table:table-cell table:style-name="Default" table:number-columns-repeated="2"/>
          <table:table-cell table:style-name="ce106"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8"/>
          <table:table-cell table:style-name="Default"/>
          <table:table-cell table:style-name="ce53"/>
          <table:table-cell table:style-name="ce107"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8"/>
          <table:table-cell table:style-name="Default" table:number-columns-repeated="2"/>
          <table:table-cell/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 table:number-columns-repeated="5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8" office:value-type="string" calcext:value-type="string">
            <text:p>Aşağıdaki bilgiler mesaj olarak yollandı</text:p>
          </table:table-cell>
          <table:table-cell table:style-name="Default"/>
          <table:table-cell table:style-name="ce78"/>
          <table:table-cell table:style-name="ce103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79" office:value-type="string" calcext:value-type="string">
            <text:p>2022-23 Kira Bedeli</text:p>
          </table:table-cell>
          <table:table-cell table:style-name="Default"/>
          <table:table-cell table:style-name="ce52" office:value-type="float" office:value="48000" calcext:value-type="float">
            <text:p>48.000,00</text:p>
          </table:table-cell>
          <table:table-cell table:style-name="ce104" table:formula="of:=[.D120]" office:value-type="float" office:value="48000" calcext:value-type="float">
            <text:p>48.00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ödeme bankadan</text:p>
          </table:table-cell>
          <table:table-cell table:style-name="Default"/>
          <table:table-cell office:value-type="float" office:value="6920" calcext:value-type="float">
            <text:p>6.920,00</text:p>
          </table:table-cell>
          <table:table-cell table:style-name="ce105" table:formula="of:=[.E120]-[.D121]" office:value-type="float" office:value="41080" calcext:value-type="float">
            <text:p>41.08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1" office:value-type="string" calcext:value-type="string">
            <text:p>ödeme icradan</text:p>
          </table:table-cell>
          <table:table-cell table:style-name="Default"/>
          <table:table-cell office:value-type="float" office:value="13000" calcext:value-type="float">
            <text:p>13.000,00</text:p>
          </table:table-cell>
          <table:table-cell table:style-name="ce105" table:formula="of:=[.E121]-[.D122]" office:value-type="float" office:value="28080" calcext:value-type="float">
            <text:p>28.080,00</text:p>
          </table:table-cell>
          <table:table-cell table:style-name="ce397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2" office:value-type="string" calcext:value-type="string">
            <text:p>2022-23 Kira Bedelinden kalan</text:p>
          </table:table-cell>
          <table:table-cell table:style-name="Default" table:number-columns-repeated="2"/>
          <table:table-cell table:style-name="ce106" table:formula="of:=[.E122]-[.D123]" office:value-type="float" office:value="28080" calcext:value-type="float">
            <text:p>28.08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TR <text:s/>3100 0640 0000 1580 0126 8616</text:p>
          </table:table-cell>
          <table:table-cell table:style-name="Default" table:number-columns-repeated="2"/>
          <table:table-cell table:style-name="ce106"/>
          <table:table-cell table:style-name="Default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Ali Umut BALCI İşbank hesabına yollanacak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4" office:value-type="string" calcext:value-type="string">
            <text:p>Açıklamaya “<text:span text:style-name="T1">2022-23 kira bedeli kalanı</text:span>”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yazılacak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/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2" office:value-type="string" calcext:value-type="string">
            <text:p>Diğer Hesap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mermer</text:p>
          </table:table-cell>
          <table:table-cell table:style-name="Default"/>
          <table:table-cell office:value-type="float" office:value="375" calcext:value-type="float">
            <text:p>375,00</text:p>
          </table:table-cell>
          <table:table-cell table:style-name="ce105" table:formula="of:=[.E129]+[.D130]" office:value-type="float" office:value="375" calcext:value-type="float">
            <text:p>375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0" office:value-type="string" calcext:value-type="string">
            <text:p>Noter-icra dosya</text:p>
          </table:table-cell>
          <table:table-cell table:style-name="Default"/>
          <table:table-cell office:value-type="float" office:value="1252.54" calcext:value-type="float">
            <text:p>1.252,54</text:p>
          </table:table-cell>
          <table:table-cell table:style-name="ce105" table:formula="of:=[.E130]+[.D131]" office:value-type="float" office:value="1627.54" calcext:value-type="float">
            <text:p>1.627,54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5" office:value-type="string" calcext:value-type="string">
            <text:p>Mart 2023 elektrik</text:p>
          </table:table-cell>
          <table:table-cell table:style-name="Default"/>
          <table:table-cell office:value-type="float" office:value="1447" calcext:value-type="float">
            <text:p>1.447,00</text:p>
          </table:table-cell>
          <table:table-cell table:style-name="ce105" table:formula="of:=[.E131]+[.D132]" office:value-type="float" office:value="3074.54" calcext:value-type="float">
            <text:p>3.074,54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5" office:value-type="string" calcext:value-type="string">
            <text:p>profil</text:p>
          </table:table-cell>
          <table:table-cell table:style-name="Default"/>
          <table:table-cell table:style-name="ce396" office:value-type="float" office:value="1400" calcext:value-type="float">
            <text:p>1.400,00</text:p>
          </table:table-cell>
          <table:table-cell table:style-name="ce105" table:formula="of:=[.E132]+[.D133]" office:value-type="float" office:value="4474.54" calcext:value-type="float">
            <text:p>4.474,54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/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6" office:value-type="string" calcext:value-type="string">
            <text:p>2023-24 Kira Bedeli</text:p>
          </table:table-cell>
          <table:table-cell table:style-name="Default"/>
          <table:table-cell table:style-name="ce384" office:value-type="float" office:value="83000" calcext:value-type="float">
            <text:p>83.000,00</text:p>
          </table:table-cell>
          <table:table-cell table:style-name="ce106" office:value-type="float" office:value="83000" calcext:value-type="float">
            <text:p>83.000,00</text:p>
          </table:table-cell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TR <text:s/>3100 0640 0000 1580 0126 8616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3" office:value-type="string" calcext:value-type="string">
            <text:p>Ali Umut BALCI İşbank hesabına yollanacak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7" office:value-type="string" calcext:value-type="string">
            <text:p>Açıklamaya “<text:span text:style-name="T1">2023-24 kira bedeli kalanı</text:span>”</text:p>
          </table:table-cell>
          <table:table-cell table:style-name="Default" table:number-columns-repeated="2"/>
          <table:table-cell table:style-name="ce106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Default"/>
          <table:table-cell table:style-name="ce88" office:value-type="string" calcext:value-type="string">
            <text:p>yazılacak</text:p>
          </table:table-cell>
          <table:table-cell table:style-name="Default"/>
          <table:table-cell table:style-name="ce53"/>
          <table:table-cell table:style-name="ce107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>
          <table:table-cell table:style-name="ce36"/>
          <table:table-cell table:style-name="ce267"/>
          <table:table-cell table:style-name="Default"/>
          <table:table-cell table:style-name="ce267"/>
          <table:table-cell table:style-name="ce490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2">
          <table:table-cell table:style-name="ce36"/>
          <table:table-cell table:style-name="ce354" table:number-columns-repeated="2"/>
          <table:table-cell table:style-name="ce385" table:number-columns-repeated="2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9">
          <table:table-cell/>
          <table:table-cell table:style-name="ce354" table:number-columns-repeated="2"/>
          <table:table-cell table:style-name="ce385" table:number-columns-repeated="2"/>
          <table:table-cell table:style-name="ce396"/>
          <table:table-cell table:number-columns-repeated="23"/>
          <table:table-cell table:style-name="Default" table:number-columns-repeated="3"/>
          <table:table-cell table:number-columns-repeated="28"/>
        </table:table-row>
        <table:table-row table:style-name="ro1" table:number-rows-repeated="2">
          <table:table-cell table:number-columns-repeated="29"/>
          <table:table-cell table:style-name="Default" table:number-columns-repeated="3"/>
          <table:table-cell table:number-columns-repeated="28"/>
        </table:table-row>
        <table:table-row table:style-name="ro1" table:number-rows-repeated="55">
          <table:table-cell table:style-name="ce382"/>
          <table:table-cell table:number-columns-repeated="4"/>
          <table:table-cell table:style-name="ce267" table:number-columns-repeated="3"/>
          <table:table-cell table:number-columns-repeated="21"/>
          <table:table-cell table:style-name="Default" table:number-columns-repeated="3"/>
          <table:table-cell table:number-columns-repeated="28"/>
        </table:table-row>
        <table:table-row table:style-name="ro1" table:number-rows-repeated="4">
          <table:table-cell table:style-name="ce382"/>
          <table:table-cell table:number-columns-repeated="4"/>
          <table:table-cell table:style-name="ce267" table:number-columns-repeated="3"/>
          <table:table-cell table:number-columns-repeated="52"/>
        </table:table-row>
        <table:table-row table:style-name="ro1" table:number-rows-repeated="1048363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67"/>
        <table:table-column table:style-name="co22" table:default-cell-style-name="ce382"/>
        <table:table-column table:style-name="co1" table:number-columns-repeated="2" table:default-cell-style-name="ce382"/>
        <table:table-column table:style-name="co1" table:default-cell-style-name="ce396"/>
        <table:table-column table:style-name="co1" table:default-cell-style-name="ce382"/>
        <table:table-row table:style-name="ro1">
          <table:table-cell office:value-type="string" calcext:value-type="string">
            <text:p>SnyG702-22</text:p>
          </table:table-cell>
          <table:table-cell table:style-name="ce354" office:value-type="string" calcext:value-type="string">
            <text:p>Sanayi pano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467" office:value-type="string" calcext:value-type="string">
            <text:p>30 Eylül 2022 – 29 Eylül 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etin Çelik 2022-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84" table:formula="of:=SUM([.C12:.C18])" office:value-type="float" office:value="4000" calcext:value-type="float">
            <text:p>4.0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84" table:formula="of:=SUM([.D12:.D27])" office:value-type="float" office:value="4400" calcext:value-type="float">
            <text:p>4.4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27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84" table:formula="of:=[.D30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4400" calcext:value-type="float">
            <text:p>4.400,00</text:p>
          </table:table-cell>
          <table:table-cell table:style-name="Default"/>
          <table:table-cell table:style-name="ce384"/>
          <table:table-cell/>
        </table:table-row>
        <table:table-row table:style-name="ro1">
          <table:table-cell/>
          <table:table-cell table:style-name="ce354"/>
          <table:table-cell table:number-columns-repeated="2"/>
          <table:table-cell table:style-name="ce382"/>
          <table:table-cell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67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/>
          <table:table-cell table:style-name="ce267"/>
          <table:table-cell table:style-name="ce385"/>
          <table:table-cell table:style-name="Default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 office:value-type="date" office:date-value="2023-01-30" calcext:value-type="date">
            <text:p>30.01.2023</text:p>
          </table:table-cell>
          <table:table-cell table:style-name="ce267" office:value-type="string" calcext:value-type="string">
            <text:p><text:s/>2022 kiradan kalan 1000 5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4]+[.C15]-[.D15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466" office:value-type="date" office:date-value="2023-02-28" calcext:value-type="date">
            <text:p>28.02.2023</text:p>
          </table:table-cell>
          <table:table-cell table:style-name="ce267" office:value-type="string" calcext:value-type="string">
            <text:p><text:s/>2022 kiradan kalan 1000 6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466" office:value-type="date" office:date-value="2023-03-30" calcext:value-type="date">
            <text:p>30.03.2023</text:p>
          </table:table-cell>
          <table:table-cell table:style-name="ce267" office:value-type="string" calcext:value-type="string">
            <text:p><text:s/>2022 kiradan kalan 1000 7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6]+[.C17]-[.D17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466" office:value-type="date" office:date-value="2023-04-30" calcext:value-type="date">
            <text:p>30.04.2023</text:p>
          </table:table-cell>
          <table:table-cell table:style-name="ce267" office:value-type="string" calcext:value-type="string">
            <text:p><text:s/>2022 kiradan kalan 1000 8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7]+[.C18]-[.D18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Default" table:number-columns-repeated="3"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ce354" office:value-type="string" calcext:value-type="string">
            <text:p>Elektrik Teminat Bedelinden kalan</text:p>
          </table:table-cell>
          <table:table-cell table:style-name="ce385" office:value-type="float" office:value="400" calcext:value-type="float">
            <text:p>400,00</text:p>
          </table:table-cell>
          <table:table-cell table:style-name="Default"/>
          <table:table-cell table:formula="of:=[.E19]+[.C20]-[.D20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1 elektrik tmnt 200 5/6</text:p>
          </table:table-cell>
          <table:table-cell table:style-name="ce385" table:number-columns-repeated="2"/>
          <table:table-cell table:formula="of:=[.E20]+[.C21]-[.D21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2 elektrik tmnt 200 6/6</text:p>
          </table:table-cell>
          <table:table-cell table:style-name="ce385" table:number-columns-repeated="2"/>
          <table:table-cell table:formula="of:=[.E21]+[.C22]-[.D22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formula="of:=[.E22]+[.C23]-[.D23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ce385"/>
          <table:table-cell table:style-name="Default" office:value-type="float" office:value="2400" calcext:value-type="float">
            <text:p>2400</text:p>
          </table:table-cell>
          <table:table-cell table:formula="of:=[.E23]+[.C24]-[.D24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Default"/>
          <table:table-cell table:style-name="Default" office:value-type="float" office:value="2400" calcext:value-type="float">
            <text:p>2400</text:p>
          </table:table-cell>
          <table:table-cell table:formula="of:=[.E24]+[.C25]-[.D25]" office:value-type="float" office:value="-400" calcext:value-type="float">
            <text:p>-400,0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2023 şubat elektrik</text:p>
          </table:table-cell>
          <table:table-cell table:style-name="Default"/>
          <table:table-cell table:style-name="Default" office:value-type="float" office:value="-342.4" calcext:value-type="float">
            <text:p>-342,4</text:p>
          </table:table-cell>
          <table:table-cell table:formula="of:=[.E25]+[.C26]-[.D26]" office:value-type="float" office:value="-57.6" calcext:value-type="float">
            <text:p>-57,6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elden nakit iade</text:p>
          </table:table-cell>
          <table:table-cell table:style-name="Default"/>
          <table:table-cell table:style-name="Default" office:value-type="float" office:value="-57.6" calcext:value-type="float">
            <text:p>-57,6</text:p>
          </table:table-cell>
          <table:table-cell table:formula="of:=[.E26]+[.C27]-[.D27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/>
          <table:table-cell table:style-name="ce354"/>
          <table:table-cell table:style-name="Default"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32:.D51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91"/>
          <table:table-cell/>
          <table:table-cell table:style-name="Default"/>
        </table:table-row>
        <table:table-row table:style-name="ro1" table:number-rows-repeated="2">
          <table:table-cell table:style-name="ce332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332"/>
          <table:table-cell table:number-columns-repeated="3"/>
          <table:table-cell table:style-name="ce382"/>
          <table:table-cell table:style-name="Default"/>
        </table:table-row>
        <table:table-row table:style-name="ro1" table:number-rows-repeated="3">
          <table:table-cell table:style-name="ce332"/>
          <table:table-cell table:number-columns-repeated="3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2"/>
          <table:table-cell/>
        </table:table-row>
        <table:table-row table:style-name="ro1">
          <table:table-cell table:number-columns-repeated="4"/>
          <table:table-cell table:style-name="ce382"/>
          <table:table-cell/>
        </table:table-row>
      </table:table>
      <table:table table:name="SnH yazıhane" table:style-name="ta1">
        <table:table-column table:style-name="co23" table:default-cell-style-name="ce267"/>
        <table:table-column table:style-name="co24" table:default-cell-style-name="ce267"/>
        <table:table-column table:style-name="co25" table:default-cell-style-name="ce382"/>
        <table:table-column table:style-name="co11" table:default-cell-style-name="ce382"/>
        <table:table-column table:style-name="co2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384" table:formula="of:=SUM([.F6:.F55])" office:value-type="float" office:value="552.33" calcext:value-type="float">
            <text:p>552,33</text:p>
          </table:table-cell>
          <table:table-cell table:style-name="ce384" table:formula="of:=[.G21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388"/>
          <table:table-cell table:style-name="ce384"/>
          <table:table-cell table:number-columns-repeated="52"/>
        </table:table-row>
        <table:table-row table:style-name="ro1">
          <table:table-cell table:style-name="ce332" office:value-type="date" office:date-value="2023-01-30" calcext:value-type="date">
            <text:p>30.01.2023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385" office:value-type="float" office:value="183.26" calcext:value-type="float">
            <text:p>183,26</text:p>
          </table:table-cell>
          <table:table-cell table:style-name="ce385" table:formula="of:=[.G5]+[.E6]-[.F6]" office:value-type="float" office:value="-183.26" calcext:value-type="float">
            <text:p>-183,2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2-28" calcext:value-type="date">
            <text:p>28.02.2023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385" office:value-type="float" office:value="87.69" calcext:value-type="float">
            <text:p>87,69</text:p>
          </table:table-cell>
          <table:table-cell table:style-name="ce385" table:formula="of:=[.G6]+[.E7]-[.F7]" office:value-type="float" office:value="-270.95" calcext:value-type="float">
            <text:p>-270,95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3-30" calcext:value-type="date">
            <text:p>30.03.2023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385" office:value-type="float" office:value="64.93" calcext:value-type="float">
            <text:p>64,93</text:p>
          </table:table-cell>
          <table:table-cell table:style-name="ce385" table:formula="of:=[.G7]+[.E8]-[.F8]" office:value-type="float" office:value="-335.88" calcext:value-type="float">
            <text:p>-335,8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4-30" calcext:value-type="date">
            <text:p>30.04.2023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385" office:value-type="float" office:value="107.14" calcext:value-type="float">
            <text:p>107,14</text:p>
          </table:table-cell>
          <table:table-cell table:style-name="ce385" table:formula="of:=[.G8]+[.E9]-[.F9]" office:value-type="float" office:value="-443.02" calcext:value-type="float">
            <text:p>-443,02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5-30" calcext:value-type="date">
            <text:p>30.05.2023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385" office:value-type="float" office:value="109.31" calcext:value-type="float">
            <text:p>109,31</text:p>
          </table:table-cell>
          <table:table-cell table:style-name="ce385" table:formula="of:=[.G9]+[.E10]-[.F10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114" office:value-type="date" office:date-value="2023-05-14" calcext:value-type="date">
            <text:p>14.05.2023</text:p>
          </table:table-cell>
          <table:table-cell table:style-name="ce354"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0]+[.E11]-[.F11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114" office:value-type="date" office:date-value="2023-05-14" calcext:value-type="date">
            <text:p>14.05.2023</text:p>
          </table:table-cell>
          <table:table-cell table:style-name="ce354"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1]+[.E12]-[.F12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5-30" calcext:value-type="date">
            <text:p>30.05.2023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2]+[.E13]-[.F13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6-30" calcext:value-type="date">
            <text:p>30.06.2023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3]+[.E14]-[.F14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7-30" calcext:value-type="date">
            <text:p>30.07.2023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4]+[.E15]-[.F15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8-30" calcext:value-type="date">
            <text:p>30.08.2023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5]+[.E16]-[.F16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09-30" calcext:value-type="date">
            <text:p>30.09.2023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6]+[.E17]-[.F17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10-30" calcext:value-type="date">
            <text:p>30.10.2023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7]+[.E18]-[.F18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114" office:value-type="date" office:date-value="2023-10-14" calcext:value-type="date">
            <text:p>14.10.2023</text:p>
          </table:table-cell>
          <table:table-cell table:style-name="ce354"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8]+[.E19]-[.F19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114" office:value-type="date" office:date-value="2023-10-14" calcext:value-type="date">
            <text:p>14.10.2023</text:p>
          </table:table-cell>
          <table:table-cell table:style-name="ce354"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9]+[.E20]-[.F20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3-12-30" calcext:value-type="date">
            <text:p>30.12.2023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385"/>
          <table:table-cell table:number-columns-repeated="2"/>
          <table:table-cell table:style-name="ce385" table:formula="of:=[.G20]+[.E21]-[.F21]" office:value-type="float" office:value="-552.33" calcext:value-type="float">
            <text:p>-552,33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38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32"/>
          <table:table-cell table:number-columns-repeated="58"/>
        </table:table-row>
        <table:table-row table:style-name="ro1" table:number-rows-repeated="2">
          <table:table-cell table:style-name="ce332"/>
          <table:table-cell table:style-name="ce38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381"/>
          <table:table-cell table:number-columns-repeated="54"/>
        </table:table-row>
        <table:table-row table:style-name="ro1" table:number-rows-repeated="2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>
          <table:table-cell table:number-columns-repeated="4"/>
          <table:table-cell table:style-name="ce381"/>
          <table:table-cell table:number-columns-repeated="54"/>
        </table:table-row>
        <table:table-row table:style-name="ro1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38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385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7" table:default-cell-style-name="ce354"/>
        <table:table-column table:style-name="co28" table:number-columns-repeated="2" table:default-cell-style-name="ce499"/>
        <table:table-column table:style-name="co4" table:default-cell-style-name="ce500"/>
        <table:table-column table:style-name="co29" table:default-cell-style-name="ce500"/>
        <table:table-column table:style-name="co30" table:default-cell-style-name="ce500"/>
        <table:table-column table:style-name="co31" table:default-cell-style-name="ce500"/>
        <table:table-column table:style-name="co32" table:default-cell-style-name="ce503"/>
        <table:table-column table:style-name="co5" table:default-cell-style-name="ce382"/>
        <table:table-column table:style-name="co28" table:default-cell-style-name="ce382"/>
        <table:table-column table:style-name="co33" table:default-cell-style-name="ce382"/>
        <table:table-column table:style-name="co34" table:default-cell-style-name="ce382"/>
        <table:table-row table:style-name="ro1">
          <table:table-cell/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style-name="ce278" office:value-type="string" calcext:value-type="string">
            <text:p>Açıklama</text:p>
          </table:table-cell>
          <table:table-cell table:style-name="ce278" office:value-type="string" calcext:value-type="string">
            <text:p>Başl.</text:p>
          </table:table-cell>
          <table:table-cell table:style-name="ce278" office:value-type="string" calcext:value-type="string">
            <text:p>bitiş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Net Kira</text:p>
          </table:table-cell>
          <table:table-cell table:style-name="ce267" table:number-columns-repeated="2"/>
          <table:table-cell/>
          <table:table-cell table:style-name="ce391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82" table:number-columns-repeated="5"/>
          <table:table-cell table:style-name="ce50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12.24" calcext:value-type="float">
            <text:p>12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83160" calcext:value-type="float">
            <text:p>83.160</text:p>
          </table:table-cell>
          <table:table-cell table:formula="of:=[$'SnyF601-22'.D6]" office:value-type="float" office:value="22641.46" calcext:value-type="float">
            <text:p>22.641</text:p>
          </table:table-cell>
          <table:table-cell table:formula="of:=[$'SnyF601-22'.D7]" office:value-type="float" office:value="62242.9184036893" calcext:value-type="float">
            <text:p>62.243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22641.46" calcext:value-type="float">
            <text:p>22.6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4400" calcext:value-type="float">
            <text:p>4.400</text:p>
          </table:table-cell>
          <table:table-cell table:formula="of:=[$'SnyG702-22'.C7]" office:value-type="float" office:value="0" calcext:value-type="float">
            <text:p>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4400" calcext:value-type="float">
            <text:p>4.4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552.33" calcext:value-type="float">
            <text:p>-552</text:p>
          </table:table-cell>
          <table:table-cell table:formula="of:=[.E13]-[.G13]" office:value-type="float" office:value="552.33" calcext:value-type="float">
            <text:p>552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/>
          <table:table-cell/>
          <table:table-cell table:style-name="ce503"/>
          <table:table-cell table:number-columns-repeated="5"/>
          <table:table-cell table:style-name="ce388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354" table:number-columns-repeated="2"/>
          <table:table-cell table:style-name="ce502" table:formula="of:=SUM([.D4:.D14])" office:value-type="float" office:value="87160" calcext:value-type="float">
            <text:p>87.160</text:p>
          </table:table-cell>
          <table:table-cell table:style-name="ce502" table:formula="of:=SUM([.E4:.E14])" office:value-type="float" office:value="27041.46" calcext:value-type="float">
            <text:p>27.041</text:p>
          </table:table-cell>
          <table:table-cell table:style-name="ce504" table:formula="of:=SUM([.F4:.F14])" office:value-type="float" office:value="63455.1584036893" calcext:value-type="float">
            <text:p>63.455</text:p>
          </table:table-cell>
          <table:table-cell table:style-name="ce502" table:formula="of:=SUM([.G4:.G14])" office:value-type="float" office:value="-552.33" calcext:value-type="float">
            <text:p>-552</text:p>
          </table:table-cell>
          <table:table-cell table:style-name="ce502" table:formula="of:=SUM([.H4:.H14])" office:value-type="float" office:value="27593.79" calcext:value-type="float">
            <text:p>27.594</text:p>
          </table:table-cell>
          <table:table-cell table:number-columns-repeated="4"/>
        </table:table-row>
        <table:table-row table:style-name="ro1">
          <table:table-cell/>
          <table:table-cell table:style-name="ce354" table:number-columns-repeated="2"/>
          <table:table-cell table:style-name="ce502" table:number-columns-repeated="2"/>
          <table:table-cell table:style-name="ce505"/>
          <table:table-cell table:style-name="ce502"/>
          <table:table-cell table:style-name="ce509"/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2"/>
          <table:table-cell table:style-name="ce501"/>
          <table:table-cell table:style-name="ce506" office:value-type="string" calcext:value-type="string">
            <text:p>Sanayi 2022 Toplam Kira Geliri</text:p>
          </table:table-cell>
          <table:table-cell table:style-name="ce510" table:formula="of:=[.H15]" office:value-type="float" office:value="27593.79" calcext:value-type="float">
            <text:p>27.594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3"/>
          <table:table-cell table:style-name="ce507"/>
          <table:table-cell table:style-name="ce502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508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406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Default" table:number-columns-repeated="2"/>
          <table:table-cell table:style-name="ce382" table:number-columns-repeated="3"/>
          <table:table-cell table:number-columns-repeated="4"/>
        </table:table-row>
      </table:table>
      <table:table table:name="02-11-GLR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266"/>
        <table:table-column table:style-name="co41" table:default-cell-style-name="ce266"/>
        <table:table-column table:style-name="co42" table:default-cell-style-name="Default"/>
        <table:table-column table:style-name="co43" table:default-cell-style-name="Default"/>
        <table:table-column table:style-name="co44" table:default-cell-style-name="ce385"/>
        <table:table-column table:style-name="co45" table:default-cell-style-name="Default"/>
        <table:table-column table:style-name="co46" table:default-cell-style-name="ce385"/>
        <table:table-column table:style-name="co1" table:default-cell-style-name="Default"/>
        <table:table-row table:style-name="ro4">
          <table:table-cell table:number-columns-repeated="5"/>
          <table:table-cell table:style-name="ce491" office:value-type="string" calcext:value-type="string">
            <text:p>kira bedeli</text:p>
          </table:table-cell>
          <table:table-cell table:style-name="ce491" office:value-type="string" calcext:value-type="string">
            <text:p>tahsilat</text:p>
          </table:table-cell>
          <table:table-cell table:style-name="ce511" office:value-type="string" calcext:value-type="string">
            <text:p>alacak bakiye</text:p>
          </table:table-cell>
          <table:table-cell table:style-name="ce263"/>
          <table:table-cell table:style-name="ce513"/>
          <table:table-cell table:number-columns-repeated="3"/>
        </table:table-row>
        <table:table-row table:style-name="ro3">
          <table:table-cell table:number-columns-repeated="2"/>
          <table:table-cell table:style-name="ce48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492" office:value-type="string" calcext:value-type="string">
            <text:p>TL</text:p>
          </table:table-cell>
          <table:table-cell table:style-name="ce263" office:value-type="string" calcext:value-type="string">
            <text:p>TL</text:p>
          </table:table-cell>
          <table:table-cell table:style-name="ce263" office:value-type="string" calcext:value-type="string">
            <text:p>$-TL</text:p>
          </table:table-cell>
          <table:table-cell table:style-name="ce514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385" table:formula="of:=[.F3]-[.G3]" office:value-type="float" office:value="25000" calcext:value-type="float">
            <text:p>25.000,00</text:p>
          </table:table-cell>
          <table:table-cell/>
          <table:table-cell table:style-name="ce5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38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515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38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515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265" table:formula="of:=SUM([.F3:.F5])" office:value-type="currency" office:currency="TRY" office:value="25000" calcext:value-type="currency">
            <text:p>₺25.000,00</text:p>
          </table:table-cell>
          <table:table-cell table:style-name="ce265" table:formula="of:=SUM([.G4:.G5])" office:value-type="currency" office:currency="TRY" office:value="21000" calcext:value-type="currency">
            <text:p>₺21.000,00</text:p>
          </table:table-cell>
          <table:table-cell table:style-name="ce490"/>
          <table:table-cell table:style-name="ce381"/>
          <table:table-cell table:style-name="ce516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/>
          <table:table-cell/>
          <table:table-cell table:style-name="ce265" table:number-columns-repeated="2"/>
          <table:table-cell table:style-name="ce490"/>
          <table:table-cell table:style-name="ce381"/>
          <table:table-cell table:style-name="ce516"/>
          <table:table-cell table:number-columns-repeated="3"/>
        </table:table-row>
        <table:table-row table:style-name="ro3">
          <table:table-cell table:number-columns-repeated="2"/>
          <table:table-cell table:style-name="ce489" office:value-type="float" office:value="2019" calcext:value-type="float">
            <text:p>2019</text:p>
          </table:table-cell>
          <table:table-cell table:number-columns-repeated="4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515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8</text:p>
          </table:table-cell>
          <table:table-cell table:style-name="ce34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515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9</text:p>
          </table:table-cell>
          <table:table-cell table:style-name="ce34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493" office:value-type="currency" office:currency="TRY" office:value="30645" calcext:value-type="currency">
            <text:p>₺30.645,00</text:p>
          </table:table-cell>
          <table:table-cell table:style-name="ce493"/>
          <table:table-cell table:style-name="ce385" table:formula="of:=[.H10]+[.F11]-[.G11]" office:value-type="float" office:value="30645" calcext:value-type="float">
            <text:p>30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Fatih Uzun Parçacı</text:p>
          </table:table-cell>
          <table:table-cell table:style-name="ce385" office:value-type="string" calcext:value-type="string">
            <text:p>4ay</text:p>
          </table:table-cell>
          <table:table-cell table:style-name="ce493" office:value-type="currency" office:currency="TRY" office:value="4000" calcext:value-type="currency">
            <text:p>₺4.000,00</text:p>
          </table:table-cell>
          <table:table-cell table:style-name="ce493"/>
          <table:table-cell table:style-name="ce385" table:formula="of:=[.H11]+[.F12]-[.G12]" office:value-type="float" office:value="34645" calcext:value-type="float">
            <text:p>34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ödeme 19</text:p>
          </table:table-cell>
          <table:table-cell table:style-name="ce385"/>
          <table:table-cell table:style-name="ce493"/>
          <table:table-cell table:style-name="ce493" office:value-type="currency" office:currency="TRY" office:value="4000" calcext:value-type="currency">
            <text:p>₺4.000,00</text:p>
          </table:table-cell>
          <table:table-cell table:style-name="ce38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515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34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493"/>
          <table:table-cell table:style-name="ce493" office:value-type="currency" office:currency="TRY" office:value="18500" calcext:value-type="currency">
            <text:p>₺18.500,00</text:p>
          </table:table-cell>
          <table:table-cell table:style-name="ce38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515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9:.F14])" office:value-type="currency" office:currency="TRY" office:value="34645" calcext:value-type="currency">
            <text:p>₺34.645,00</text:p>
          </table:table-cell>
          <table:table-cell table:style-name="ce494" table:formula="of:=SUM([.G9:.G14])" office:value-type="currency" office:currency="TRY" office:value="26500" calcext:value-type="currency">
            <text:p>₺26.500,00</text:p>
          </table:table-cell>
          <table:table-cell table:style-name="ce490"/>
          <table:table-cell table:style-name="ce381"/>
          <table:table-cell table:style-name="ce516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489" office:value-type="float" office:value="2020" calcext:value-type="float">
            <text:p>2020</text:p>
          </table:table-cell>
          <table:table-cell table:style-name="ce385"/>
          <table:table-cell table:style-name="ce388"/>
          <table:table-cell table:style-name="ce495"/>
          <table:table-cell table:style-name="ce493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5" office:value-type="string" calcext:value-type="string">
            <text:p>2019 dan devreden alacak</text:p>
          </table:table-cell>
          <table:table-cell table:style-name="ce388"/>
          <table:table-cell table:style-name="ce495"/>
          <table:table-cell table:style-name="ce493"/>
          <table:table-cell table:style-name="ce385" table:formula="of:=[.H14]+[.F17]-[.G17]" office:value-type="float" office:value="12145" calcext:value-type="float">
            <text:p>12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493" office:value-type="currency" office:currency="TRY" office:value="6200" calcext:value-type="currency">
            <text:p>₺6.200,00</text:p>
          </table:table-cell>
          <table:table-cell table:style-name="ce493"/>
          <table:table-cell table:style-name="ce385" table:formula="of:=[.H17]+[.F18]-[.G18]" office:value-type="float" office:value="18345" calcext:value-type="float">
            <text:p>18.3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493"/>
          <table:table-cell table:style-name="ce493" office:value-type="currency" office:currency="TRY" office:value="6200" calcext:value-type="currency">
            <text:p>₺6.200,00</text:p>
          </table:table-cell>
          <table:table-cell table:style-name="ce38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515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4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493"/>
          <table:table-cell table:style-name="ce493" office:value-type="currency" office:currency="TRY" office:value="5000" calcext:value-type="currency">
            <text:p>₺5.000,00</text:p>
          </table:table-cell>
          <table:table-cell table:style-name="ce512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515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4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20]+[.F21]-[.G21]" office:value-type="float" office:value="37145" calcext:value-type="float">
            <text:p>37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8-20" calcext:value-type="date">
            <text:p>20.08.2020</text:p>
          </table:table-cell>
          <table:table-cell table:style-name="ce267" office:value-type="string" calcext:value-type="string">
            <text:p><text:span text:style-name="T2"> </text:span>nakit ödeme 20-3-7/12</text:p>
          </table:table-cell>
          <table:table-cell table:style-name="ce385"/>
          <table:table-cell table:style-name="ce493"/>
          <table:table-cell table:style-name="ce493" office:value-type="currency" office:currency="TRY" office:value="15000" calcext:value-type="currency">
            <text:p>₺15.000,00</text:p>
          </table:table-cell>
          <table:table-cell table:style-name="ce38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515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9-30" calcext:value-type="date">
            <text:p>30.09.2020</text:p>
          </table:table-cell>
          <table:table-cell table:style-name="ce267" office:value-type="string" calcext:value-type="string">
            <text:p><text:span text:style-name="T2"> </text:span>Kira Ödemesii 20-8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493" office:value-type="currency" office:currency="TRY" office:value="7800" calcext:value-type="currency">
            <text:p>₺7.800,00</text:p>
          </table:table-cell>
          <table:table-cell table:style-name="ce493"/>
          <table:table-cell table:style-name="ce385" table:formula="of:=[.H23]+[.F24]-[.G24]" office:value-type="float" office:value="26945" calcext:value-type="float">
            <text:p>26.9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493"/>
          <table:table-cell table:style-name="ce493" office:value-type="currency" office:currency="TRY" office:value="7800" calcext:value-type="currency">
            <text:p>₺7.800,00</text:p>
          </table:table-cell>
          <table:table-cell table:style-name="ce38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493" office:value-type="currency" office:currency="TRY" office:value="3014" calcext:value-type="currency">
            <text:p>₺3.014,00</text:p>
          </table:table-cell>
          <table:table-cell table:style-name="ce493"/>
          <table:table-cell table:style-name="ce385" table:formula="of:=[.H25]+[.F26]-[.G26]" office:value-type="float" office:value="22159" calcext:value-type="float">
            <text:p>22.15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493" office:value-type="currency" office:currency="TRY" office:value="1610" calcext:value-type="currency">
            <text:p>₺1.610,00</text:p>
          </table:table-cell>
          <table:table-cell table:style-name="ce493"/>
          <table:table-cell table:style-name="ce385" table:formula="of:=[.H26]+[.F27]-[.G27]" office:value-type="float" office:value="23769" calcext:value-type="float">
            <text:p>23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4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493" office:value-type="currency" office:currency="TRY" office:value="35000" calcext:value-type="currency">
            <text:p>₺35.000,00</text:p>
          </table:table-cell>
          <table:table-cell table:style-name="ce493"/>
          <table:table-cell table:style-name="ce385" table:formula="of:=[.H27]+[.F28]-[.G28]" office:value-type="float" office:value="58769" calcext:value-type="float">
            <text:p>58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0-20" calcext:value-type="date">
            <text:p>20.10.2020</text:p>
          </table:table-cell>
          <table:table-cell table:style-name="ce267" office:value-type="string" calcext:value-type="string">
            <text:p><text:span text:style-name="T2"> 20-21 </text:span>Kira Bedeli 20-1-7/12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515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1-30" calcext:value-type="date">
            <text:p>30.11.2020</text:p>
          </table:table-cell>
          <table:table-cell table:style-name="ce267" office:value-type="string" calcext:value-type="string">
            <text:p><text:span text:style-name="T2"> 20-21 </text:span>Kira Bedeli 20-8/12          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515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1-12" calcext:value-type="date">
            <text:p>12.11.2020</text:p>
          </table:table-cell>
          <table:table-cell table:style-name="ce267" office:value-type="string" calcext:value-type="string">
            <text:p><text:span text:style-name="T2"> </text:span>Kira Ödemesi 20-9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2-12" calcext:value-type="date">
            <text:p>12.12.2020</text:p>
          </table:table-cell>
          <table:table-cell table:style-name="ce267" office:value-type="string" calcext:value-type="string">
            <text:p>Kira Ödemesi 20-10/12</text:p>
          </table:table-cell>
          <table:table-cell table:style-name="ce385"/>
          <table:table-cell table:style-name="ce493"/>
          <table:table-cell table:style-name="ce493" office:value-type="currency" office:currency="TRY" office:value="1500" calcext:value-type="currency">
            <text:p>₺1.500,00</text:p>
          </table:table-cell>
          <table:table-cell table:style-name="ce38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18:.F32])" office:value-type="currency" office:currency="TRY" office:value="83624" calcext:value-type="currency">
            <text:p>₺83.624,00</text:p>
          </table:table-cell>
          <table:table-cell table:style-name="ce494" table:formula="of:=SUM([.G18:.G32])" office:value-type="currency" office:currency="TRY" office:value="64500" calcext:value-type="currency">
            <text:p>₺64.500,00</text:p>
          </table:table-cell>
          <table:table-cell table:style-name="ce385"/>
          <table:table-cell/>
          <table:table-cell table:style-name="ce516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412"/>
          <table:table-cell table:style-name="ce385"/>
          <table:table-cell table:style-name="ce388"/>
          <table:table-cell table:style-name="ce490"/>
          <table:table-cell table:style-name="ce493" table:number-columns-repeated="2"/>
          <table:table-cell/>
          <table:table-cell table:style-name="ce512"/>
          <table:table-cell table:style-name="ce517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ce489" office:value-type="float" office:value="2021" calcext:value-type="float">
            <text:p>2021</text:p>
          </table:table-cell>
          <table:table-cell table:style-name="ce267"/>
          <table:table-cell/>
          <table:table-cell table:style-name="ce493" table:number-columns-repeated="2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1-30" calcext:value-type="date">
            <text:p>30.01.2021</text:p>
          </table:table-cell>
          <table:table-cell table:style-name="ce267" office:value-type="string" calcext:value-type="string">
            <text:p><text:span text:style-name="T2">2020-21 </text:span>Kira Bedeli 9-10/12  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<text:span text:style-name="T2">2020-21 </text:span>Kira Bedeli 11-12/12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493" office:value-type="currency" office:currency="TRY" office:value="6800" calcext:value-type="currency">
            <text:p>₺6.800,00</text:p>
          </table:table-cell>
          <table:table-cell table:style-name="ce493"/>
          <table:table-cell table:style-name="ce385" table:formula="of:=[.H37]+[.F38]-[.G38]" office:value-type="float" office:value="26069" calcext:value-type="float">
            <text:p>26.0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493"/>
          <table:table-cell table:style-name="ce493" office:value-type="currency" office:currency="TRY" office:value="6800" calcext:value-type="currency">
            <text:p>₺6.800,00</text:p>
          </table:table-cell>
          <table:table-cell table:style-name="ce38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 office:value-type="currency" office:currency="TRY" office:value="24000" calcext:value-type="currency">
            <text:p>₺24.000,00</text:p>
          </table:table-cell>
          <table:table-cell table:style-name="ce493"/>
          <table:table-cell table:style-name="ce385" table:formula="of:=[.H39]+[.F40]-[.G40]" office:value-type="float" office:value="43269" calcext:value-type="float">
            <text:p>43.2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/>
          <table:table-cell table:style-name="ce493" office:value-type="currency" office:currency="TRY" office:value="24000" calcext:value-type="currency">
            <text:p>₺24.000,00</text:p>
          </table:table-cell>
          <table:table-cell table:style-name="ce38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493"/>
          <table:table-cell table:style-name="ce493" office:value-type="currency" office:currency="TRY" office:value="1750" calcext:value-type="currency">
            <text:p>₺1.750,00</text:p>
          </table:table-cell>
          <table:table-cell table:style-name="ce38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2750" calcext:value-type="currency">
            <text:p>₺2.750,00</text:p>
          </table:table-cell>
          <table:table-cell table:style-name="ce38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 office:value-type="currency" office:currency="TRY" office:value="28800" calcext:value-type="currency">
            <text:p>₺28.800,00</text:p>
          </table:table-cell>
          <table:table-cell table:style-name="ce493"/>
          <table:table-cell table:style-name="ce385" table:formula="of:=[.H44]+[.F45]-[.G45]" office:value-type="float" office:value="40569" calcext:value-type="float">
            <text:p>40.5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/>
          <table:table-cell table:style-name="ce493" office:value-type="currency" office:currency="TRY" office:value="28800" calcext:value-type="currency">
            <text:p>₺28.800,00</text:p>
          </table:table-cell>
          <table:table-cell table:style-name="ce38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 office:value-type="currency" office:currency="TRY" office:value="43160" calcext:value-type="currency">
            <text:p>₺43.160,00</text:p>
          </table:table-cell>
          <table:table-cell table:style-name="ce493"/>
          <table:table-cell table:style-name="ce385" table:formula="of:=[.H46]+[.F47]-[.G47]" office:value-type="float" office:value="54929" calcext:value-type="float">
            <text:p>54.92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/>
          <table:table-cell table:style-name="ce493" office:value-type="currency" office:currency="TRY" office:value="43160" calcext:value-type="currency">
            <text:p>₺43.160,00</text:p>
          </table:table-cell>
          <table:table-cell table:style-name="ce38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48]+[.F49]-[.G49]" office:value-type="float" office:value="41769" calcext:value-type="float">
            <text:p>41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/>
          <table:table-cell table:style-name="ce493" office:value-type="currency" office:currency="TRY" office:value="30000" calcext:value-type="currency">
            <text:p>₺30.000,00</text:p>
          </table:table-cell>
          <table:table-cell table:style-name="ce38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number-columns-repeated="2"/>
          <table:table-cell table:style-name="ce493" table:number-columns-repeated="2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 KİRA TUTARI</text:p>
          </table:table-cell>
          <table:table-cell/>
          <table:table-cell table:style-name="ce494" table:formula="of:=SUM([.F36:.F50])" office:value-type="currency" office:currency="TRY" office:value="132760" calcext:value-type="currency">
            <text:p>₺132.760,00</text:p>
          </table:table-cell>
          <table:table-cell table:style-name="ce493"/>
          <table:table-cell table:style-name="ce385"/>
          <table:table-cell/>
          <table:table-cell table:style-name="ce516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I TOPLAM GELİR</text:p>
          </table:table-cell>
          <table:table-cell/>
          <table:table-cell table:style-name="ce493"/>
          <table:table-cell table:style-name="ce494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1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3">
          <table:table-cell table:number-columns-repeated="2"/>
          <table:table-cell table:style-name="ce489" office:value-type="float" office:value="2022" calcext:value-type="float">
            <text:p>2022</text:p>
          </table:table-cell>
          <table:table-cell table:number-columns-repeated="2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6" office:value-type="currency" office:currency="TRY" office:value="36000" calcext:value-type="currency">
            <text:p>₺36.000,00</text:p>
          </table:table-cell>
          <table:table-cell table:style-name="ce493"/>
          <table:table-cell table:style-name="ce385" table:formula="of:=[.H50]+[.F60]-[.G60]" office:value-type="float" office:value="47769" calcext:value-type="float">
            <text:p>47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28000" calcext:value-type="currency">
            <text:p>₺28.000,00</text:p>
          </table:table-cell>
          <table:table-cell table:style-name="ce38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 office:value-type="currency" office:currency="TRY" office:value="45000" calcext:value-type="currency">
            <text:p>₺45.000,00</text:p>
          </table:table-cell>
          <table:table-cell table:style-name="ce493"/>
          <table:table-cell table:style-name="ce385" table:formula="of:=[.H63]+[.F64]-[.G64]" office:value-type="float" office:value="56769" calcext:value-type="float">
            <text:p>56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5000" calcext:value-type="currency">
            <text:p>₺25.000,00</text:p>
          </table:table-cell>
          <table:table-cell table:style-name="ce38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7" office:value-type="currency" office:currency="TRY" office:value="48000" calcext:value-type="currency">
            <text:p>₺48.000,00</text:p>
          </table:table-cell>
          <table:table-cell table:style-name="ce493"/>
          <table:table-cell table:style-name="ce385" table:formula="of:=[.H66]+[.F67]-[.G67]" office:value-type="float" office:value="59769" calcext:value-type="float">
            <text:p>59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40000" calcext:value-type="currency">
            <text:p>₺40.000,00</text:p>
          </table:table-cell>
          <table:table-cell table:style-name="ce38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 office:value-type="currency" office:currency="TRY" office:value="40000" calcext:value-type="currency">
            <text:p>₺40.000,00</text:p>
          </table:table-cell>
          <table:table-cell table:style-name="ce493"/>
          <table:table-cell table:style-name="ce385" table:formula="of:=[.H70]+[.F71]-[.G71]" office:value-type="float" office:value="57769" calcext:value-type="float">
            <text:p>57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/>
          <table:table-cell table:style-name="ce493" office:value-type="currency" office:currency="TRY" office:value="40000" calcext:value-type="currency">
            <text:p>₺40.000,00</text:p>
          </table:table-cell>
          <table:table-cell table:style-name="ce38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385" table:formula="of:=[.H73]+[.F74]-[.G74]" office:value-type="float" office:value="98769" calcext:value-type="float">
            <text:p>98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38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385" table:formula="of:=[.H76]+[.F77]-[.G77]" office:value-type="float" office:value="100769" calcext:value-type="float">
            <text:p>100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38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385" table:formula="of:=[.H78]+[.F79]-[.G79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79]+[.F80]-[.G80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38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498"/>
          <table:table-cell table:style-name="ce385" table:formula="of:=[.H81]+[.F82]-[.G82]" office:value-type="float" office:value="7892.36" calcext:value-type="float">
            <text:p>7.892,36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498"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38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498"/>
          <table:table-cell table:style-name="ce385" table:formula="of:=[.H83]+[.F84]-[.G84]" office:value-type="float" office:value="15181.35" calcext:value-type="float">
            <text:p>15.181,35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38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5]+[.F86]-[.G86]" office:value-type="float" office:value="4000" calcext:value-type="float">
            <text:p>4.00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385" table:formula="of:=[.H86]+[.F87]-[.G87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7]+[.F88]-[.G88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 KİRA TUTARI</text:p>
          </table:table-cell>
          <table:table-cell/>
          <table:table-cell table:style-name="ce265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385"/>
          <table:table-cell/>
          <table:table-cell table:style-name="ce516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TOPLAM GELİR</text:p>
          </table:table-cell>
          <table:table-cell table:number-columns-repeated="2"/>
          <table:table-cell table:style-name="ce265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KALAN BAKİYE</text:p>
          </table:table-cell>
          <table:table-cell table:number-columns-repeated="3"/>
          <table:table-cell table:style-name="ce265" table:formula="of:=[.H88]" office:value-type="currency" office:currency="TRY" office:value="0" calcext:value-type="currency">
            <text:p>₺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263" office:value-type="string" calcext:value-type="string">
            <text:p>2018-2022 GENEL TOPLAM</text:p>
          </table:table-cell>
          <table:table-cell/>
          <table:table-cell table:style-name="ce265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516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51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7" table:default-cell-style-name="ce519"/>
        <table:table-column table:style-name="co48" table:default-cell-style-name="ce519"/>
        <table:table-column table:style-name="co5" table:default-cell-style-name="ce519"/>
        <table:table-column table:style-name="co49" table:default-cell-style-name="ce519"/>
        <table:table-column table:style-name="co50" table:default-cell-style-name="ce519"/>
        <table:table-column table:style-name="co51" table:default-cell-style-name="ce534"/>
        <table:table-column table:style-name="co52" table:default-cell-style-name="ce541"/>
        <table:table-column table:style-name="co46" table:default-cell-style-name="ce541"/>
        <table:table-column table:style-name="co49" table:number-columns-repeated="1016" table:default-cell-style-name="ce519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535" office:value-type="string" calcext:value-type="string">
            <text:p>TL</text:p>
          </table:table-cell>
          <table:table-cell table:style-name="ce542" office:value-type="string" calcext:value-type="string">
            <text:p>USDTRY</text:p>
          </table:table-cell>
          <table:table-cell table:style-name="ce542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520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536" office:value-type="currency" office:currency="TRY" office:value="-16.91" calcext:value-type="currency">
            <text:p>-₺16,9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536" office:value-type="currency" office:currency="TRY" office:value="-3.31" calcext:value-type="currency">
            <text:p>-₺3,3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536" office:value-type="currency" office:currency="TRY" office:value="-257.25" calcext:value-type="currency">
            <text:p>-₺257,25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1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2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8-2</text:p>
          </table:table-cell>
          <table:table-cell table:style-name="ce536" office:value-type="currency" office:currency="TRY" office:value="-250.8" calcext:value-type="currency">
            <text:p>-₺250,8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Su</text:p>
          </table:table-cell>
          <table:table-cell table:style-name="ce529" office:value-type="string" calcext:value-type="string">
            <text:p>2017-18</text:p>
          </table:table-cell>
          <table:table-cell table:style-name="ce536" office:value-type="currency" office:currency="TRY" office:value="-197.61" calcext:value-type="currency">
            <text:p>-₺197,61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lektrik</text:p>
          </table:table-cell>
          <table:table-cell table:style-name="ce529"/>
          <table:table-cell table:style-name="ce536" office:value-type="currency" office:currency="TRY" office:value="-265" calcext:value-type="currency">
            <text:p>-₺265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1-2018</text:p>
          </table:table-cell>
          <table:table-cell table:style-name="ce529"/>
          <table:table-cell table:style-name="ce536" office:value-type="currency" office:currency="TRY" office:value="-95.3" calcext:value-type="currency">
            <text:p>-₺95,3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2-2018</text:p>
          </table:table-cell>
          <table:table-cell table:style-name="ce529"/>
          <table:table-cell table:style-name="ce536" office:value-type="currency" office:currency="TRY" office:value="-128.88" calcext:value-type="currency">
            <text:p>-₺128,88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karo tadilat (memer alçıpan)</text:p>
          </table:table-cell>
          <table:table-cell table:style-name="ce529"/>
          <table:table-cell table:style-name="ce536" office:value-type="currency" office:currency="TRY" office:value="-20000" calcext:value-type="currency">
            <text:p>-₺20.0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4-18 Toplam</text:p>
          </table:table-cell>
          <table:table-cell table:style-name="ce537" table:formula="of:=SUM([.F3:.F15])" office:value-type="currency" office:currency="TRY" office:value="-22399.42" calcext:value-type="currency">
            <text:p>-₺22.399,42</text:p>
          </table:table-cell>
          <table:table-cell table:style-name="ce543"/>
          <table:table-cell table:style-name="ce546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16]" office:value-type="currency" office:currency="TRY" office:value="-22399.42" calcext:value-type="currency">
            <text:p>-₺22.399,42</text:p>
          </table:table-cell>
          <table:table-cell table:style-name="ce544"/>
          <table:table-cell table:style-name="ce547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3">Elektrik 1</text:span>-2019</text:p>
          </table:table-cell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2-2019</text:p>
          </table:table-cell>
          <table:table-cell/>
          <table:table-cell table:style-name="ce536" office:value-type="currency" office:currency="TRY" office:value="-179.2" calcext:value-type="currency">
            <text:p>-₺179,2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3-2019</text:p>
          </table:table-cell>
          <table:table-cell/>
          <table:table-cell table:style-name="ce536" office:value-type="currency" office:currency="TRY" office:value="-55.9" calcext:value-type="currency">
            <text:p>-₺55,9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3 / 6</text:p>
          </table:table-cell>
          <table:table-cell table:style-name="ce536" office:value-type="currency" office:currency="TRY" office:value="-142.13" calcext:value-type="currency">
            <text:p>-₺142,13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4-5-6 / 6</text:p>
          </table:table-cell>
          <table:table-cell table:style-name="ce536" office:value-type="currency" office:currency="TRY" office:value="-429.54" calcext:value-type="currency">
            <text:p>-₺429,5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4-2019</text:p>
          </table:table-cell>
          <table:table-cell/>
          <table:table-cell table:style-name="ce536" office:value-type="currency" office:currency="TRY" office:value="-65.8" calcext:value-type="currency">
            <text:p>-₺65,8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5-2019</text:p>
          </table:table-cell>
          <table:table-cell/>
          <table:table-cell table:style-name="ce536" office:value-type="currency" office:currency="TRY" office:value="-82.94" calcext:value-type="currency">
            <text:p>-₺82,9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6-2019</text:p>
          </table:table-cell>
          <table:table-cell/>
          <table:table-cell table:style-name="ce536" office:value-type="currency" office:currency="TRY" office:value="-78.79" calcext:value-type="currency">
            <text:p>-₺78,79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9-2019</text:p>
          </table:table-cell>
          <table:table-cell/>
          <table:table-cell table:style-name="ce536" office:value-type="currency" office:currency="TRY" office:value="-39.35" calcext:value-type="currency">
            <text:p>-₺39,3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9/ 1-2</text:p>
          </table:table-cell>
          <table:table-cell table:style-name="ce536" office:value-type="currency" office:currency="TRY" office:value="-598.75" calcext:value-type="currency">
            <text:p>-₺598,7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11/2019</text:p>
          </table:table-cell>
          <table:table-cell/>
          <table:table-cell table:style-name="ce536" office:value-type="currency" office:currency="TRY" office:value="-100.02" calcext:value-type="currency">
            <text:p>-₺100,02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</text:span>12/2019</text:p>
          </table:table-cell>
          <table:table-cell/>
          <table:table-cell table:style-name="ce536" office:value-type="currency" office:currency="TRY" office:value="-232.4" calcext:value-type="currency">
            <text:p>-₺232,4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1100" calcext:value-type="currency">
            <text:p>-₺1.100,0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9 Toplam</text:p>
          </table:table-cell>
          <table:table-cell table:style-name="ce537" table:formula="of:=SUM([.F19:.F31])" office:value-type="currency" office:currency="TRY" office:value="-3104.82" calcext:value-type="currency">
            <text:p>-₺3.104,82</text:p>
          </table:table-cell>
          <table:table-cell table:style-name="ce543"/>
          <table:table-cell table:style-name="ce546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32]+[.F16]" office:value-type="currency" office:currency="TRY" office:value="-25504.24" calcext:value-type="currency">
            <text:p>-₺25.504,24</text:p>
          </table:table-cell>
          <table:table-cell table:style-name="ce544"/>
          <table:table-cell table:style-name="ce547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525" office:value-type="date" office:date-value="2020-10-06" calcext:value-type="date">
            <text:p>06.10.2020</text:p>
          </table:table-cell>
          <table:table-cell table:style-name="ce523" office:value-type="string" calcext:value-type="string">
            <text:p>Belediye Emlak Vergisi 2020</text:p>
          </table:table-cell>
          <table:table-cell table:style-name="ce529"/>
          <table:table-cell table:style-name="ce536" office:value-type="currency" office:currency="TRY" office:value="-645.85" calcext:value-type="currency">
            <text:p>-₺645,8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pire memet</text:p>
          </table:table-cell>
          <table:table-cell table:style-name="ce529"/>
          <table:table-cell table:style-name="ce536" office:value-type="currency" office:currency="TRY" office:value="-1050" calcext:value-type="currency">
            <text:p>-₺1.0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muhammed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um</text:p>
          </table:table-cell>
          <table:table-cell table:style-name="ce529"/>
          <table:table-cell table:style-name="ce536" office:value-type="currency" office:currency="TRY" office:value="-200" calcext:value-type="currency">
            <text:p>-₺2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8,5 tuğla 145 ad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ığma tuğla 720 ad * 0,90 tl</text:p>
          </table:table-cell>
          <table:table-cell table:style-name="ce529"/>
          <table:table-cell table:style-name="ce536" office:value-type="currency" office:currency="TRY" office:value="-648" calcext:value-type="currency">
            <text:p>-₺64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20 tr çimento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15 tr kireç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esme taşı – menteşe – elektrot</text:p>
          </table:table-cell>
          <table:table-cell table:style-name="ce529"/>
          <table:table-cell table:style-name="ce536" office:value-type="currency" office:currency="TRY" office:value="-68" calcext:value-type="currency">
            <text:p>-₺6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04-20" calcext:value-type="date">
            <text:p>20.04.2020</text:p>
          </table:table-cell>
          <table:table-cell table:style-name="ce523" office:value-type="string" calcext:value-type="string">
            <text:p>Elektrik 04-2020</text:p>
          </table:table-cell>
          <table:table-cell table:style-name="ce529"/>
          <table:table-cell table:style-name="ce536" office:value-type="currency" office:currency="TRY" office:value="-44.1" calcext:value-type="currency">
            <text:p>-₺44,1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2">Elektrik </text:span>05-2020</text:p>
          </table:table-cell>
          <table:table-cell/>
          <table:table-cell table:style-name="ce536" office:value-type="currency" office:currency="TRY" office:value="-9.9" calcext:value-type="currency">
            <text:p>-₺9,9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2">Elektrik </text:span>06-2020</text:p>
          </table:table-cell>
          <table:table-cell/>
          <table:table-cell table:style-name="ce536" office:value-type="currency" office:currency="TRY" office:value="-5.46" calcext:value-type="currency">
            <text:p>-₺5,46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2">Elektrik </text:span>07-2020</text:p>
          </table:table-cell>
          <table:table-cell/>
          <table:table-cell table:style-name="ce536" office:value-type="currency" office:currency="TRY" office:value="-13.65" calcext:value-type="currency">
            <text:p>-₺13,6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2">Elektrik </text:span>10-2020</text:p>
          </table:table-cell>
          <table:table-cell/>
          <table:table-cell table:style-name="ce536" office:value-type="currency" office:currency="TRY" office:value="-13" calcext:value-type="currency">
            <text:p>-₺1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9" office:value-type="string" calcext:value-type="string">
            <text:p><text:span text:style-name="T2">Elektrik </text:span>11-2020</text:p>
          </table:table-cell>
          <table:table-cell/>
          <table:table-cell table:style-name="ce536" office:value-type="currency" office:currency="TRY" office:value="-170" calcext:value-type="currency">
            <text:p>-₺17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/>
          <table:table-cell table:style-name="ce529" office:value-type="string" calcext:value-type="string">
            <text:p><text:span text:style-name="T2">Elektrik </text:span>12-2020</text:p>
          </table:table-cell>
          <table:table-cell/>
          <table:table-cell table:style-name="ce536" office:value-type="currency" office:currency="TRY" office:value="-226.11" calcext:value-type="currency">
            <text:p>-₺226,11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3" office:value-type="string" calcext:value-type="string">
            <text:p>su</text:p>
          </table:table-cell>
          <table:table-cell table:style-name="ce529"/>
          <table:table-cell table:style-name="ce536" office:value-type="currency" office:currency="TRY" office:value="-100" calcext:value-type="currency">
            <text:p>-₺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azıhane önü kırma işçiliğ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2-09" calcext:value-type="date">
            <text:p>09.12.2020</text:p>
          </table:table-cell>
          <table:table-cell table:style-name="ce523" office:value-type="string" calcext:value-type="string">
            <text:p>Alçıpan vida</text:p>
          </table:table-cell>
          <table:table-cell table:style-name="ce529"/>
          <table:table-cell table:style-name="ce536" office:value-type="currency" office:currency="TRY" office:value="-323" calcext:value-type="currency">
            <text:p>-₺32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522" office:value-type="string" calcext:value-type="string">
            <text:p>SnyH000-20</text:p>
          </table:table-cell>
          <table:table-cell table:style-name="ce526"/>
          <table:table-cell table:style-name="ce530"/>
          <table:table-cell table:style-name="ce533"/>
          <table:table-cell table:style-name="ce539" table:formula="of:=SUM([.F35:.F53])" office:value-type="currency" office:currency="TRY" office:value="-5097.07" calcext:value-type="currency">
            <text:p>-₺5.097,07</text:p>
          </table:table-cell>
          <table:table-cell table:style-name="ce533"/>
          <table:table-cell table:style-name="ce548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Boya-Çatı- Kapı 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yıkama hela yapımı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5:.F56])" office:value-type="currency" office:currency="TRY" office:value="-2000" calcext:value-type="currency">
            <text:p>-₺2.000,00</text:p>
          </table:table-cell>
          <table:table-cell table:style-name="ce533"/>
          <table:table-cell table:style-name="ce548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0" calcext:value-type="date">
            <text:p>20.08.2020</text:p>
          </table:table-cell>
          <table:table-cell table:style-name="ce523" office:value-type="string" calcext:value-type="string">
            <text:p>motorcu boy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2" calcext:value-type="date">
            <text:p>22.08.2020</text:p>
          </table:table-cell>
          <table:table-cell table:style-name="ce523" office:value-type="string" calcext:value-type="string">
            <text:p>motorcu hel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4" calcext:value-type="date">
            <text:p>24.08.2020</text:p>
          </table:table-cell>
          <table:table-cell table:style-name="ce523" office:value-type="string" calcext:value-type="string">
            <text:p>motorcu kapı</text:p>
          </table:table-cell>
          <table:table-cell table:style-name="ce529"/>
          <table:table-cell table:style-name="ce536" office:value-type="currency" office:currency="TRY" office:value="-2000" calcext:value-type="currency">
            <text:p>-₺2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Alçıpan demir işler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camcı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arka duvar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elektr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8:.F64])" office:value-type="currency" office:currency="TRY" office:value="-5500" calcext:value-type="currency">
            <text:p>-₺5.500,00</text:p>
          </table:table-cell>
          <table:table-cell table:style-name="ce533"/>
          <table:table-cell table:style-name="ce548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523" office:value-type="string" calcext:value-type="string">
            <text:p>Toz Dolgu</text:p>
          </table:table-cell>
          <table:table-cell table:style-name="ce529"/>
          <table:table-cell table:style-name="ce536" office:value-type="currency" office:currency="TRY" office:value="-250" calcext:value-type="currency">
            <text:p>-₺2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nakliye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özer vinç</text:p>
          </table:table-cell>
          <table:table-cell table:style-name="ce529"/>
          <table:table-cell table:style-name="ce536" office:value-type="currency" office:currency="TRY" office:value="-1300" calcext:value-type="currency">
            <text:p>-₺1.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hela altyapı </text:p>
          </table:table-cell>
          <table:table-cell table:style-name="ce529"/>
          <table:table-cell table:style-name="ce536" office:value-type="currency" office:currency="TRY" office:value="-1000" calcext:value-type="currency">
            <text:p>-₺1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ayakları kırım <text:s/>kepçeci</text:p>
          </table:table-cell>
          <table:table-cell table:style-name="ce529"/>
          <table:table-cell table:style-name="ce536" office:value-type="currency" office:currency="TRY" office:value="-4100" calcext:value-type="currency">
            <text:p>-₺4.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işçil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yemek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helikopter beton işçiliği 6*300</text:p>
          </table:table-cell>
          <table:table-cell table:style-name="ce529"/>
          <table:table-cell table:style-name="ce536" office:value-type="currency" office:currency="TRY" office:value="-1800" calcext:value-type="currency">
            <text:p>-₺1.8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beton santralı 36 m3*170</text:p>
          </table:table-cell>
          <table:table-cell table:style-name="ce529"/>
          <table:table-cell table:style-name="ce536" office:value-type="currency" office:currency="TRY" office:value="-6120" calcext:value-type="currency">
            <text:p>-₺6.12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ön beton (işçilik + beton)</text:p>
          </table:table-cell>
          <table:table-cell table:style-name="ce529"/>
          <table:table-cell table:style-name="ce536" office:value-type="currency" office:currency="TRY" office:value="-5000" calcext:value-type="currency">
            <text:p>-₺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66:.F78])" office:value-type="currency" office:currency="TRY" office:value="-21220" calcext:value-type="currency">
            <text:p>-₺21.220,00</text:p>
          </table:table-cell>
          <table:table-cell table:style-name="ce533"/>
          <table:table-cell table:style-name="ce548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600 m2 Taban kırım beton</text:p>
          </table:table-cell>
          <table:table-cell/>
          <table:table-cell table:style-name="ce536" office:value-type="currency" office:currency="TRY" office:value="-35000" calcext:value-type="currency">
            <text:p>-₺3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tedaş <text:s text:c="3"/></text:p>
          </table:table-cell>
          <table:table-cell table:style-name="ce523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0:.F82])" office:value-type="currency" office:currency="TRY" office:value="-43079.224" calcext:value-type="currency">
            <text:p>-₺43.079,22</text:p>
          </table:table-cell>
          <table:table-cell table:style-name="ce533"/>
          <table:table-cell table:style-name="ce548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0 TOPLAM</text:p>
          </table:table-cell>
          <table:table-cell table:style-name="ce537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543"/>
          <table:table-cell table:style-name="ce546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84]+[.F33]" office:value-type="currency" office:currency="TRY" office:value="-102400.534" calcext:value-type="currency">
            <text:p>-₺102.400,53</text:p>
          </table:table-cell>
          <table:table-cell table:style-name="ce544"/>
          <table:table-cell table:style-name="ce547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525" office:value-type="date" office:date-value="2021-01-30" calcext:value-type="date">
            <text:p>30.01.2021</text:p>
          </table:table-cell>
          <table:table-cell table:style-name="ce523" office:value-type="string" calcext:value-type="string">
            <text:p>Elektrik 1-2021</text:p>
          </table:table-cell>
          <table:table-cell/>
          <table:table-cell table:style-name="ce536" office:value-type="currency" office:currency="TRY" office:value="-143.08" calcext:value-type="currency">
            <text:p>-₺143,08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2-28" calcext:value-type="date">
            <text:p>28.02.2021</text:p>
          </table:table-cell>
          <table:table-cell table:style-name="ce523" office:value-type="string" calcext:value-type="string">
            <text:p>Elektrik 2-2021</text:p>
          </table:table-cell>
          <table:table-cell/>
          <table:table-cell table:style-name="ce536" office:value-type="currency" office:currency="TRY" office:value="-69" calcext:value-type="currency">
            <text:p>-₺69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3-30" calcext:value-type="date">
            <text:p>30.03.2021</text:p>
          </table:table-cell>
          <table:table-cell table:style-name="ce523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4-30" calcext:value-type="date">
            <text:p>30.04.2021</text:p>
          </table:table-cell>
          <table:table-cell table:style-name="ce523" office:value-type="string" calcext:value-type="string">
            <text:p>Elektrik 5-2021</text:p>
          </table:table-cell>
          <table:table-cell/>
          <table:table-cell table:style-name="ce536" office:value-type="currency" office:currency="TRY" office:value="-43.51" calcext:value-type="currency">
            <text:p>-₺43,51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5-30" calcext:value-type="date">
            <text:p>30.05.2021</text:p>
          </table:table-cell>
          <table:table-cell table:style-name="ce523" office:value-type="string" calcext:value-type="string">
            <text:p>Elektrik 6–2021</text:p>
          </table:table-cell>
          <table:table-cell table:style-name="ce529"/>
          <table:table-cell table:style-name="ce536" office:value-type="currency" office:currency="TRY" office:value="-8.55" calcext:value-type="currency">
            <text:p>-₺8,5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1</text:p>
          </table:table-cell>
          <table:table-cell table:style-name="ce529"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1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6-30" calcext:value-type="date">
            <text:p>30.06.2021</text:p>
          </table:table-cell>
          <table:table-cell table:style-name="ce523" office:value-type="string" calcext:value-type="string">
            <text:p>Elektrik 7–2021</text:p>
          </table:table-cell>
          <table:table-cell table:style-name="ce527"/>
          <table:table-cell table:style-name="ce536" office:value-type="currency" office:currency="TRY" office:value="-21.85" calcext:value-type="currency">
            <text:p>-₺21,8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7-30" calcext:value-type="date">
            <text:p>30.07.2021</text:p>
          </table:table-cell>
          <table:table-cell table:style-name="ce523" office:value-type="string" calcext:value-type="string">
            <text:p>Elektrik 8-2021</text:p>
          </table:table-cell>
          <table:table-cell table:style-name="ce527"/>
          <table:table-cell table:style-name="ce536" office:value-type="currency" office:currency="TRY" office:value="-5" calcext:value-type="currency">
            <text:p>-₺5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8-30" calcext:value-type="date">
            <text:p>30.08.2021</text:p>
          </table:table-cell>
          <table:table-cell table:style-name="ce523" office:value-type="string" calcext:value-type="string">
            <text:p>Elektrik 9-2021</text:p>
          </table:table-cell>
          <table:table-cell table:style-name="ce529"/>
          <table:table-cell table:style-name="ce536" office:value-type="currency" office:currency="TRY" office:value="-8" calcext:value-type="currency">
            <text:p>-₺8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9-30" calcext:value-type="date">
            <text:p>30.09.2021</text:p>
          </table:table-cell>
          <table:table-cell table:style-name="ce523" office:value-type="string" calcext:value-type="string">
            <text:p>Elektrik 10-2021</text:p>
          </table:table-cell>
          <table:table-cell table:style-name="ce529"/>
          <table:table-cell table:style-name="ce536" office:value-type="currency" office:currency="TRY" office:value="-20" calcext:value-type="currency">
            <text:p>-₺2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30" calcext:value-type="date">
            <text:p>30.10.2021</text:p>
          </table:table-cell>
          <table:table-cell table:style-name="ce523" office:value-type="string" calcext:value-type="string">
            <text:p>Elektrik 11-2021</text:p>
          </table:table-cell>
          <table:table-cell table:style-name="ce529"/>
          <table:table-cell table:style-name="ce536" office:value-type="currency" office:currency="TRY" office:value="-26" calcext:value-type="currency">
            <text:p>-₺26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vergi fark</text:p>
          </table:table-cell>
          <table:table-cell table:style-name="ce529"/>
          <table:table-cell table:style-name="ce536" office:value-type="currency" office:currency="TRY" office:value="-23.4" calcext:value-type="currency">
            <text:p>-₺23,4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2</text:p>
          </table:table-cell>
          <table:table-cell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2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2-30" calcext:value-type="date">
            <text:p>30.12.2021</text:p>
          </table:table-cell>
          <table:table-cell table:style-name="ce523" office:value-type="string" calcext:value-type="string">
            <text:p>Elektrik 12-2021</text:p>
          </table:table-cell>
          <table:table-cell table:style-name="ce529"/>
          <table:table-cell table:style-name="ce536" office:value-type="currency" office:currency="TRY" office:value="-142" calcext:value-type="currency">
            <text:p>-₺142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/>
          <table:table-cell table:style-name="ce523" office:value-type="string" calcext:value-type="string">
            <text:p>yıkama elektrik abone bedeli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7:.F103])" office:value-type="currency" office:currency="TRY" office:value="-4179.31" calcext:value-type="currency">
            <text:p>-₺4.179,31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6 mm 10 m2*360 tl </text:p>
          </table:table-cell>
          <table:table-cell table:style-name="ce529"/>
          <table:table-cell table:style-name="ce536" office:value-type="currency" office:currency="TRY" office:value="-3600" calcext:value-type="currency">
            <text:p>-₺3.6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demir malzeme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05:.F115])" office:value-type="currency" office:currency="TRY" office:value="-15585" calcext:value-type="currency">
            <text:p>-₺15.58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6 mm 12 m2*360 tl </text:p>
          </table:table-cell>
          <table:table-cell table:style-name="ce529"/>
          <table:table-cell table:style-name="ce536" office:value-type="currency" office:currency="TRY" office:value="-4320" calcext:value-type="currency">
            <text:p>-₺4.32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17:.F126])" office:value-type="currency" office:currency="TRY" office:value="-12305" calcext:value-type="currency">
            <text:p>-₺12.30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1 TOPLAM</text:p>
          </table:table-cell>
          <table:table-cell table:style-name="ce537" table:formula="of:=[.F127]+[.F116]+[.F104]" office:value-type="currency" office:currency="TRY" office:value="-32069.31" calcext:value-type="currency">
            <text:p>-₺32.069,31</text:p>
          </table:table-cell>
          <table:table-cell table:style-name="ce543"/>
          <table:table-cell table:style-name="ce546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28]+[.F85]" office:value-type="currency" office:currency="TRY" office:value="-134469.844" calcext:value-type="currency">
            <text:p>-₺134.469,84</text:p>
          </table:table-cell>
          <table:table-cell table:style-name="ce544"/>
          <table:table-cell table:style-name="ce547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525" office:value-type="date" office:date-value="2022-12-31" calcext:value-type="date">
            <text:p>31.12.2022</text:p>
          </table:table-cell>
          <table:table-cell table:style-name="ce523" office:value-type="string" calcext:value-type="string">
            <text:p>Genel Masraf</text:p>
          </table:table-cell>
          <table:table-cell/>
          <table:table-cell table:formula="of:=[$'SnH yazıhane'.G2]" office:value-type="currency" office:currency="TRY" office:value="-552.33" calcext:value-type="currency">
            <text:p>-₺552,33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527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525" office:value-type="date" office:date-value="2022-10-30" calcext:value-type="date">
            <text:p>30.10.2022</text:p>
          </table:table-cell>
          <table:table-cell table:style-name="ce523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2 TOPLAM</text:p>
          </table:table-cell>
          <table:table-cell table:style-name="ce537" table:formula="of:=SUM([.F131:.F133])" office:value-type="currency" office:currency="TRY" office:value="-8552.33" calcext:value-type="currency">
            <text:p>-₺8.552,33</text:p>
          </table:table-cell>
          <table:table-cell table:style-name="ce543" office:value-type="float" office:value="18" calcext:value-type="float">
            <text:p>18,00</text:p>
          </table:table-cell>
          <table:table-cell table:style-name="ce546" table:formula="of:=[.F134]/[.G134]" office:value-type="currency" office:currency="USD" office:value="-475.129444444444" calcext:value-type="currency">
            <text:p>-$475,13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34]+[.F129]" office:value-type="currency" office:currency="TRY" office:value="-143022.174" calcext:value-type="currency">
            <text:p>-₺143.022,17</text:p>
          </table:table-cell>
          <table:table-cell table:style-name="ce544"/>
          <table:table-cell table:style-name="ce547" table:formula="of:=[.H134]+[.H129]" office:value-type="currency" office:currency="USD" office:value="-19653.2428867773" calcext:value-type="currency">
            <text:p>-$19.653,24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545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3" table:default-cell-style-name="ce549"/>
        <table:table-column table:style-name="co54" table:default-cell-style-name="ce559"/>
        <table:table-column table:style-name="co55" table:default-cell-style-name="ce559"/>
        <table:table-column table:style-name="co56" table:default-cell-style-name="ce576"/>
        <table:table-column table:style-name="co57" table:default-cell-style-name="ce549"/>
        <table:table-column table:style-name="co58" table:default-cell-style-name="ce549"/>
        <table:table-column table:style-name="co59" table:default-cell-style-name="ce621"/>
        <table:table-column table:style-name="co60" table:default-cell-style-name="ce549"/>
        <table:table-column table:style-name="co61" table:default-cell-style-name="ce549"/>
        <table:table-column table:style-name="co40" table:default-cell-style-name="ce549"/>
        <table:table-column table:style-name="co40" table:default-cell-style-name="ce643"/>
        <table:table-column table:style-name="co58" table:default-cell-style-name="ce549"/>
        <table:table-column table:style-name="co62" table:default-cell-style-name="ce621"/>
        <table:table-column table:style-name="co63" table:default-cell-style-name="ce549"/>
        <table:table-column table:style-name="co64" table:default-cell-style-name="ce628"/>
        <table:table-column table:style-name="co65" table:default-cell-style-name="ce549"/>
        <table:table-column table:style-name="co40" table:default-cell-style-name="ce672"/>
        <table:table-column table:style-name="co58" table:default-cell-style-name="ce549"/>
        <table:table-column table:style-name="co66" table:default-cell-style-name="ce549"/>
        <table:table-column table:style-name="co67" table:default-cell-style-name="ce549"/>
        <table:table-column table:style-name="co40" table:default-cell-style-name="ce549"/>
        <table:table-column table:style-name="co68" table:default-cell-style-name="ce549"/>
        <table:table-column table:style-name="co1" table:number-columns-repeated="1002" table:default-cell-style-name="ce549"/>
        <table:table-row table:style-name="ro6">
          <table:table-cell table:number-columns-repeated="5"/>
          <table:table-cell table:style-name="ce602"/>
          <table:table-cell table:style-name="ce612"/>
          <table:table-cell table:number-columns-repeated="2"/>
          <table:table-cell table:style-name="ce632"/>
          <table:table-cell table:style-name="ce639"/>
          <table:table-cell table:style-name="ce632"/>
          <table:table-cell table:style-name="ce653"/>
          <table:table-cell table:style-name="ce656"/>
          <table:table-cell table:style-name="ce660"/>
          <table:table-cell table:style-name="ce632"/>
          <table:table-cell table:style-name="ce668"/>
          <table:table-cell/>
          <table:table-cell table:style-name="ce602"/>
          <table:table-cell table:number-columns-repeated="1005"/>
        </table:table-row>
        <table:table-row table:style-name="ro5">
          <table:table-cell/>
          <table:table-cell table:style-name="ce560" office:value-type="string" calcext:value-type="string">
            <text:p>1203m2 arsa</text:p>
          </table:table-cell>
          <table:table-cell table:number-columns-repeated="2"/>
          <table:table-cell table:style-name="ce553"/>
          <table:table-cell/>
          <table:table-cell table:style-name="ce254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640"/>
          <table:table-cell/>
          <table:table-cell table:style-name="ce254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669"/>
          <table:table-cell table:number-columns-repeated="1007"/>
        </table:table-row>
        <table:table-row table:style-name="ro5">
          <table:table-cell/>
          <table:table-cell table:style-name="ce201" office:value-type="string" calcext:value-type="string">
            <text:p>S A N A Y İ</text:p>
          </table:table-cell>
          <table:table-cell table:number-columns-repeated="2"/>
          <table:table-cell table:style-name="ce201" office:value-type="string" calcext:value-type="string">
            <text:p>GELİR</text:p>
          </table:table-cell>
          <table:table-cell/>
          <table:table-cell table:style-name="ce254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201" office:value-type="string" calcext:value-type="string" table:number-columns-spanned="2" table:number-rows-spanned="1">
            <text:p>BAKİYE</text:p>
          </table:table-cell>
          <table:covered-table-cell table:style-name="ce275"/>
          <table:table-cell/>
          <table:table-cell table:style-name="ce254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201" office:value-type="string" calcext:value-type="string" table:number-columns-spanned="2" table:number-rows-spanned="1">
            <text:p>BAKİYE</text:p>
          </table:table-cell>
          <table:covered-table-cell table:style-name="ce669"/>
          <table:table-cell/>
          <table:table-cell table:style-name="ce201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55"/>
          <table:table-cell table:style-name="ce569"/>
          <table:table-cell table:style-name="ce577"/>
          <table:table-cell table:style-name="ce587" office:value-type="string" calcext:value-type="string">
            <text:p>TL</text:p>
          </table:table-cell>
          <table:table-cell table:style-name="ce558"/>
          <table:table-cell table:style-name="ce254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275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275" office:value-type="string" calcext:value-type="string">
            <text:p>USD</text:p>
          </table:table-cell>
          <table:table-cell table:style-name="ce587"/>
          <table:table-cell table:style-name="ce254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661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587" office:value-type="string" calcext:value-type="string">
            <text:p>USD</text:p>
          </table:table-cell>
          <table:table-cell table:style-name="ce558"/>
          <table:table-cell table:style-name="ce587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551" office:value-type="float" office:value="2007" calcext:value-type="float">
            <text:p>2007</text:p>
          </table:table-cell>
          <table:table-cell table:style-name="ce562" table:number-columns-repeated="2"/>
          <table:table-cell table:style-name="ce578" office:value-type="string" calcext:value-type="string">
            <text:p>1203 m2 2007 değeri</text:p>
          </table:table-cell>
          <table:table-cell table:style-name="ce588" office:value-type="currency" office:currency="USD" office:value="450000" calcext:value-type="currency">
            <text:p>$450.000,00</text:p>
          </table:table-cell>
          <table:table-cell table:style-name="ce603"/>
          <table:table-cell table:style-name="ce614" table:formula="of:=[.K5]/[.$E$5]" office:value-type="percentage" office:value="0.5" calcext:value-type="percentage">
            <text:p>%50,00</text:p>
          </table:table-cell>
          <table:table-cell table:style-name="ce622" table:number-columns-repeated="3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51"/>
          <table:table-cell table:style-name="ce614" table:formula="of:=[.Q5]/[.$E$5]" office:value-type="percentage" office:value="0.5" calcext:value-type="percentage">
            <text:p>%50,00</text:p>
          </table:table-cell>
          <table:table-cell table:style-name="ce622"/>
          <table:table-cell table:style-name="ce662"/>
          <table:table-cell table:style-name="ce622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03"/>
          <table:table-cell table:style-name="ce675"/>
          <table:table-cell table:number-columns-repeated="1005"/>
        </table:table-row>
        <table:table-row table:style-name="ro5">
          <table:table-cell table:style-name="ce552" office:value-type="float" office:value="2017" calcext:value-type="float">
            <text:p>2017</text:p>
          </table:table-cell>
          <table:table-cell table:style-name="ce563"/>
          <table:table-cell table:style-name="ce570" office:value-type="string" calcext:value-type="string">
            <text:p>usd</text:p>
          </table:table-cell>
          <table:table-cell table:style-name="ce570"/>
          <table:table-cell table:style-name="ce589" office:value-type="string" calcext:value-type="string">
            <text:p>doğuş hesabı</text:p>
          </table:table-cell>
          <table:table-cell table:style-name="ce604"/>
          <table:table-cell table:style-name="ce615" table:formula="of:=[.K6]/[.$E$5]" office:value-type="percentage" office:value="0.781587133333333" calcext:value-type="percentage">
            <text:p>%78,16</text:p>
          </table:table-cell>
          <table:table-cell table:style-name="ce623" office:value-type="string" calcext:value-type="string">
            <text:p>+ + +</text:p>
          </table:table-cell>
          <table:table-cell table:style-name="ce623"/>
          <table:table-cell table:style-name="ce633" office:value-type="currency" office:currency="USD" office:value="126714.21" calcext:value-type="currency">
            <text:p>$126.714,21</text:p>
          </table:table-cell>
          <table:table-cell table:style-name="ce641" table:formula="of:=[.K5]+[.J6]" office:value-type="currency" office:currency="USD" office:value="351714.21" calcext:value-type="currency">
            <text:p>$351.714,21</text:p>
          </table:table-cell>
          <table:table-cell table:style-name="ce604"/>
          <table:table-cell table:style-name="ce615" table:formula="of:=[.Q6]/[.$E$5]" office:value-type="percentage" office:value="0.218412866666667" calcext:value-type="percentage">
            <text:p>%21,84</text:p>
          </table:table-cell>
          <table:table-cell table:style-name="ce657"/>
          <table:table-cell table:style-name="ce663" office:value-type="string" calcext:value-type="string">
            <text:p>- - -</text:p>
          </table:table-cell>
          <table:table-cell table:style-name="ce665" office:value-type="currency" office:currency="USD" office:value="126714.21" calcext:value-type="currency">
            <text:p>$126.714,21</text:p>
          </table:table-cell>
          <table:table-cell table:style-name="ce670" table:formula="of:=[.Q5]-[.P6]" office:value-type="currency" office:currency="USD" office:value="98285.79" calcext:value-type="currency">
            <text:p>$98.285,79</text:p>
          </table:table-cell>
          <table:table-cell table:style-name="ce604"/>
          <table:table-cell table:style-name="ce676"/>
          <table:table-cell table:number-columns-repeated="1005"/>
        </table:table-row>
        <table:table-row table:style-name="ro5">
          <table:table-cell table:style-name="ce553" office:value-type="float" office:value="2018" calcext:value-type="float">
            <text:p>2018</text:p>
          </table:table-cell>
          <table:table-cell table:number-columns-repeated="4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590" table:formula="of:=[$'02-11-GLR'.G6]" office:value-type="currency" office:currency="TRY" office:value="21000" calcext:value-type="currency">
            <text:p>₺21.000,00</text:p>
          </table:table-cell>
          <table:table-cell table:style-name="ce605"/>
          <table:table-cell table:style-name="ce616" table:formula="of:=[.K8]/[.$E$5]" office:value-type="percentage" office:value="0.779740647745572" calcext:value-type="percentage">
            <text:p>%77,97</text:p>
          </table:table-cell>
          <table:table-cell table:style-name="ce602" table:formula="of:=[.G6]*[.E8]" office:value-type="currency" office:currency="TRY" office:value="16413.3298" calcext:value-type="currency">
            <text:p>₺16.413,33</text:p>
          </table:table-cell>
          <table:table-cell table:style-name="ce628" table:formula="of:=[.H8]/[.S8]" office:value-type="currency" office:currency="USD" office:value="2973.4293115942" calcext:value-type="currency">
            <text:p>$2.973</text:p>
          </table:table-cell>
          <table:table-cell table:style-name="ce602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605"/>
          <table:table-cell table:style-name="ce618" table:formula="of:=[.Q8]/[.$E$5]" office:value-type="percentage" office:value="0.220259352254428" calcext:value-type="percentage">
            <text:p>%22,03</text:p>
          </table:table-cell>
          <table:table-cell table:style-name="ce602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602" table:formula="of:=[.P7]+[.N8]" office:value-type="currency" office:currency="TRY" office:value="4586.6702" calcext:value-type="currency">
            <text:p>₺4.586,67</text:p>
          </table:table-cell>
          <table:table-cell table:style-name="ce643" table:formula="of:=[.Q6]+[.O8]" office:value-type="currency" office:currency="USD" office:value="99116.7085144927" calcext:value-type="currency">
            <text:p>$99.116,71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571"/>
          <table:table-cell/>
          <table:table-cell table:style-name="ce591" table:formula="of:=[$'02-12-GDR'.F16]" office:value-type="currency" office:currency="TRY" office:value="-22399.42" calcext:value-type="currency">
            <text:p>-₺22.399,42</text:p>
          </table:table-cell>
          <table:table-cell table:style-name="ce606"/>
          <table:table-cell table:style-name="ce616" table:formula="of:=[.K9]/[.$E$5]" office:value-type="percentage" office:value="0.781726832020964" calcext:value-type="percentage">
            <text:p>%78,17</text:p>
          </table:table-cell>
          <table:table-cell table:style-name="ce602" table:formula="of:=[.G8]*[.E9]" office:value-type="currency" office:currency="TRY" office:value="-17465.7382599251" calcext:value-type="currency">
            <text:p>-₺17.465,74</text:p>
          </table:table-cell>
          <table:table-cell table:style-name="ce628" table:formula="of:=[.H9]/[.S9]" office:value-type="currency" office:currency="USD" office:value="-3164.08301810238" calcext:value-type="currency">
            <text:p>-$3.164</text:p>
          </table:table-cell>
          <table:table-cell table:style-name="ce634" table:formula="of:=[.J8]+[.H9]" office:value-type="currency" office:currency="TRY" office:value="-1052.40845992511" calcext:value-type="currency">
            <text:p>-₺1.052,41</text:p>
          </table:table-cell>
          <table:table-cell table:style-name="ce644" table:formula="of:=[.K8]-[.O9]" office:value-type="currency" office:currency="USD" office:value="351777.074409434" calcext:value-type="currency">
            <text:p>$351.777,07</text:p>
          </table:table-cell>
          <table:table-cell table:style-name="ce606"/>
          <table:table-cell table:style-name="ce616" table:formula="of:=[.Q9]/[.$E$5]" office:value-type="percentage" office:value="0.218273167979036" calcext:value-type="percentage">
            <text:p>%21,83</text:p>
          </table:table-cell>
          <table:table-cell table:style-name="ce602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634" table:formula="of:=[.P8]+[.N9]" office:value-type="currency" office:currency="TRY" office:value="-347.011540074886" calcext:value-type="currency">
            <text:p>-₺347,01</text:p>
          </table:table-cell>
          <table:table-cell table:style-name="ce643" table:formula="of:=[.Q8]+[.O9]" office:value-type="currency" office:currency="USD" office:value="98222.9255905661" calcext:value-type="currency">
            <text:p>$98.222,93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18</text:p>
          </table:table-cell>
          <table:table-cell table:style-name="ce564"/>
          <table:table-cell table:style-name="ce579" table:formula="of:=SUM([.D8:.D9])" office:value-type="float" office:value="25000" calcext:value-type="float">
            <text:p>25000</text:p>
          </table:table-cell>
          <table:table-cell table:style-name="ce592" table:formula="of:=SUM([.E8:.E9])" office:value-type="currency" office:currency="TRY" office:value="-1399.42" calcext:value-type="currency">
            <text:p>-₺1.399,42</text:p>
          </table:table-cell>
          <table:table-cell table:style-name="ce607"/>
          <table:table-cell table:style-name="ce617"/>
          <table:table-cell table:style-name="ce592" table:formula="of:=SUM([.H8:.H9])" office:value-type="currency" office:currency="TRY" office:value="-1052.40845992511" calcext:value-type="currency">
            <text:p>-₺1.052,41</text:p>
          </table:table-cell>
          <table:table-cell table:style-name="ce629" table:formula="of:=SUM([.I8:.I9])" office:value-type="currency" office:currency="USD" office:value="-190.653706508176" calcext:value-type="currency">
            <text:p>-$191</text:p>
          </table:table-cell>
          <table:table-cell table:style-name="ce635"/>
          <table:table-cell table:style-name="ce645"/>
          <table:table-cell table:style-name="ce652"/>
          <table:table-cell table:style-name="ce654"/>
          <table:table-cell table:style-name="ce592" table:formula="of:=SUM([.N8:.N9])" office:value-type="currency" office:currency="TRY" office:value="-347.011540074886" calcext:value-type="currency">
            <text:p>-₺347,01</text:p>
          </table:table-cell>
          <table:table-cell table:style-name="ce629" table:formula="of:=SUM([.O8:.O9])" office:value-type="currency" office:currency="USD" office:value="-62.8644094338563" calcext:value-type="currency">
            <text:p>-$63</text:p>
          </table:table-cell>
          <table:table-cell table:style-name="ce635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 office:value-type="float" office:value="2019" calcext:value-type="float">
            <text:p>2019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590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12]/[.$E$5]" office:value-type="percentage" office:value="0.779822179595318" calcext:value-type="percentage">
            <text:p>%77,98</text:p>
          </table:table-cell>
          <table:table-cell table:style-name="ce602" table:formula="of:=[.G9]*[.E12]" office:value-type="currency" office:currency="TRY" office:value="17588.8537204717" calcext:value-type="currency">
            <text:p>₺17.588,85</text:p>
          </table:table-cell>
          <table:table-cell table:style-name="ce628" table:formula="of:=[.H12]/[.S12]" office:value-type="currency" office:currency="USD" office:value="3069.60797913991" calcext:value-type="currency">
            <text:p>$3.070</text:p>
          </table:table-cell>
          <table:table-cell table:style-name="ce602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605"/>
          <table:table-cell table:style-name="ce616" table:formula="of:=[.Q12]/[.$E$5]" office:value-type="percentage" office:value="0.220177820404682" calcext:value-type="percentage">
            <text:p>%22,02</text:p>
          </table:table-cell>
          <table:table-cell table:style-name="ce602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602" table:formula="of:=[.P9]+[.N12]" office:value-type="currency" office:currency="TRY" office:value="4564.13473945342" calcext:value-type="currency">
            <text:p>₺4.564,13</text:p>
          </table:table-cell>
          <table:table-cell table:style-name="ce643" table:formula="of:=[.Q9]+[.O12]" office:value-type="currency" office:currency="USD" office:value="99080.0191821069" calcext:value-type="currency">
            <text:p>$99.080,0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590" table:formula="of:=[$'02-11-GLR'.G13]" office:value-type="currency" office:currency="TRY" office:value="4000" calcext:value-type="currency">
            <text:p>₺4.000,00</text:p>
          </table:table-cell>
          <table:table-cell table:style-name="ce605"/>
          <table:table-cell table:style-name="ce616" table:formula="of:=[.K13]/[.$E$5]" office:value-type="percentage" office:value="0.779480620052321" calcext:value-type="percentage">
            <text:p>%77,95</text:p>
          </table:table-cell>
          <table:table-cell table:style-name="ce602" table:formula="of:=[.G12]*[.E13]" office:value-type="currency" office:currency="TRY" office:value="3119.28871838127" calcext:value-type="currency">
            <text:p>₺3.119,29</text:p>
          </table:table-cell>
          <table:table-cell table:style-name="ce628" table:formula="of:=[.H13]/[.S13]" office:value-type="currency" office:currency="USD" office:value="544.378484883294" calcext:value-type="currency">
            <text:p>$544</text:p>
          </table:table-cell>
          <table:table-cell table:style-name="ce602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605"/>
          <table:table-cell table:style-name="ce616" table:formula="of:=[.Q13]/[.$E$5]" office:value-type="percentage" office:value="0.220519379947679" calcext:value-type="percentage">
            <text:p>%22,05</text:p>
          </table:table-cell>
          <table:table-cell table:style-name="ce602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602" table:formula="of:=[.P12]+[.N13]" office:value-type="currency" office:currency="TRY" office:value="5444.84602107215" calcext:value-type="currency">
            <text:p>₺5.444,85</text:p>
          </table:table-cell>
          <table:table-cell table:style-name="ce643" table:formula="of:=[.Q12]+[.O13]" office:value-type="currency" office:currency="USD" office:value="99233.7209764557" calcext:value-type="currency">
            <text:p>$99.233,7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571"/>
          <table:table-cell/>
          <table:table-cell table:style-name="ce591" table:formula="of:=[$'02-12-GDR'.F32]" office:value-type="currency" office:currency="TRY" office:value="-3104.82" calcext:value-type="currency">
            <text:p>-₺3.104,82</text:p>
          </table:table-cell>
          <table:table-cell table:style-name="ce606"/>
          <table:table-cell table:style-name="ce616" table:formula="of:=[.K14]/[.$E$5]" office:value-type="percentage" office:value="0.779746151555617" calcext:value-type="percentage">
            <text:p>%77,97</text:p>
          </table:table-cell>
          <table:table-cell table:style-name="ce602" table:formula="of:=[.G13]*[.E14]" office:value-type="currency" office:currency="TRY" office:value="-2420.14701875085" calcext:value-type="currency">
            <text:p>-₺2.420,15</text:p>
          </table:table-cell>
          <table:table-cell table:style-name="ce628" table:formula="of:=[.H14]/[.S14]" office:value-type="currency" office:currency="USD" office:value="-422.364226658088" calcext:value-type="currency">
            <text:p>-$422</text:p>
          </table:table-cell>
          <table:table-cell table:style-name="ce602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606"/>
          <table:table-cell table:style-name="ce616" table:formula="of:=[.Q14]/[.$E$5]" office:value-type="percentage" office:value="0.220253848444383" calcext:value-type="percentage">
            <text:p>%22,03</text:p>
          </table:table-cell>
          <table:table-cell table:style-name="ce602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602" table:formula="of:=[.P13]+[.N14]" office:value-type="currency" office:currency="TRY" office:value="4760.17303982299" calcext:value-type="currency">
            <text:p>₺4.760,17</text:p>
          </table:table-cell>
          <table:table-cell table:style-name="ce643" table:formula="of:=[.Q13]+[.O14]" office:value-type="currency" office:currency="USD" office:value="99114.2317999724" calcext:value-type="currency">
            <text:p>$99.114,23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<text:s/>Toplam 2019</text:p>
          </table:table-cell>
          <table:table-cell table:style-name="ce564"/>
          <table:table-cell table:style-name="ce579" table:formula="of:=SUM([.D12:.D14])" office:value-type="float" office:value="34645" calcext:value-type="float">
            <text:p>34645</text:p>
          </table:table-cell>
          <table:table-cell table:style-name="ce592" table:formula="of:=SUM([.E12:.E14])" office:value-type="currency" office:currency="TRY" office:value="23395.18" calcext:value-type="currency">
            <text:p>₺23.395,18</text:p>
          </table:table-cell>
          <table:table-cell table:style-name="ce607"/>
          <table:table-cell table:style-name="ce617"/>
          <table:table-cell table:style-name="ce592" table:formula="of:=SUM([.H12:.H14])" office:value-type="currency" office:currency="TRY" office:value="18287.9954201021" calcext:value-type="currency">
            <text:p>₺18.288,00</text:p>
          </table:table-cell>
          <table:table-cell table:style-name="ce629" table:formula="of:=SUM([.I12:.I14])" office:value-type="currency" office:currency="USD" office:value="3191.62223736512" calcext:value-type="currency">
            <text:p>$3.192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2:.N14])" office:value-type="currency" office:currency="TRY" office:value="5107.18457989788" calcext:value-type="currency">
            <text:p>₺5.107,18</text:p>
          </table:table-cell>
          <table:table-cell table:style-name="ce629" table:formula="of:=SUM([.O12:.O14])" office:value-type="currency" office:currency="USD" office:value="891.306209406262" calcext:value-type="currency">
            <text:p>$891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5"/>
          <table:table-cell table:style-name="ce553"/>
          <table:table-cell table:style-name="ce572" office:value-type="string" calcext:value-type="string">
            <text:p>Toplam – Net 2018-19</text:p>
          </table:table-cell>
          <table:table-cell table:style-name="ce580" table:formula="of:=[.D15]+[.D10]" office:value-type="float" office:value="59645" calcext:value-type="float">
            <text:p>59645</text:p>
          </table:table-cell>
          <table:table-cell table:style-name="ce593" table:formula="of:=[.E15]+[.E10]" office:value-type="currency" office:currency="TRY" office:value="21995.76" calcext:value-type="currency">
            <text:p>₺21.995,7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0" calcext:value-type="float">
            <text:p>2020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590" table:formula="of:=[$'02-11-GLR'.G19]" office:value-type="currency" office:currency="TRY" office:value="6200" calcext:value-type="currency">
            <text:p>₺6.200,00</text:p>
          </table:table-cell>
          <table:table-cell table:style-name="ce605"/>
          <table:table-cell table:style-name="ce616" table:formula="of:=[.K18]/[.$E$5]" office:value-type="percentage" office:value="0.779274206209028" calcext:value-type="percentage">
            <text:p>%77,93</text:p>
          </table:table-cell>
          <table:table-cell table:style-name="ce602" table:formula="of:=[.G14]*[.E18]" office:value-type="currency" office:currency="TRY" office:value="4834.42613964483" calcext:value-type="currency">
            <text:p>₺4.834,43</text:p>
          </table:table-cell>
          <table:table-cell table:style-name="ce628" table:formula="of:=[.H18]/[.S18]" office:value-type="currency" office:currency="USD" office:value="751.85476510806" calcext:value-type="currency">
            <text:p>$752</text:p>
          </table:table-cell>
          <table:table-cell table:style-name="ce602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616" table:formula="of:=[.Q18]/[.$E$5]" office:value-type="percentage" office:value="0.220725793790972" calcext:value-type="percentage">
            <text:p>%22,07</text:p>
          </table:table-cell>
          <table:table-cell table:style-name="ce602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602" table:formula="of:=[.P14]+[.N18]" office:value-type="currency" office:currency="TRY" office:value="6125.74690017817" calcext:value-type="currency">
            <text:p>₺6.125,75</text:p>
          </table:table-cell>
          <table:table-cell table:style-name="ce643" table:formula="of:=[.Q14]+[.O18]" office:value-type="currency" office:currency="USD" office:value="99326.6072059374" calcext:value-type="currency">
            <text:p>$99.326,61</text:p>
          </table:table-cell>
          <table:table-cell table:style-name="ce606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590" table:formula="of:=[$'02-11-GLR'.G25]" office:value-type="currency" office:currency="TRY" office:value="7800" calcext:value-type="currency">
            <text:p>₺7.800,00</text:p>
          </table:table-cell>
          <table:table-cell table:style-name="ce605"/>
          <table:table-cell table:style-name="ce616" table:formula="of:=[.K19]/[.$E$5]" office:value-type="percentage" office:value="0.778803034563826" calcext:value-type="percentage">
            <text:p>%77,88</text:p>
          </table:table-cell>
          <table:table-cell table:style-name="ce602" table:formula="of:=[.G18]*[.E19]" office:value-type="currency" office:currency="TRY" office:value="6078.33880843042" calcext:value-type="currency">
            <text:p>₺6.078,34</text:p>
          </table:table-cell>
          <table:table-cell table:style-name="ce628" table:formula="of:=[.H19]/[.S19]" office:value-type="currency" office:currency="USD" office:value="748.563892663845" calcext:value-type="currency">
            <text:p>$749</text:p>
          </table:table-cell>
          <table:table-cell table:style-name="ce602" table:formula="of:=[.J18]+[.H19]" office:value-type="currency" office:currency="TRY" office:value="28148.3519082522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616" table:formula="of:=[.Q19]/[.$E$5]" office:value-type="percentage" office:value="0.221196965436174" calcext:value-type="percentage">
            <text:p>%22,12</text:p>
          </table:table-cell>
          <table:table-cell table:style-name="ce602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602" table:formula="of:=[.P18]+[.N19]" office:value-type="currency" office:currency="TRY" office:value="7847.40809174775" calcext:value-type="currency">
            <text:p>₺7.847,41</text:p>
          </table:table-cell>
          <table:table-cell table:style-name="ce643" table:formula="of:=[.Q18]+[.O19]" office:value-type="currency" office:currency="USD" office:value="99538.6344462785" calcext:value-type="currency">
            <text:p>$99.538,63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571"/>
          <table:table-cell/>
          <table:table-cell table:style-name="ce591" table:formula="of:=[$'02-12-GDR'.F57]" office:value-type="currency" office:currency="TRY" office:value="-2000" calcext:value-type="currency">
            <text:p>-₺2.000,00</text:p>
          </table:table-cell>
          <table:table-cell table:style-name="ce606"/>
          <table:table-cell table:style-name="ce616" table:formula="of:=[.K20]/[.$E$5]" office:value-type="percentage" office:value="0.778924105699806" calcext:value-type="percentage">
            <text:p>%77,89</text:p>
          </table:table-cell>
          <table:table-cell table:style-name="ce602" table:formula="of:=[.G19]*[.E20]" office:value-type="currency" office:currency="TRY" office:value="-1557.60606912765" calcext:value-type="currency">
            <text:p>-₺1.557,61</text:p>
          </table:table-cell>
          <table:table-cell table:style-name="ce628" table:formula="of:=[.H20]/[.S20]" office:value-type="currency" office:currency="USD" office:value="-191.823407528036" calcext:value-type="currency">
            <text:p>-$192</text:p>
          </table:table-cell>
          <table:table-cell table:style-name="ce602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616" table:formula="of:=[.Q20]/[.$E$5]" office:value-type="percentage" office:value="0.221075894300194" calcext:value-type="percentage">
            <text:p>%22,11</text:p>
          </table:table-cell>
          <table:table-cell table:style-name="ce602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602" table:formula="of:=[.P19]+[.N20]" office:value-type="currency" office:currency="TRY" office:value="7405.0141608754" calcext:value-type="currency">
            <text:p>₺7.405,01</text:p>
          </table:table-cell>
          <table:table-cell table:style-name="ce643" table:formula="of:=[.Q19]+[.O20]" office:value-type="currency" office:currency="USD" office:value="99484.1524350873" calcext:value-type="currency">
            <text:p>$99.484,15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21]/[.$E$5]" office:value-type="percentage" office:value="0.777530184550372" calcext:value-type="percentage">
            <text:p>%77,75</text:p>
          </table:table-cell>
          <table:table-cell table:style-name="ce602" table:formula="of:=[.G20]*[.E21]" office:value-type="currency" office:currency="TRY" office:value="17525.7923782456" calcext:value-type="currency">
            <text:p>₺17.525,79</text:p>
          </table:table-cell>
          <table:table-cell table:style-name="ce628" table:formula="of:=[.H21]/[.S21]" office:value-type="currency" office:currency="USD" office:value="2210.06209057322" calcext:value-type="currency">
            <text:p>$2.210</text:p>
          </table:table-cell>
          <table:table-cell table:style-name="ce602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616" table:formula="of:=[.Q21]/[.$E$5]" office:value-type="percentage" office:value="0.222469815449628" calcext:value-type="percentage">
            <text:p>%22,25</text:p>
          </table:table-cell>
          <table:table-cell table:style-name="ce602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602" table:formula="of:=[.P20]+[.N21]" office:value-type="currency" office:currency="TRY" office:value="12379.2217826298" calcext:value-type="currency">
            <text:p>₺12.379,22</text:p>
          </table:table-cell>
          <table:table-cell table:style-name="ce643" table:formula="of:=[.Q20]+[.O21]" office:value-type="currency" office:currency="USD" office:value="100111.416952333" calcext:value-type="currency">
            <text:p>$100.111,4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571"/>
          <table:table-cell/>
          <table:table-cell table:style-name="ce591" table:formula="of:=[$'02-12-GDR'.F65]" office:value-type="currency" office:currency="TRY" office:value="-5500" calcext:value-type="currency">
            <text:p>-₺5.500,00</text:p>
          </table:table-cell>
          <table:table-cell table:style-name="ce606"/>
          <table:table-cell table:style-name="ce616" table:formula="of:=[.K22]/[.$E$5]" office:value-type="percentage" office:value="0.777873069231603" calcext:value-type="percentage">
            <text:p>%77,79</text:p>
          </table:table-cell>
          <table:table-cell table:style-name="ce602" table:formula="of:=[.G21]*[.E22]" office:value-type="currency" office:currency="TRY" office:value="-4276.41601502705" calcext:value-type="currency">
            <text:p>-₺4.276,42</text:p>
          </table:table-cell>
          <table:table-cell table:style-name="ce628" table:formula="of:=[.H22]/[.S22]" office:value-type="currency" office:currency="USD" office:value="-539.270619801645" calcext:value-type="currency">
            <text:p>-$539</text:p>
          </table:table-cell>
          <table:table-cell table:style-name="ce602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616" table:formula="of:=[.Q22]/[.$E$5]" office:value-type="percentage" office:value="0.222126930768397" calcext:value-type="percentage">
            <text:p>%22,21</text:p>
          </table:table-cell>
          <table:table-cell table:style-name="ce602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602" table:formula="of:=[.P21]+[.N22]" office:value-type="currency" office:currency="TRY" office:value="11155.6377976568" calcext:value-type="currency">
            <text:p>₺11.155,64</text:p>
          </table:table-cell>
          <table:table-cell table:style-name="ce643" table:formula="of:=[.Q21]+[.O22]" office:value-type="currency" office:currency="USD" office:value="99957.1188457785" calcext:value-type="currency">
            <text:p>$99.957,1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590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605"/>
          <table:table-cell table:style-name="ce616" table:formula="of:=[.K23]/[.$E$5]" office:value-type="percentage" office:value="0.77641566817393" calcext:value-type="percentage">
            <text:p>%77,64</text:p>
          </table:table-cell>
          <table:table-cell table:style-name="ce602" table:formula="of:=[.G22]*[.E23]" office:value-type="currency" office:currency="TRY" office:value="17891.0805923269" calcext:value-type="currency">
            <text:p>₺17.891,08</text:p>
          </table:table-cell>
          <table:table-cell table:style-name="ce628" table:formula="of:=[.H23]/[.S23]" office:value-type="currency" office:currency="USD" office:value="2296.67273328971" calcext:value-type="currency">
            <text:p>$2.297</text:p>
          </table:table-cell>
          <table:table-cell table:style-name="ce602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616" table:formula="of:=[.Q23]/[.$E$5]" office:value-type="percentage" office:value="0.22358433182607" calcext:value-type="percentage">
            <text:p>%22,36</text:p>
          </table:table-cell>
          <table:table-cell table:style-name="ce602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602" table:formula="of:=[.P22]+[.N23]" office:value-type="currency" office:currency="TRY" office:value="16264.5572053299" calcext:value-type="currency">
            <text:p>₺16.264,56</text:p>
          </table:table-cell>
          <table:table-cell table:style-name="ce643" table:formula="of:=[.Q22]+[.O23]" office:value-type="currency" office:currency="USD" office:value="100612.949321731" calcext:value-type="currency">
            <text:p>$100.612,95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79]" office:value-type="currency" office:currency="TRY" office:value="-21220" calcext:value-type="currency">
            <text:p>-₺21.220,00</text:p>
          </table:table-cell>
          <table:table-cell table:style-name="ce606"/>
          <table:table-cell table:style-name="ce616" table:formula="of:=[.K24]/[.$E$5]" office:value-type="percentage" office:value="0.777769101213825" calcext:value-type="percentage">
            <text:p>%77,78</text:p>
          </table:table-cell>
          <table:table-cell table:style-name="ce602" table:formula="of:=[.G23]*[.E24]" office:value-type="currency" office:currency="TRY" office:value="-16475.5404786508" calcext:value-type="currency">
            <text:p>-₺16.475,54</text:p>
          </table:table-cell>
          <table:table-cell table:style-name="ce628" table:formula="of:=[.H24]/[.S24]" office:value-type="currency" office:currency="USD" office:value="-2114.96026683579" calcext:value-type="currency">
            <text:p>-$2.115</text:p>
          </table:table-cell>
          <table:table-cell table:style-name="ce602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616" table:formula="of:=[.Q24]/[.$E$5]" office:value-type="percentage" office:value="0.222230898786176" calcext:value-type="percentage">
            <text:p>%22,22</text:p>
          </table:table-cell>
          <table:table-cell table:style-name="ce602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602" table:formula="of:=[.P23]+[.N24]" office:value-type="currency" office:currency="TRY" office:value="11520.0976839807" calcext:value-type="currency">
            <text:p>₺11.520,10</text:p>
          </table:table-cell>
          <table:table-cell table:style-name="ce643" table:formula="of:=[.Q23]+[.O24]" office:value-type="currency" office:currency="USD" office:value="100003.904453779" calcext:value-type="currency">
            <text:p>$100.003,90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54]" office:value-type="currency" office:currency="TRY" office:value="-5097.07" calcext:value-type="currency">
            <text:p>-₺5.097,07</text:p>
          </table:table-cell>
          <table:table-cell table:style-name="ce606"/>
          <table:table-cell table:style-name="ce616" table:formula="of:=[.K25]/[.$E$5]" office:value-type="percentage" office:value="0.778055468663522" calcext:value-type="percentage">
            <text:p>%77,81</text:p>
          </table:table-cell>
          <table:table-cell table:style-name="ce602" table:formula="of:=[.G24]*[.E25]" office:value-type="currency" office:currency="TRY" office:value="-3964.34355272395" calcext:value-type="currency">
            <text:p>-₺3.964,34</text:p>
          </table:table-cell>
          <table:table-cell table:style-name="ce628" table:formula="of:=[.H25]/[.S25]" office:value-type="currency" office:currency="USD" office:value="-451.006092460063" calcext:value-type="currency">
            <text:p>-$451</text:p>
          </table:table-cell>
          <table:table-cell table:style-name="ce602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616" table:formula="of:=[.Q25]/[.$E$5]" office:value-type="percentage" office:value="0.221944531336479" calcext:value-type="percentage">
            <text:p>%22,19</text:p>
          </table:table-cell>
          <table:table-cell table:style-name="ce602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602" table:formula="of:=[.P24]+[.N25]" office:value-type="currency" office:currency="TRY" office:value="10387.3712367047" calcext:value-type="currency">
            <text:p>₺10.387,37</text:p>
          </table:table-cell>
          <table:table-cell table:style-name="ce643" table:formula="of:=[.Q24]+[.O25]" office:value-type="currency" office:currency="USD" office:value="99875.0391014154" calcext:value-type="currency">
            <text:p>$99.875,04</text:p>
          </table:table-cell>
          <table:table-cell table:style-name="ce606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590" table:formula="of:=[$'02-11-GLR'.G20]" office:value-type="currency" office:currency="TRY" office:value="5000" calcext:value-type="currency">
            <text:p>₺5.000,00</text:p>
          </table:table-cell>
          <table:table-cell table:style-name="ce605"/>
          <table:table-cell table:style-name="ce616" table:formula="of:=[.K26]/[.$E$5]" office:value-type="percentage" office:value="0.777803573837354" calcext:value-type="percentage">
            <text:p>%77,78</text:p>
          </table:table-cell>
          <table:table-cell table:style-name="ce602" table:formula="of:=[.G25]*[.E26]" office:value-type="currency" office:currency="TRY" office:value="3890.27734331761" calcext:value-type="currency">
            <text:p>₺3.890,28</text:p>
          </table:table-cell>
          <table:table-cell table:style-name="ce628" table:formula="of:=[.H26]/[.S26]" office:value-type="currency" office:currency="USD" office:value="397.372558050828" calcext:value-type="currency">
            <text:p>$397</text:p>
          </table:table-cell>
          <table:table-cell table:style-name="ce602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616" table:formula="of:=[.Q26]/[.$E$5]" office:value-type="percentage" office:value="0.222196426162647" calcext:value-type="percentage">
            <text:p>%22,22</text:p>
          </table:table-cell>
          <table:table-cell table:style-name="ce602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602" table:formula="of:=[.P25]+[.N26]" office:value-type="currency" office:currency="TRY" office:value="11497.0938933871" calcext:value-type="currency">
            <text:p>₺11.497,09</text:p>
          </table:table-cell>
          <table:table-cell table:style-name="ce643" table:formula="of:=[.Q25]+[.O26]" office:value-type="currency" office:currency="USD" office:value="99988.391773191" calcext:value-type="currency">
            <text:p>$99.988,39</text:p>
          </table:table-cell>
          <table:table-cell table:style-name="ce606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571"/>
          <table:table-cell office:value-type="float" office:value="1610" calcext:value-type="float">
            <text:p>1610</text:p>
          </table:table-cell>
          <table:table-cell table:style-name="ce591" table:formula="of:=[$'02-12-GDR'.F83]" office:value-type="currency" office:currency="TRY" office:value="-43079.224" calcext:value-type="currency">
            <text:p>-₺43.079,22</text:p>
          </table:table-cell>
          <table:table-cell table:style-name="ce606"/>
          <table:table-cell table:style-name="ce616" table:formula="of:=[.K27]/[.$E$5]" office:value-type="percentage" office:value="0.781046138069962" calcext:value-type="percentage">
            <text:p>%78,10</text:p>
          </table:table-cell>
          <table:table-cell table:style-name="ce602" table:formula="of:=[.G26]*[.E27]" office:value-type="currency" office:currency="TRY" office:value="-33507.1743853399" calcext:value-type="currency">
            <text:p>-₺33.507,17</text:p>
          </table:table-cell>
          <table:table-cell table:style-name="ce628" table:formula="of:=[.H27]/[.S27]" office:value-type="currency" office:currency="USD" office:value="-5107.80097337499" calcext:value-type="currency">
            <text:p>-$5.108</text:p>
          </table:table-cell>
          <table:table-cell table:style-name="ce602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616" table:formula="of:=[.Q27]/[.$E$5]" office:value-type="percentage" office:value="0.218953861930038" calcext:value-type="percentage">
            <text:p>%21,90</text:p>
          </table:table-cell>
          <table:table-cell table:style-name="ce602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602" table:formula="of:=[.P26]+[.N27]" office:value-type="currency" office:currency="TRY" office:value="1925.04427872696" calcext:value-type="currency">
            <text:p>₺1.925,04</text:p>
          </table:table-cell>
          <table:table-cell table:style-name="ce643" table:formula="of:=[.Q26]+[.O27]" office:value-type="currency" office:currency="USD" office:value="98529.2378685172" calcext:value-type="currency">
            <text:p>$98.529,24</text:p>
          </table:table-cell>
          <table:table-cell table:style-name="ce606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0</text:p>
          </table:table-cell>
          <table:table-cell table:style-name="ce564"/>
          <table:table-cell table:style-name="ce579" table:formula="of:=SUM([.D18:.D27])" office:value-type="float" office:value="83624" calcext:value-type="float">
            <text:p>83624</text:p>
          </table:table-cell>
          <table:table-cell table:style-name="ce592" table:formula="of:=SUM([.E18:.E27])" office:value-type="currency" office:currency="TRY" office:value="-12396.294" calcext:value-type="currency">
            <text:p>-₺12.396,29</text:p>
          </table:table-cell>
          <table:table-cell table:style-name="ce608"/>
          <table:table-cell table:style-name="ce617"/>
          <table:table-cell table:style-name="ce592" table:formula="of:=SUM([.H18:.H27])" office:value-type="currency" office:currency="TRY" office:value="-9561.16523890399" calcext:value-type="currency">
            <text:p>-₺9.561,17</text:p>
          </table:table-cell>
          <table:table-cell table:style-name="ce629" table:formula="of:=SUM([.I18:.I27])" office:value-type="currency" office:currency="USD" office:value="-2000.33532031485" calcext:value-type="currency">
            <text:p>-$2.000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8:.N27])" office:value-type="currency" office:currency="TRY" office:value="-2835.12876109603" calcext:value-type="currency">
            <text:p>-₺2.835,13</text:p>
          </table:table-cell>
          <table:table-cell table:style-name="ce629" table:formula="of:=SUM([.O18:.O27])" office:value-type="currency" office:currency="USD" office:value="-584.993931455205" calcext:value-type="currency">
            <text:p>-$585</text:p>
          </table:table-cell>
          <table:table-cell table:style-name="ce666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/>
          <table:table-cell table:style-name="ce565"/>
          <table:table-cell table:style-name="ce572" office:value-type="string" calcext:value-type="string">
            <text:p>Toplam – Net 2018-20</text:p>
          </table:table-cell>
          <table:table-cell table:style-name="ce580" table:formula="of:=[.D28]+[.D16]" office:value-type="float" office:value="143269" calcext:value-type="float">
            <text:p>143269</text:p>
          </table:table-cell>
          <table:table-cell table:style-name="ce580" table:formula="of:=[.E28]+[.E16]" office:value-type="float" office:value="9599.466" calcext:value-type="float">
            <text:p>9599,46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1" calcext:value-type="float">
            <text:p>2021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590" table:formula="of:=[$'02-11-GLR'.G39]" office:value-type="currency" office:currency="TRY" office:value="6800" calcext:value-type="currency">
            <text:p>₺6.800,00</text:p>
          </table:table-cell>
          <table:table-cell table:style-name="ce606"/>
          <table:table-cell table:style-name="ce616" table:formula="of:=[.K31]/[.$E$5]" office:value-type="percentage" office:value="0.780641164246727" calcext:value-type="percentage">
            <text:p>%78,06</text:p>
          </table:table-cell>
          <table:table-cell table:style-name="ce602" table:formula="of:=[.G27]*[.E31]" office:value-type="currency" office:currency="TRY" office:value="5311.11373887574" calcext:value-type="currency">
            <text:p>₺5.311,11</text:p>
          </table:table-cell>
          <table:table-cell table:style-name="ce628" table:formula="of:=[.H31]/[.S31]" office:value-type="currency" office:currency="USD" office:value="650.075121037423" calcext:value-type="currency">
            <text:p>$650</text:p>
          </table:table-cell>
          <table:table-cell table:style-name="ce602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616" table:formula="of:=[.Q31]/[.$E$5]" office:value-type="percentage" office:value="0.219358835753273" calcext:value-type="percentage">
            <text:p>%21,94</text:p>
          </table:table-cell>
          <table:table-cell table:style-name="ce602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602" table:formula="of:=[.P27]+[.N31]" office:value-type="currency" office:currency="TRY" office:value="3413.93053985122" calcext:value-type="currency">
            <text:p>₺3.413,93</text:p>
          </table:table-cell>
          <table:table-cell table:style-name="ce643" table:formula="of:=[.Q27]+[.O31]" office:value-type="currency" office:currency="USD" office:value="98711.476088973" calcext:value-type="currency">
            <text:p>$98.711,48</text:p>
          </table:table-cell>
          <table:table-cell table:style-name="ce606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590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606"/>
          <table:table-cell table:style-name="ce616" table:formula="of:=[.K32]/[.$E$5]" office:value-type="percentage" office:value="0.779919885707464" calcext:value-type="percentage">
            <text:p>%77,99</text:p>
          </table:table-cell>
          <table:table-cell table:style-name="ce602" table:formula="of:=[.G31]*[.E32]" office:value-type="currency" office:currency="TRY" office:value="9367.69397096072" calcext:value-type="currency">
            <text:p>₺9.367,69</text:p>
          </table:table-cell>
          <table:table-cell table:style-name="ce628" table:formula="of:=[.H32]/[.S32]" office:value-type="currency" office:currency="USD" office:value="1155.07940455743" calcext:value-type="currency">
            <text:p>$1.155</text:p>
          </table:table-cell>
          <table:table-cell table:style-name="ce602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616" table:formula="of:=[.Q32]/[.$E$5]" office:value-type="percentage" office:value="0.220080114292536" calcext:value-type="percentage">
            <text:p>%22,01</text:p>
          </table:table-cell>
          <table:table-cell table:style-name="ce602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602" table:formula="of:=[.P31]+[.N32]" office:value-type="currency" office:currency="TRY" office:value="6046.2365688905" calcext:value-type="currency">
            <text:p>₺6.046,24</text:p>
          </table:table-cell>
          <table:table-cell table:style-name="ce643" table:formula="of:=[.Q31]+[.O32]" office:value-type="currency" office:currency="USD" office:value="99036.0514316413" calcext:value-type="currency">
            <text:p>$99.036,05</text:p>
          </table:table-cell>
          <table:table-cell table:style-name="ce606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590" table:formula="of:=[$'02-11-GLR'.G41]" office:value-type="currency" office:currency="TRY" office:value="24000" calcext:value-type="currency">
            <text:p>₺24.000,00</text:p>
          </table:table-cell>
          <table:table-cell table:style-name="ce606"/>
          <table:table-cell table:style-name="ce616" table:formula="of:=[.K33]/[.$E$5]" office:value-type="percentage" office:value="0.77854867004209" calcext:value-type="percentage">
            <text:p>%77,85</text:p>
          </table:table-cell>
          <table:table-cell table:style-name="ce602" table:formula="of:=[.G32]*[.E33]" office:value-type="currency" office:currency="TRY" office:value="18718.0772569791" calcext:value-type="currency">
            <text:p>₺18.718,08</text:p>
          </table:table-cell>
          <table:table-cell table:style-name="ce628" table:formula="of:=[.H33]/[.S33]" office:value-type="currency" office:currency="USD" office:value="2186.69126833868" calcext:value-type="currency">
            <text:p>$2.187</text:p>
          </table:table-cell>
          <table:table-cell table:style-name="ce602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616" table:formula="of:=[.Q33]/[.$E$5]" office:value-type="percentage" office:value="0.22145132995791" calcext:value-type="percentage">
            <text:p>%22,15</text:p>
          </table:table-cell>
          <table:table-cell table:style-name="ce602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602" table:formula="of:=[.P32]+[.N33]" office:value-type="currency" office:currency="TRY" office:value="11328.1593119114" calcext:value-type="currency">
            <text:p>₺11.328,16</text:p>
          </table:table-cell>
          <table:table-cell table:style-name="ce643" table:formula="of:=[.Q32]+[.O33]" office:value-type="currency" office:currency="USD" office:value="99653.0984810596" calcext:value-type="currency">
            <text:p>$99.653,10</text:p>
          </table:table-cell>
          <table:table-cell table:style-name="ce606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590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606"/>
          <table:table-cell table:style-name="ce616" table:formula="of:=[.K34]/[.$E$5]" office:value-type="percentage" office:value="0.778120496550292" calcext:value-type="percentage">
            <text:p>%77,81</text:p>
          </table:table-cell>
          <table:table-cell table:style-name="ce602" table:formula="of:=[.G33]*[.E34]" office:value-type="currency" office:currency="TRY" office:value="5839.11502531568" calcext:value-type="currency">
            <text:p>₺5.839,12</text:p>
          </table:table-cell>
          <table:table-cell table:style-name="ce628" table:formula="of:=[.H34]/[.S34]" office:value-type="currency" office:currency="USD" office:value="677.391534259359" calcext:value-type="currency">
            <text:p>$677</text:p>
          </table:table-cell>
          <table:table-cell table:style-name="ce602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616" table:formula="of:=[.Q34]/[.$E$5]" office:value-type="percentage" office:value="0.221879503449708" calcext:value-type="percentage">
            <text:p>%22,19</text:p>
          </table:table-cell>
          <table:table-cell table:style-name="ce602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602" table:formula="of:=[.P33]+[.N34]" office:value-type="currency" office:currency="TRY" office:value="12989.0442865957" calcext:value-type="currency">
            <text:p>₺12.989,04</text:p>
          </table:table-cell>
          <table:table-cell table:style-name="ce643" table:formula="of:=[.Q33]+[.O34]" office:value-type="currency" office:currency="USD" office:value="99845.7765523687" calcext:value-type="currency">
            <text:p>$99.845,78</text:p>
          </table:table-cell>
          <table:table-cell table:style-name="ce606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590" table:formula="of:=[$'02-11-GLR'.G46]" office:value-type="currency" office:currency="TRY" office:value="28800" calcext:value-type="currency">
            <text:p>₺28.800,00</text:p>
          </table:table-cell>
          <table:table-cell table:style-name="ce606"/>
          <table:table-cell table:style-name="ce616" table:formula="of:=[.K35]/[.$E$5]" office:value-type="percentage" office:value="0.77642392687039" calcext:value-type="percentage">
            <text:p>%77,64</text:p>
          </table:table-cell>
          <table:table-cell table:style-name="ce602" table:formula="of:=[.G34]*[.E35]" office:value-type="currency" office:currency="TRY" office:value="22409.8703006484" calcext:value-type="currency">
            <text:p>₺22.409,87</text:p>
          </table:table-cell>
          <table:table-cell table:style-name="ce628" table:formula="of:=[.H35]/[.S35]" office:value-type="currency" office:currency="USD" office:value="2677.40385909778" calcext:value-type="currency">
            <text:p>$2.677</text:p>
          </table:table-cell>
          <table:table-cell table:style-name="ce602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616" table:formula="of:=[.Q35]/[.$E$5]" office:value-type="percentage" office:value="0.22357607312961" calcext:value-type="percentage">
            <text:p>%22,36</text:p>
          </table:table-cell>
          <table:table-cell table:style-name="ce602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602" table:formula="of:=[.P34]+[.N35]" office:value-type="currency" office:currency="TRY" office:value="19379.1739859473" calcext:value-type="currency">
            <text:p>₺19.379,17</text:p>
          </table:table-cell>
          <table:table-cell table:style-name="ce643" table:formula="of:=[.Q34]+[.O35]" office:value-type="currency" office:currency="USD" office:value="100609.232908325" calcext:value-type="currency">
            <text:p>$100.609,23</text:p>
          </table:table-cell>
          <table:table-cell table:style-name="ce606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590" table:formula="of:=[$'02-11-GLR'.G48]" office:value-type="currency" office:currency="TRY" office:value="43160" calcext:value-type="currency">
            <text:p>₺43.160,00</text:p>
          </table:table-cell>
          <table:table-cell table:style-name="ce606"/>
          <table:table-cell table:style-name="ce616" table:formula="of:=[.K36]/[.$E$5]" office:value-type="percentage" office:value="0.774647337840422" calcext:value-type="percentage">
            <text:p>%77,46</text:p>
          </table:table-cell>
          <table:table-cell table:style-name="ce602" table:formula="of:=[.G35]*[.E36]" office:value-type="currency" office:currency="TRY" office:value="33510.456683726" calcext:value-type="currency">
            <text:p>₺33.510,46</text:p>
          </table:table-cell>
          <table:table-cell table:style-name="ce628" table:formula="of:=[.H36]/[.S36]" office:value-type="currency" office:currency="USD" office:value="2776.34272441806" calcext:value-type="currency">
            <text:p>$2.776</text:p>
          </table:table-cell>
          <table:table-cell table:style-name="ce602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616" table:formula="of:=[.Q36]/[.$E$5]" office:value-type="percentage" office:value="0.225352662159579" calcext:value-type="percentage">
            <text:p>%22,54</text:p>
          </table:table-cell>
          <table:table-cell table:style-name="ce602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602" table:formula="of:=[.P35]+[.N36]" office:value-type="currency" office:currency="TRY" office:value="29028.7173022213" calcext:value-type="currency">
            <text:p>₺29.028,72</text:p>
          </table:table-cell>
          <table:table-cell table:style-name="ce643" table:formula="of:=[.Q35]+[.O36]" office:value-type="currency" office:currency="USD" office:value="101408.69797181" calcext:value-type="currency">
            <text:p>$101.408,70</text:p>
          </table:table-cell>
          <table:table-cell table:style-name="ce606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50]" office:value-type="currency" office:currency="TRY" office:value="30000" calcext:value-type="currency">
            <text:p>₺30.000,00</text:p>
          </table:table-cell>
          <table:table-cell table:style-name="ce606"/>
          <table:table-cell table:style-name="ce616" table:formula="of:=[.K37]/[.$E$5]" office:value-type="percentage" office:value="0.772860951299323" calcext:value-type="percentage">
            <text:p>%77,29</text:p>
          </table:table-cell>
          <table:table-cell table:style-name="ce602" table:formula="of:=[.G36]*[.E37]" office:value-type="currency" office:currency="TRY" office:value="23239.4201352126" calcext:value-type="currency">
            <text:p>₺23.239,42</text:p>
          </table:table-cell>
          <table:table-cell table:style-name="ce628" table:formula="of:=[.H37]/[.S37]" office:value-type="currency" office:currency="USD" office:value="2763.30798278391" calcext:value-type="currency">
            <text:p>$2.763</text:p>
          </table:table-cell>
          <table:table-cell table:style-name="ce602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616" table:formula="of:=[.Q37]/[.$E$5]" office:value-type="percentage" office:value="0.227139048700677" calcext:value-type="percentage">
            <text:p>%22,71</text:p>
          </table:table-cell>
          <table:table-cell table:style-name="ce602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602" table:formula="of:=[.P36]+[.N37]" office:value-type="currency" office:currency="TRY" office:value="35789.2971670086" calcext:value-type="currency">
            <text:p>₺35.789,30</text:p>
          </table:table-cell>
          <table:table-cell table:style-name="ce643" table:formula="of:=[.Q36]+[.O37]" office:value-type="currency" office:currency="USD" office:value="102212.571915305" calcext:value-type="currency">
            <text:p>$102.212,57</text:p>
          </table:table-cell>
          <table:table-cell table:style-name="ce606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16]" office:value-type="currency" office:currency="TRY" office:value="-15585" calcext:value-type="currency">
            <text:p>-₺15.585,00</text:p>
          </table:table-cell>
          <table:table-cell table:style-name="ce606"/>
          <table:table-cell table:style-name="ce616" table:formula="of:=[.K38]/[.$E$5]" office:value-type="percentage" office:value="0.773783176667044" calcext:value-type="percentage">
            <text:p>%77,38</text:p>
          </table:table-cell>
          <table:table-cell table:style-name="ce602" table:formula="of:=[.G37]*[.E38]" office:value-type="currency" office:currency="TRY" office:value="-12045.0379259999" calcext:value-type="currency">
            <text:p>-₺12.045,04</text:p>
          </table:table-cell>
          <table:table-cell table:style-name="ce628" table:formula="of:=[.H38]/[.S38]" office:value-type="currency" office:currency="USD" office:value="-1412.07947549824" calcext:value-type="currency">
            <text:p>-$1.412</text:p>
          </table:table-cell>
          <table:table-cell table:style-name="ce602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616" table:formula="of:=[.Q38]/[.$E$5]" office:value-type="percentage" office:value="0.226216823332956" calcext:value-type="percentage">
            <text:p>%22,62</text:p>
          </table:table-cell>
          <table:table-cell table:style-name="ce602" table:formula="of:=[.M37]*[.E38]" office:value-type="currency" office:currency="TRY" office:value="-3539.96207400005" calcext:value-type="currency">
            <text:p>-₺3.539,96</text:p>
          </table:table-cell>
          <table:table-cell table:formula="of:=[.N38]/[.S38]" office:value-type="currency" office:currency="USD" office:value="-415.001415474801" calcext:value-type="currency">
            <text:p>-$415</text:p>
          </table:table-cell>
          <table:table-cell table:style-name="ce602" table:formula="of:=[.P37]+[.N38]" office:value-type="currency" office:currency="TRY" office:value="32249.3350930085" calcext:value-type="currency">
            <text:p>₺32.249,34</text:p>
          </table:table-cell>
          <table:table-cell table:style-name="ce643" table:formula="of:=[.Q37]+[.O38]" office:value-type="currency" office:currency="USD" office:value="101797.57049983" calcext:value-type="currency">
            <text:p>$101.797,57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27]" office:value-type="currency" office:currency="TRY" office:value="-12305" calcext:value-type="currency">
            <text:p>-₺12.305,00</text:p>
          </table:table-cell>
          <table:table-cell table:style-name="ce606"/>
          <table:table-cell table:style-name="ce616" table:formula="of:=[.K39]/[.$E$5]" office:value-type="percentage" office:value="0.774508355255324" calcext:value-type="percentage">
            <text:p>%77,45</text:p>
          </table:table-cell>
          <table:table-cell table:style-name="ce602" table:formula="of:=[.G38]*[.E39]" office:value-type="currency" office:currency="TRY" office:value="-9521.40198888798" calcext:value-type="currency">
            <text:p>-₺9.521,40</text:p>
          </table:table-cell>
          <table:table-cell table:style-name="ce628" table:formula="of:=[.H39]/[.S39]" office:value-type="currency" office:currency="USD" office:value="-1116.22532108886" calcext:value-type="currency">
            <text:p>-$1.116</text:p>
          </table:table-cell>
          <table:table-cell table:style-name="ce602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616" table:formula="of:=[.Q39]/[.$E$5]" office:value-type="percentage" office:value="0.225491644744676" calcext:value-type="percentage">
            <text:p>%22,55</text:p>
          </table:table-cell>
          <table:table-cell table:style-name="ce602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602" table:formula="of:=[.P38]+[.N39]" office:value-type="currency" office:currency="TRY" office:value="29465.7370818965" calcext:value-type="currency">
            <text:p>₺29.465,74</text:p>
          </table:table-cell>
          <table:table-cell table:style-name="ce643" table:formula="of:=[.Q38]+[.O39]" office:value-type="currency" office:currency="USD" office:value="101471.240135104" calcext:value-type="currency">
            <text:p>$101.471,24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04]" office:value-type="currency" office:currency="TRY" office:value="-4179.31" calcext:value-type="currency">
            <text:p>-₺4.179,31</text:p>
          </table:table-cell>
          <table:table-cell table:style-name="ce606"/>
          <table:table-cell table:style-name="ce616" table:formula="of:=[.K40]/[.$E$5]" office:value-type="percentage" office:value="0.774753867691379" calcext:value-type="percentage">
            <text:p>%77,48</text:p>
          </table:table-cell>
          <table:table-cell table:style-name="ce602" table:formula="of:=[.G39]*[.E40]" office:value-type="currency" office:currency="TRY" office:value="-3236.91051420213" calcext:value-type="currency">
            <text:p>-₺3.236,91</text:p>
          </table:table-cell>
          <table:table-cell table:style-name="ce628" table:formula="of:=[.H40]/[.S40]" office:value-type="currency" office:currency="USD" office:value="-379.473682790402" calcext:value-type="currency">
            <text:p>-$379</text:p>
          </table:table-cell>
          <table:table-cell table:style-name="ce602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616" table:formula="of:=[.Q40]/[.$E$5]" office:value-type="percentage" office:value="0.225246132308621" calcext:value-type="percentage">
            <text:p>%22,52</text:p>
          </table:table-cell>
          <table:table-cell table:style-name="ce602" table:formula="of:=[.M39]*[.E40]" office:value-type="currency" office:currency="TRY" office:value="-942.399485797873" calcext:value-type="currency">
            <text:p>-₺942,40</text:p>
          </table:table-cell>
          <table:table-cell table:formula="of:=[.N40]/[.S40]" office:value-type="currency" office:currency="USD" office:value="-110.480596224839" calcext:value-type="currency">
            <text:p>-$110</text:p>
          </table:table-cell>
          <table:table-cell table:style-name="ce602" table:formula="of:=[.P39]+[.N40]" office:value-type="currency" office:currency="TRY" office:value="28523.3375960986" calcext:value-type="currency">
            <text:p>₺28.523,34</text:p>
          </table:table-cell>
          <table:table-cell table:style-name="ce643" table:formula="of:=[.Q39]+[.O40]" office:value-type="currency" office:currency="USD" office:value="101360.759538879" calcext:value-type="currency">
            <text:p>$101.360,76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1</text:p>
          </table:table-cell>
          <table:table-cell table:style-name="ce564"/>
          <table:table-cell table:style-name="ce579" table:formula="of:=SUM([.D31:.D40])" office:value-type="float" office:value="132760" calcext:value-type="float">
            <text:p>132760</text:p>
          </table:table-cell>
          <table:table-cell table:style-name="ce592" table:formula="of:=SUM([.E31:.E40])" office:value-type="currency" office:currency="TRY" office:value="120190.69" calcext:value-type="currency">
            <text:p>₺120.190,69</text:p>
          </table:table-cell>
          <table:table-cell table:style-name="ce607"/>
          <table:table-cell table:style-name="ce617"/>
          <table:table-cell table:style-name="ce592" table:formula="of:=SUM([.H31:.H40])" office:value-type="currency" office:currency="TRY" office:value="93592.3966826282" calcext:value-type="currency">
            <text:p>₺93.592,40</text:p>
          </table:table-cell>
          <table:table-cell table:style-name="ce629" table:formula="of:=SUM([.I31:.I40])" office:value-type="currency" office:currency="USD" office:value="9978.51341511514" calcext:value-type="currency">
            <text:p>$9.979</text:p>
          </table:table-cell>
          <table:table-cell table:style-name="ce637"/>
          <table:table-cell table:style-name="ce646"/>
          <table:table-cell table:style-name="ce636"/>
          <table:table-cell table:style-name="ce617"/>
          <table:table-cell table:style-name="ce592" table:formula="of:=SUM([.N31:.N40])" office:value-type="currency" office:currency="TRY" office:value="26598.2933173717" calcext:value-type="currency">
            <text:p>₺26.598,29</text:p>
          </table:table-cell>
          <table:table-cell table:style-name="ce629" table:formula="of:=SUM([.O31:.O40])" office:value-type="currency" office:currency="USD" office:value="2831.52167036208" calcext:value-type="currency">
            <text:p>$2.832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number-columns-repeated="2"/>
          <table:table-cell table:style-name="ce572" office:value-type="string" calcext:value-type="string">
            <text:p>Toplam – Net 2018-21</text:p>
          </table:table-cell>
          <table:table-cell table:style-name="ce580" table:formula="of:=[.D41]+[.D29]" office:value-type="float" office:value="276029" calcext:value-type="float">
            <text:p>276029</text:p>
          </table:table-cell>
          <table:table-cell table:style-name="ce580" table:formula="of:=[.E41]+[.E29]" office:value-type="float" office:value="129790.156" calcext:value-type="float">
            <text:p>129790,15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572"/>
          <table:table-cell table:style-name="ce580" table:number-columns-repeated="2"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2" calcext:value-type="float">
            <text:p>2022</text:p>
          </table:table-cell>
          <table:table-cell table:style-name="ce565" table:number-columns-repeated="2"/>
          <table:table-cell table:style-name="ce580"/>
          <table:table-cell table:style-name="ce590"/>
          <table:table-cell table:style-name="ce606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style-name="ce602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590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606"/>
          <table:table-cell table:style-name="ce616" table:formula="of:=[.K46]/[.$E$5]" office:value-type="percentage" office:value="0.773711664650044" calcext:value-type="percentage">
            <text:p>%77,37</text:p>
          </table:table-cell>
          <table:table-cell table:style-name="ce602" table:formula="of:=[.G40]*[.E46]" office:value-type="currency" office:currency="TRY" office:value="27891.1392368896" calcext:value-type="currency">
            <text:p>₺27.891,14</text:p>
          </table:table-cell>
          <table:table-cell table:style-name="ce628" table:formula="of:=[.H46]/[.S46]" office:value-type="currency" office:currency="USD" office:value="1613.13702931693" calcext:value-type="currency">
            <text:p>$1.613</text:p>
          </table:table-cell>
          <table:table-cell table:style-name="ce602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616" table:formula="of:=[.Q46]/[.$E$5]" office:value-type="percentage" office:value="0.226288335349956" calcext:value-type="percentage">
            <text:p>%22,63</text:p>
          </table:table-cell>
          <table:table-cell table:style-name="ce602" table:formula="of:=[.M40]*[.E46]" office:value-type="currency" office:currency="TRY" office:value="8108.86076311036" calcext:value-type="currency">
            <text:p>₺8.108,86</text:p>
          </table:table-cell>
          <table:table-cell table:formula="of:=[.N46]/[.S46]" office:value-type="currency" office:currency="USD" office:value="468.991368600946" calcext:value-type="currency">
            <text:p>$469</text:p>
          </table:table-cell>
          <table:table-cell table:style-name="ce602" table:formula="of:=[.P40]+[.N46]" office:value-type="currency" office:currency="TRY" office:value="36632.198359209" calcext:value-type="currency">
            <text:p>₺36.632,20</text:p>
          </table:table-cell>
          <table:table-cell table:style-name="ce643" table:formula="of:=[.Q40]+[.O46]" office:value-type="currency" office:currency="USD" office:value="101829.75090748" calcext:value-type="currency">
            <text:p>$101.829,75</text:p>
          </table:table-cell>
          <table:table-cell table:style-name="ce606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594" table:formula="of:=[$'02-11-GLR'.G65]" office:value-type="currency" office:currency="TRY" office:value="20000" calcext:value-type="currency">
            <text:p>₺20.000,00</text:p>
          </table:table-cell>
          <table:table-cell table:style-name="ce606"/>
          <table:table-cell table:style-name="ce616" table:formula="of:=[.K47]/[.$E$5]" office:value-type="percentage" office:value="0.773143457907169" calcext:value-type="percentage">
            <text:p>%77,31</text:p>
          </table:table-cell>
          <table:table-cell table:style-name="ce602" table:formula="of:=[.G46]*[.E47]" office:value-type="currency" office:currency="TRY" office:value="15474.2332930009" calcext:value-type="currency">
            <text:p>₺15.474,23</text:p>
          </table:table-cell>
          <table:table-cell table:style-name="ce628" table:formula="of:=[.H47]/[.S47]" office:value-type="currency" office:currency="USD" office:value="894.464352196582" calcext:value-type="currency">
            <text:p>$894</text:p>
          </table:table-cell>
          <table:table-cell table:style-name="ce602" table:formula="of:=[.J46]+[.H47]" office:value-type="currency" office:currency="TRY" office:value="144632.190933791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616" table:formula="of:=[.Q47]/[.$E$5]" office:value-type="percentage" office:value="0.226856542092831" calcext:value-type="percentage">
            <text:p>%22,69</text:p>
          </table:table-cell>
          <table:table-cell table:style-name="ce602" table:formula="of:=[.M46]*[.E47]" office:value-type="currency" office:currency="TRY" office:value="4525.76670699913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602" table:formula="of:=[.P46]+[.N47]" office:value-type="currency" office:currency="TRY" office:value="41157.9650662081" calcext:value-type="currency">
            <text:p>₺41.157,97</text:p>
          </table:table-cell>
          <table:table-cell table:style-name="ce643" table:formula="of:=[.Q46]+[.O47]" office:value-type="currency" office:currency="USD" office:value="102085.443941774" calcext:value-type="currency">
            <text:p>$102.085,44</text:p>
          </table:table-cell>
          <table:table-cell table:style-name="ce606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594" table:formula="of:=[$'02-11-GLR'.G66]" office:value-type="currency" office:currency="TRY" office:value="25000" calcext:value-type="currency">
            <text:p>₺25.000,00</text:p>
          </table:table-cell>
          <table:table-cell table:style-name="ce606"/>
          <table:table-cell table:style-name="ce616" table:formula="of:=[.K48]/[.$E$5]" office:value-type="percentage" office:value="0.772469493135651" calcext:value-type="percentage">
            <text:p>%77,25</text:p>
          </table:table-cell>
          <table:table-cell table:style-name="ce602" table:formula="of:=[.G47]*[.E48]" office:value-type="currency" office:currency="TRY" office:value="19328.5864476792" calcext:value-type="currency">
            <text:p>₺19.328,59</text:p>
          </table:table-cell>
          <table:table-cell table:style-name="ce628" table:formula="of:=[.H48]/[.S48]" office:value-type="currency" office:currency="USD" office:value="1033.614248539" calcext:value-type="currency">
            <text:p>$1.034</text:p>
          </table:table-cell>
          <table:table-cell table:style-name="ce602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616" table:formula="of:=[.Q48]/[.$E$5]" office:value-type="percentage" office:value="0.227530506864349" calcext:value-type="percentage">
            <text:p>%22,75</text:p>
          </table:table-cell>
          <table:table-cell table:style-name="ce602" table:formula="of:=[.M47]*[.E48]" office:value-type="currency" office:currency="TRY" office:value="5671.41355232079" calcext:value-type="currency">
            <text:p>₺5.671,41</text:p>
          </table:table-cell>
          <table:table-cell table:formula="of:=[.N48]/[.S48]" office:value-type="currency" office:currency="USD" office:value="303.28414718293" calcext:value-type="currency">
            <text:p>$303</text:p>
          </table:table-cell>
          <table:table-cell table:style-name="ce602" table:formula="of:=[.P47]+[.N48]" office:value-type="currency" office:currency="TRY" office:value="46829.3786185289" calcext:value-type="currency">
            <text:p>₺46.829,38</text:p>
          </table:table-cell>
          <table:table-cell table:style-name="ce643" table:formula="of:=[.Q47]+[.O48]" office:value-type="currency" office:currency="USD" office:value="102388.728088957" calcext:value-type="currency">
            <text:p>$102.388,73</text:p>
          </table:table-cell>
          <table:table-cell table:style-name="ce606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571"/>
          <table:table-cell/>
          <table:table-cell table:style-name="ce594" table:formula="of:=[$'02-12-GDR'.F134]" office:value-type="currency" office:currency="TRY" office:value="-8552.33" calcext:value-type="currency">
            <text:p>-₺8.552,33</text:p>
          </table:table-cell>
          <table:table-cell table:style-name="ce606"/>
          <table:table-cell table:style-name="ce616" table:formula="of:=[.K49]/[.$E$5]" office:value-type="percentage" office:value="0.772709729676363" calcext:value-type="percentage">
            <text:p>%77,27</text:p>
          </table:table-cell>
          <table:table-cell table:style-name="ce602" table:formula="of:=[.G48]*[.E49]" office:value-type="currency" office:currency="TRY" office:value="-6606.41402022882" calcext:value-type="currency">
            <text:p>-₺6.606,41</text:p>
          </table:table-cell>
          <table:table-cell table:style-name="ce628" table:formula="of:=[.H49]/[.S49]" office:value-type="currency" office:currency="USD" office:value="-367.023001123823" calcext:value-type="currency">
            <text:p>-$367</text:p>
          </table:table-cell>
          <table:table-cell table:style-name="ce602" table:formula="of:=[.J48]+[.H49]" office:value-type="currency" office:currency="TRY" office:value="157354.363361242" calcext:value-type="currency">
            <text:p>₺157.354,36</text:p>
          </table:table-cell>
          <table:table-cell table:formula="of:=[.K48]-[.O49]" office:value-type="currency" office:currency="USD" office:value="347719.378354364" calcext:value-type="currency">
            <text:p>$347.719,38</text:p>
          </table:table-cell>
          <table:table-cell/>
          <table:table-cell table:style-name="ce616" table:formula="of:=[.Q49]/[.$E$5]" office:value-type="percentage" office:value="0.227290270323636" calcext:value-type="percentage">
            <text:p>%22,73</text:p>
          </table:table-cell>
          <table:table-cell table:style-name="ce602" table:formula="of:=[.M48]*[.E49]" office:value-type="currency" office:currency="TRY" office:value="-1945.91597977118" calcext:value-type="currency">
            <text:p>-₺1.945,92</text:p>
          </table:table-cell>
          <table:table-cell table:formula="of:=[.N49]/[.S49]" office:value-type="currency" office:currency="USD" office:value="-108.106443320621" calcext:value-type="currency">
            <text:p>-$108</text:p>
          </table:table-cell>
          <table:table-cell table:style-name="ce602" table:formula="of:=[.P48]+[.N49]" office:value-type="currency" office:currency="TRY" office:value="44883.4626387577" calcext:value-type="currency">
            <text:p>₺44.883,46</text:p>
          </table:table-cell>
          <table:table-cell table:style-name="ce643" table:formula="of:=[.Q48]+[.O49]" office:value-type="currency" office:currency="USD" office:value="102280.621645636" calcext:value-type="currency">
            <text:p>$102.280,62</text:p>
          </table:table-cell>
          <table:table-cell table:style-name="ce606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590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0]/[.$E$5]" office:value-type="percentage" office:value="0.771617644293427" calcext:value-type="percentage">
            <text:p>%77,16</text:p>
          </table:table-cell>
          <table:table-cell table:style-name="ce602" table:formula="of:=[.G49]*[.E50]" office:value-type="currency" office:currency="TRY" office:value="30908.3891870545" calcext:value-type="currency">
            <text:p>₺30.908,39</text:p>
          </table:table-cell>
          <table:table-cell table:style-name="ce628" table:formula="of:=[.H50]/[.S50]" office:value-type="currency" office:currency="USD" office:value="1670.72373984079" calcext:value-type="currency">
            <text:p>$1.671</text:p>
          </table:table-cell>
          <table:table-cell table:style-name="ce602" table:formula="of:=[.J49]+[.H50]" office:value-type="currency" office:currency="TRY" office:value="188262.752548297" calcext:value-type="currency">
            <text:p>₺188.262,75</text:p>
          </table:table-cell>
          <table:table-cell table:formula="of:=[.K49]-[.O50]" office:value-type="currency" office:currency="USD" office:value="347227.939932042" calcext:value-type="currency">
            <text:p>$347.227,94</text:p>
          </table:table-cell>
          <table:table-cell/>
          <table:table-cell table:style-name="ce616" table:formula="of:=[.Q50]/[.$E$5]" office:value-type="percentage" office:value="0.228382355706573" calcext:value-type="percentage">
            <text:p>%22,84</text:p>
          </table:table-cell>
          <table:table-cell table:style-name="ce602" table:formula="of:=[.M49]*[.E50]" office:value-type="currency" office:currency="TRY" office:value="9091.61081294545" calcext:value-type="currency">
            <text:p>₺9.091,61</text:p>
          </table:table-cell>
          <table:table-cell table:formula="of:=[.N50]/[.S50]" office:value-type="currency" office:currency="USD" office:value="491.438422321376" calcext:value-type="currency">
            <text:p>$491</text:p>
          </table:table-cell>
          <table:table-cell table:style-name="ce602" table:formula="of:=[.P49]+[.N50]" office:value-type="currency" office:currency="TRY" office:value="53975.0734517032" calcext:value-type="currency">
            <text:p>₺53.975,07</text:p>
          </table:table-cell>
          <table:table-cell table:style-name="ce643" table:formula="of:=[.Q49]+[.O50]" office:value-type="currency" office:currency="USD" office:value="102772.060067958" calcext:value-type="currency">
            <text:p>$102.772,06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1]/[.$E$5]" office:value-type="percentage" office:value="0.771590210977426" calcext:value-type="percentage">
            <text:p>%77,16</text:p>
          </table:table-cell>
          <table:table-cell table:style-name="ce602" table:formula="of:=[.G50]*[.E51]" office:value-type="currency" office:currency="TRY" office:value="771.617644293427" calcext:value-type="currency">
            <text:p>₺771,62</text:p>
          </table:table-cell>
          <table:table-cell table:style-name="ce628" table:formula="of:=[.H51]/[.S51]" office:value-type="currency" office:currency="USD" office:value="41.7090618536988" calcext:value-type="currency">
            <text:p>$42</text:p>
          </table:table-cell>
          <table:table-cell table:style-name="ce602" table:formula="of:=[.J50]+[.H51]" office:value-type="currency" office:currency="TRY" office:value="189034.37019259" calcext:value-type="currency">
            <text:p>₺189.034,37</text:p>
          </table:table-cell>
          <table:table-cell table:formula="of:=[.K50]-[.O51]" office:value-type="currency" office:currency="USD" office:value="347215.594939842" calcext:value-type="currency">
            <text:p>$347.215,59</text:p>
          </table:table-cell>
          <table:table-cell/>
          <table:table-cell table:style-name="ce616" table:formula="of:=[.Q51]/[.$E$5]" office:value-type="percentage" office:value="0.228409789022574" calcext:value-type="percentage">
            <text:p>%22,84</text:p>
          </table:table-cell>
          <table:table-cell table:style-name="ce602" table:formula="of:=[.M50]*[.E51]" office:value-type="currency" office:currency="TRY" office:value="228.382355706573" calcext:value-type="currency">
            <text:p>₺228,38</text:p>
          </table:table-cell>
          <table:table-cell table:formula="of:=[.N51]/[.S51]" office:value-type="currency" office:currency="USD" office:value="12.3449922003553" calcext:value-type="currency">
            <text:p>$12</text:p>
          </table:table-cell>
          <table:table-cell table:style-name="ce602" table:formula="of:=[.P50]+[.N51]" office:value-type="currency" office:currency="TRY" office:value="54203.4558074098" calcext:value-type="currency">
            <text:p>₺54.203,46</text:p>
          </table:table-cell>
          <table:table-cell table:style-name="ce643" table:formula="of:=[.Q50]+[.O51]" office:value-type="currency" office:currency="USD" office:value="102784.405060158" calcext:value-type="currency">
            <text:p>$102.784,41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590" table:formula="of:=[$'02-11-GLR'.G72]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2]/[.$E$5]" office:value-type="percentage" office:value="0.770549026753961" calcext:value-type="percentage">
            <text:p>%77,05</text:p>
          </table:table-cell>
          <table:table-cell table:style-name="ce602" table:formula="of:=[.G51]*[.E52]" office:value-type="currency" office:currency="TRY" office:value="30863.6084390971" calcext:value-type="currency">
            <text:p>₺30.863,61</text:p>
          </table:table-cell>
          <table:table-cell table:style-name="ce628" table:formula="of:=[.H52]/[.S52]" office:value-type="currency" office:currency="USD" office:value="1582.74915072293" calcext:value-type="currency">
            <text:p>$1.583</text:p>
          </table:table-cell>
          <table:table-cell table:style-name="ce602" table:formula="of:=[.J51]+[.H52]" office:value-type="currency" office:currency="TRY" office:value="219897.978631687" calcext:value-type="currency">
            <text:p>₺219.897,98</text:p>
          </table:table-cell>
          <table:table-cell table:formula="of:=[.K51]-[.O52]" office:value-type="currency" office:currency="USD" office:value="346747.062039283" calcext:value-type="currency">
            <text:p>$346.747,06</text:p>
          </table:table-cell>
          <table:table-cell/>
          <table:table-cell table:style-name="ce616" table:formula="of:=[.Q52]/[.$E$5]" office:value-type="percentage" office:value="0.229450973246038" calcext:value-type="percentage">
            <text:p>%22,95</text:p>
          </table:table-cell>
          <table:table-cell table:style-name="ce602" table:formula="of:=[.M51]*[.E52]" office:value-type="currency" office:currency="TRY" office:value="9136.39156090294" calcext:value-type="currency">
            <text:p>₺9.136,39</text:p>
          </table:table-cell>
          <table:table-cell table:formula="of:=[.N52]/[.S52]" office:value-type="currency" office:currency="USD" office:value="468.532900559125" calcext:value-type="currency">
            <text:p>$469</text:p>
          </table:table-cell>
          <table:table-cell table:style-name="ce602" table:formula="of:=[.P51]+[.N52]" office:value-type="currency" office:currency="TRY" office:value="63339.8473683127" calcext:value-type="currency">
            <text:p>₺63.339,85</text:p>
          </table:table-cell>
          <table:table-cell table:style-name="ce643" table:formula="of:=[.Q51]+[.O52]" office:value-type="currency" office:currency="USD" office:value="103252.937960717" calcext:value-type="currency">
            <text:p>$103.252,94</text:p>
          </table:table-cell>
          <table:table-cell table:style-name="ce606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3]/[.$E$5]" office:value-type="percentage" office:value="0.770521465075494" calcext:value-type="percentage">
            <text:p>%77,05</text:p>
          </table:table-cell>
          <table:table-cell table:style-name="ce602" table:formula="of:=[.G52]*[.E53]" office:value-type="currency" office:currency="TRY" office:value="770.549026753962" calcext:value-type="currency">
            <text:p>₺770,55</text:p>
          </table:table-cell>
          <table:table-cell table:style-name="ce628" table:formula="of:=[.H53]/[.S53]" office:value-type="currency" office:currency="USD" office:value="41.6512987434574" calcext:value-type="currency">
            <text:p>$42</text:p>
          </table:table-cell>
          <table:table-cell table:style-name="ce602" table:formula="of:=[.J52]+[.H53]" office:value-type="currency" office:currency="TRY" office:value="220668.527658441" calcext:value-type="currency">
            <text:p>₺220.668,53</text:p>
          </table:table-cell>
          <table:table-cell table:formula="of:=[.K52]-[.O53]" office:value-type="currency" office:currency="USD" office:value="346734.659283972" calcext:value-type="currency">
            <text:p>$346.734,66</text:p>
          </table:table-cell>
          <table:table-cell/>
          <table:table-cell table:style-name="ce616" table:formula="of:=[.Q53]/[.$E$5]" office:value-type="percentage" office:value="0.229478534924506" calcext:value-type="percentage">
            <text:p>%22,95</text:p>
          </table:table-cell>
          <table:table-cell table:style-name="ce602" table:formula="of:=[.M52]*[.E53]" office:value-type="currency" office:currency="TRY" office:value="229.450973246038" calcext:value-type="currency">
            <text:p>₺229,45</text:p>
          </table:table-cell>
          <table:table-cell table:formula="of:=[.N53]/[.S53]" office:value-type="currency" office:currency="USD" office:value="12.4027553105967" calcext:value-type="currency">
            <text:p>$12</text:p>
          </table:table-cell>
          <table:table-cell table:style-name="ce602" table:formula="of:=[.P52]+[.N53]" office:value-type="currency" office:currency="TRY" office:value="63569.2983415587" calcext:value-type="currency">
            <text:p>₺63.569,30</text:p>
          </table:table-cell>
          <table:table-cell table:style-name="ce643" table:formula="of:=[.Q52]+[.O53]" office:value-type="currency" office:currency="USD" office:value="103265.340716028" calcext:value-type="currency">
            <text:p>$103.265,34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590" office:value-type="currency" office:currency="TRY" office:value="82000" calcext:value-type="currency">
            <text:p>₺82.000,00</text:p>
          </table:table-cell>
          <table:table-cell table:style-name="ce606"/>
          <table:table-cell table:style-name="ce616" table:formula="of:=[.K54]/[.$E$5]" office:value-type="percentage" office:value="0.768273288269782" calcext:value-type="percentage">
            <text:p>%76,83</text:p>
          </table:table-cell>
          <table:table-cell table:style-name="ce602" table:formula="of:=[.G53]*[.E54]" office:value-type="currency" office:currency="TRY" office:value="63182.7601361905" calcext:value-type="currency">
            <text:p>₺63.182,76</text:p>
          </table:table-cell>
          <table:table-cell table:style-name="ce628" table:formula="of:=[.H54]/[.S54]" office:value-type="currency" office:currency="USD" office:value="3396.92258796723" calcext:value-type="currency">
            <text:p>$3.397</text:p>
          </table:table-cell>
          <table:table-cell table:style-name="ce602" table:formula="of:=[.J53]+[.H54]" office:value-type="currency" office:currency="TRY" office:value="283851.287794632" calcext:value-type="currency">
            <text:p>₺283.851,29</text:p>
          </table:table-cell>
          <table:table-cell table:formula="of:=[.K53]-[.O54]" office:value-type="currency" office:currency="USD" office:value="345722.979721402" calcext:value-type="currency">
            <text:p>$345.722,98</text:p>
          </table:table-cell>
          <table:table-cell/>
          <table:table-cell table:style-name="ce616" table:formula="of:=[.Q54]/[.$E$5]" office:value-type="percentage" office:value="0.231726711730218" calcext:value-type="percentage">
            <text:p>%23,17</text:p>
          </table:table-cell>
          <table:table-cell table:style-name="ce602" table:formula="of:=[.M53]*[.E54]" office:value-type="currency" office:currency="TRY" office:value="18817.2398638095" calcext:value-type="currency">
            <text:p>₺18.817,24</text:p>
          </table:table-cell>
          <table:table-cell table:formula="of:=[.N54]/[.S54]" office:value-type="currency" office:currency="USD" office:value="1011.6795625704" calcext:value-type="currency">
            <text:p>$1.012</text:p>
          </table:table-cell>
          <table:table-cell table:style-name="ce602" table:formula="of:=[.P53]+[.N54]" office:value-type="currency" office:currency="TRY" office:value="82386.5382053682" calcext:value-type="currency">
            <text:p>₺82.386,54</text:p>
          </table:table-cell>
          <table:table-cell table:style-name="ce643" table:formula="of:=[.Q53]+[.O54]" office:value-type="currency" office:currency="USD" office:value="104277.020278598" calcext:value-type="currency">
            <text:p>$104.277,02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590" office:value-type="currency" office:currency="TRY" office:value="84000" calcext:value-type="currency">
            <text:p>₺84.000,00</text:p>
          </table:table-cell>
          <table:table-cell table:style-name="ce606"/>
          <table:table-cell table:style-name="ce616" table:formula="of:=[.K55]/[.$E$5]" office:value-type="percentage" office:value="0.765947715535572" calcext:value-type="percentage">
            <text:p>%76,59</text:p>
          </table:table-cell>
          <table:table-cell table:style-name="ce602" table:formula="of:=[.G54]*[.E55]" office:value-type="currency" office:currency="TRY" office:value="64534.9562146617" calcext:value-type="currency">
            <text:p>₺64.534,96</text:p>
          </table:table-cell>
          <table:table-cell table:style-name="ce628" table:formula="of:=[.H55]/[.S55]" office:value-type="currency" office:currency="USD" office:value="3469.62130186353" calcext:value-type="currency">
            <text:p>$3.470</text:p>
          </table:table-cell>
          <table:table-cell table:style-name="ce602" table:formula="of:=[.J54]+[.H55]" office:value-type="currency" office:currency="TRY" office:value="348386.244009293" calcext:value-type="currency">
            <text:p>₺348.386,24</text:p>
          </table:table-cell>
          <table:table-cell table:formula="of:=[.K54]-[.O55]" office:value-type="currency" office:currency="USD" office:value="344676.471991007" calcext:value-type="currency">
            <text:p>$344.676,47</text:p>
          </table:table-cell>
          <table:table-cell/>
          <table:table-cell table:style-name="ce616" table:formula="of:=[.Q55]/[.$E$5]" office:value-type="percentage" office:value="0.234052284464428" calcext:value-type="percentage">
            <text:p>%23,41</text:p>
          </table:table-cell>
          <table:table-cell table:style-name="ce602" table:formula="of:=[.M54]*[.E55]" office:value-type="currency" office:currency="TRY" office:value="19465.0437853383" calcext:value-type="currency">
            <text:p>₺19.465,04</text:p>
          </table:table-cell>
          <table:table-cell table:formula="of:=[.N55]/[.S55]" office:value-type="currency" office:currency="USD" office:value="1046.50773039453" calcext:value-type="currency">
            <text:p>$1.047</text:p>
          </table:table-cell>
          <table:table-cell table:style-name="ce602" table:formula="of:=[.P54]+[.N55]" office:value-type="currency" office:currency="TRY" office:value="101851.581990707" calcext:value-type="currency">
            <text:p>₺101.851,58</text:p>
          </table:table-cell>
          <table:table-cell table:style-name="ce643" table:formula="of:=[.Q54]+[.O55]" office:value-type="currency" office:currency="USD" office:value="105323.528008993" calcext:value-type="currency">
            <text:p>$105.323,53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6]/[.$E$5]" office:value-type="percentage" office:value="0.765921178995383" calcext:value-type="percentage">
            <text:p>%76,59</text:p>
          </table:table-cell>
          <table:table-cell table:style-name="ce602" table:formula="of:=[.G55]*[.E56]" office:value-type="currency" office:currency="TRY" office:value="765.947715535572" calcext:value-type="currency">
            <text:p>₺765,95</text:p>
          </table:table-cell>
          <table:table-cell table:style-name="ce628" table:formula="of:=[.H56]/[.S56]" office:value-type="currency" office:currency="USD" office:value="39.0789650783455" calcext:value-type="currency">
            <text:p>$39</text:p>
          </table:table-cell>
          <table:table-cell table:style-name="ce602" table:formula="of:=[.J55]+[.H56]" office:value-type="currency" office:currency="TRY" office:value="349152.191724829" calcext:value-type="currency">
            <text:p>₺349.152,19</text:p>
          </table:table-cell>
          <table:table-cell table:formula="of:=[.K55]-[.O56]" office:value-type="currency" office:currency="USD" office:value="344664.530547922" calcext:value-type="currency">
            <text:p>$344.664,53</text:p>
          </table:table-cell>
          <table:table-cell table:style-name="ce605"/>
          <table:table-cell table:style-name="ce616" table:formula="of:=[.Q55]/[.$E$5]" office:value-type="percentage" office:value="0.234052284464428" calcext:value-type="percentage">
            <text:p>%23,41</text:p>
          </table:table-cell>
          <table:table-cell table:style-name="ce602" table:formula="of:=[.M55]*[.E56]" office:value-type="currency" office:currency="TRY" office:value="234.052284464428" calcext:value-type="currency">
            <text:p>₺234,05</text:p>
          </table:table-cell>
          <table:table-cell table:formula="of:=[.N56]/[.S56]" office:value-type="currency" office:currency="USD" office:value="11.9414430849198" calcext:value-type="currency">
            <text:p>$12</text:p>
          </table:table-cell>
          <table:table-cell table:style-name="ce602" table:formula="of:=[.P55]+[.N56]" office:value-type="currency" office:currency="TRY" office:value="102085.634275171" calcext:value-type="currency">
            <text:p>₺102.085,63</text:p>
          </table:table-cell>
          <table:table-cell table:style-name="ce643" table:formula="of:=[.Q55]+[.O56]" office:value-type="currency" office:currency="USD" office:value="105335.469452078" calcext:value-type="currency">
            <text:p>$105.335,47</text:p>
          </table:table-cell>
          <table:table-cell table:style-name="ce606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7]/[.$E$5]" office:value-type="percentage" office:value="0.765893215759485" calcext:value-type="percentage">
            <text:p>%76,59</text:p>
          </table:table-cell>
          <table:table-cell table:style-name="ce602" table:formula="of:=[.G56]*[.E57]" office:value-type="currency" office:currency="TRY" office:value="765.921178995383" calcext:value-type="currency">
            <text:p>₺765,92</text:p>
          </table:table-cell>
          <table:table-cell table:style-name="ce628" table:formula="of:=[.H57]/[.S57]" office:value-type="currency" office:currency="USD" office:value="41.1785580105044" calcext:value-type="currency">
            <text:p>$41</text:p>
          </table:table-cell>
          <table:table-cell table:style-name="ce602" table:formula="of:=[.J56]+[.H57]" office:value-type="currency" office:currency="TRY" office:value="349918.112903824" calcext:value-type="currency">
            <text:p>₺349.918,11</text:p>
          </table:table-cell>
          <table:table-cell table:formula="of:=[.K56]-[.O57]" office:value-type="currency" office:currency="USD" office:value="344651.947091768" calcext:value-type="currency">
            <text:p>$344.651,95</text:p>
          </table:table-cell>
          <table:table-cell table:style-name="ce605"/>
          <table:table-cell table:style-name="ce616" table:formula="of:=[.Q57]/[.$E$5]" office:value-type="percentage" office:value="0.234106784240515" calcext:value-type="percentage">
            <text:p>%23,41</text:p>
          </table:table-cell>
          <table:table-cell table:style-name="ce602" table:formula="of:=[.M56]*[.E57]" office:value-type="currency" office:currency="TRY" office:value="234.052284464428" calcext:value-type="currency">
            <text:p>₺234,05</text:p>
          </table:table-cell>
          <table:table-cell table:formula="of:=[.N57]/[.S57]" office:value-type="currency" office:currency="USD" office:value="12.5834561540015" calcext:value-type="currency">
            <text:p>$13</text:p>
          </table:table-cell>
          <table:table-cell table:style-name="ce602" table:formula="of:=[.P56]+[.N57]" office:value-type="currency" office:currency="TRY" office:value="102319.686559635" calcext:value-type="currency">
            <text:p>₺102.319,69</text:p>
          </table:table-cell>
          <table:table-cell table:style-name="ce643" table:formula="of:=[.Q56]+[.O57]" office:value-type="currency" office:currency="USD" office:value="105348.052908232" calcext:value-type="currency">
            <text:p>$105.348,05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8]/[.$E$5]" office:value-type="percentage" office:value="0.765865246012264" calcext:value-type="percentage">
            <text:p>%76,59</text:p>
          </table:table-cell>
          <table:table-cell table:style-name="ce602" table:formula="of:=[.G57]*[.E58]" office:value-type="currency" office:currency="TRY" office:value="765.893215759485" calcext:value-type="currency">
            <text:p>₺765,89</text:p>
          </table:table-cell>
          <table:table-cell table:style-name="ce628" table:formula="of:=[.H58]/[.S58]" office:value-type="currency" office:currency="USD" office:value="41.177054610725" calcext:value-type="currency">
            <text:p>$41</text:p>
          </table:table-cell>
          <table:table-cell table:style-name="ce602" table:formula="of:=[.J57]+[.H58]" office:value-type="currency" office:currency="TRY" office:value="350684.006119584" calcext:value-type="currency">
            <text:p>₺350.684,01</text:p>
          </table:table-cell>
          <table:table-cell table:formula="of:=[.K57]-[.O58]" office:value-type="currency" office:currency="USD" office:value="344639.360705519" calcext:value-type="currency">
            <text:p>$344.639,36</text:p>
          </table:table-cell>
          <table:table-cell/>
          <table:table-cell table:style-name="ce616" table:formula="of:=[.Q58]/[.$E$5]" office:value-type="percentage" office:value="0.234134753987736" calcext:value-type="percentage">
            <text:p>%23,41</text:p>
          </table:table-cell>
          <table:table-cell table:style-name="ce602" table:formula="of:=[.M57]*[.E58]" office:value-type="currency" office:currency="TRY" office:value="234.106784240515" calcext:value-type="currency">
            <text:p>₺234,11</text:p>
          </table:table-cell>
          <table:table-cell table:formula="of:=[.N58]/[.S58]" office:value-type="currency" office:currency="USD" office:value="12.58638624949" calcext:value-type="currency">
            <text:p>$13</text:p>
          </table:table-cell>
          <table:table-cell table:style-name="ce602" table:formula="of:=[.P57]+[.N58]" office:value-type="currency" office:currency="TRY" office:value="102553.793343876" calcext:value-type="currency">
            <text:p>₺102.553,79</text:p>
          </table:table-cell>
          <table:table-cell table:style-name="ce643" table:formula="of:=[.Q57]+[.O58]" office:value-type="currency" office:currency="USD" office:value="105360.639294481" calcext:value-type="currency">
            <text:p>$105.360,64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9]/[.$E$5]" office:value-type="percentage" office:value="0.765837272923376" calcext:value-type="percentage">
            <text:p>%76,58</text:p>
          </table:table-cell>
          <table:table-cell table:style-name="ce602" table:formula="of:=[.G58]*[.E59]" office:value-type="currency" office:currency="TRY" office:value="765.865246012264" calcext:value-type="currency">
            <text:p>₺765,87</text:p>
          </table:table-cell>
          <table:table-cell table:style-name="ce628" table:formula="of:=[.H59]/[.S59]" office:value-type="currency" office:currency="USD" office:value="41.1755508608744" calcext:value-type="currency">
            <text:p>$41</text:p>
          </table:table-cell>
          <table:table-cell table:style-name="ce602" table:formula="of:=[.J58]+[.H59]" office:value-type="currency" office:currency="TRY" office:value="351449.871365596" calcext:value-type="currency">
            <text:p>₺351.449,87</text:p>
          </table:table-cell>
          <table:table-cell table:formula="of:=[.K58]-[.O59]" office:value-type="currency" office:currency="USD" office:value="344626.772815519" calcext:value-type="currency">
            <text:p>$344.626,77</text:p>
          </table:table-cell>
          <table:table-cell/>
          <table:table-cell table:style-name="ce616" table:formula="of:=[.Q59]/[.$E$5]" office:value-type="percentage" office:value="0.234162727076623" calcext:value-type="percentage">
            <text:p>%23,42</text:p>
          </table:table-cell>
          <table:table-cell table:style-name="ce602" table:formula="of:=[.M58]*[.E59]" office:value-type="currency" office:currency="TRY" office:value="234.134753987736" calcext:value-type="currency">
            <text:p>₺234,13</text:p>
          </table:table-cell>
          <table:table-cell table:formula="of:=[.N59]/[.S59]" office:value-type="currency" office:currency="USD" office:value="12.5878899993406" calcext:value-type="currency">
            <text:p>$13</text:p>
          </table:table-cell>
          <table:table-cell table:style-name="ce602" table:formula="of:=[.P58]+[.N59]" office:value-type="currency" office:currency="TRY" office:value="102787.928097864" calcext:value-type="currency">
            <text:p>₺102.787,93</text:p>
          </table:table-cell>
          <table:table-cell table:style-name="ce643" table:formula="of:=[.Q58]+[.O59]" office:value-type="currency" office:currency="USD" office:value="105373.227184481" calcext:value-type="currency">
            <text:p>$105.373,23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0]/[.$E$5]" office:value-type="percentage" office:value="0.765809296492424" calcext:value-type="percentage">
            <text:p>%76,58</text:p>
          </table:table-cell>
          <table:table-cell table:style-name="ce602" table:formula="of:=[.G59]*[.E60]" office:value-type="currency" office:currency="TRY" office:value="765.837272923376" calcext:value-type="currency">
            <text:p>₺765,84</text:p>
          </table:table-cell>
          <table:table-cell table:style-name="ce628" table:formula="of:=[.H60]/[.S60]" office:value-type="currency" office:currency="USD" office:value="41.1740469313643" calcext:value-type="currency">
            <text:p>$41</text:p>
          </table:table-cell>
          <table:table-cell table:style-name="ce602" table:formula="of:=[.J59]+[.H60]" office:value-type="currency" office:currency="TRY" office:value="352215.708638519" calcext:value-type="currency">
            <text:p>₺352.215,71</text:p>
          </table:table-cell>
          <table:table-cell table:formula="of:=[.K59]-[.O60]" office:value-type="currency" office:currency="USD" office:value="344614.183421591" calcext:value-type="currency">
            <text:p>$344.614,18</text:p>
          </table:table-cell>
          <table:table-cell/>
          <table:table-cell table:style-name="ce616" table:formula="of:=[.Q60]/[.$E$5]" office:value-type="percentage" office:value="0.234190703507576" calcext:value-type="percentage">
            <text:p>%23,42</text:p>
          </table:table-cell>
          <table:table-cell table:style-name="ce602" table:formula="of:=[.M59]*[.E60]" office:value-type="currency" office:currency="TRY" office:value="234.162727076623" calcext:value-type="currency">
            <text:p>₺234,16</text:p>
          </table:table-cell>
          <table:table-cell table:formula="of:=[.N60]/[.S60]" office:value-type="currency" office:currency="USD" office:value="12.5893939288507" calcext:value-type="currency">
            <text:p>$13</text:p>
          </table:table-cell>
          <table:table-cell table:style-name="ce602" table:formula="of:=[.P59]+[.N60]" office:value-type="currency" office:currency="TRY" office:value="103022.09082494" calcext:value-type="currency">
            <text:p>₺103.022,09</text:p>
          </table:table-cell>
          <table:table-cell table:style-name="ce643" table:formula="of:=[.Q59]+[.O60]" office:value-type="currency" office:currency="USD" office:value="105385.816578409" calcext:value-type="currency">
            <text:p>$105.385,82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1]/[.$E$5]" office:value-type="percentage" office:value="0.765781316719006" calcext:value-type="percentage">
            <text:p>%76,58</text:p>
          </table:table-cell>
          <table:table-cell table:style-name="ce602" table:formula="of:=[.G60]*[.E61]" office:value-type="currency" office:currency="TRY" office:value="765.809296492424" calcext:value-type="currency">
            <text:p>₺765,81</text:p>
          </table:table-cell>
          <table:table-cell table:style-name="ce628" table:formula="of:=[.H61]/[.S61]" office:value-type="currency" office:currency="USD" office:value="41.1725428221733" calcext:value-type="currency">
            <text:p>$41</text:p>
          </table:table-cell>
          <table:table-cell table:style-name="ce602" table:formula="of:=[.J60]+[.H61]" office:value-type="currency" office:currency="TRY" office:value="352981.517935012" calcext:value-type="currency">
            <text:p>₺352.981,52</text:p>
          </table:table-cell>
          <table:table-cell table:formula="of:=[.K60]-[.O61]" office:value-type="currency" office:currency="USD" office:value="344601.592523553" calcext:value-type="currency">
            <text:p>$344.601,59</text:p>
          </table:table-cell>
          <table:table-cell/>
          <table:table-cell table:style-name="ce616" table:formula="of:=[.Q61]/[.$E$5]" office:value-type="percentage" office:value="0.234218683280994" calcext:value-type="percentage">
            <text:p>%23,42</text:p>
          </table:table-cell>
          <table:table-cell table:style-name="ce602" table:formula="of:=[.M60]*[.E61]" office:value-type="currency" office:currency="TRY" office:value="234.190703507576" calcext:value-type="currency">
            <text:p>₺234,19</text:p>
          </table:table-cell>
          <table:table-cell table:formula="of:=[.N61]/[.S61]" office:value-type="currency" office:currency="USD" office:value="12.5908980380417" calcext:value-type="currency">
            <text:p>$13</text:p>
          </table:table-cell>
          <table:table-cell table:style-name="ce602" table:formula="of:=[.P60]+[.N61]" office:value-type="currency" office:currency="TRY" office:value="103256.281528448" calcext:value-type="currency">
            <text:p>₺103.256,28</text:p>
          </table:table-cell>
          <table:table-cell table:style-name="ce643" table:formula="of:=[.Q60]+[.O61]" office:value-type="currency" office:currency="USD" office:value="105398.407476447" calcext:value-type="currency">
            <text:p>$105.398,41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2</text:p>
          </table:table-cell>
          <table:table-cell table:style-name="ce564"/>
          <table:table-cell table:style-name="ce579" table:formula="of:=SUM([.D46:.D61])" office:value-type="float" office:value="335000" calcext:value-type="float">
            <text:p>335000</text:p>
          </table:table-cell>
          <table:table-cell table:style-name="ce595" table:formula="of:=SUM([.E46:.E61])" office:value-type="currency" office:currency="TRY" office:value="326447.67" calcext:value-type="currency">
            <text:p>₺326.447,67</text:p>
          </table:table-cell>
          <table:table-cell table:style-name="ce607"/>
          <table:table-cell table:style-name="ce617"/>
          <table:table-cell table:style-name="ce624" table:formula="of:=SUM([.H46:.H57])" office:value-type="currency" office:currency="TRY" office:value="248651.294499923" calcext:value-type="currency">
            <text:p>₺248.651,29</text:p>
          </table:table-cell>
          <table:table-cell table:style-name="ce629" table:formula="of:=SUM([.I46:.I61])" office:value-type="currency" office:currency="USD" office:value="13622.5264882343" calcext:value-type="currency">
            <text:p>$13.623</text:p>
          </table:table-cell>
          <table:table-cell table:style-name="ce637"/>
          <table:table-cell table:style-name="ce646"/>
          <table:table-cell table:style-name="ce608"/>
          <table:table-cell table:style-name="ce584"/>
          <table:table-cell table:style-name="ce624" table:formula="of:=SUM([.N46:.N57])" office:value-type="currency" office:currency="TRY" office:value="73796.3489635368" calcext:value-type="currency">
            <text:p>₺73.796,35</text:p>
          </table:table-cell>
          <table:table-cell table:style-name="ce629" table:formula="of:=SUM([.O46:.O61])" office:value-type="currency" office:currency="USD" office:value="4037.64793756803" calcext:value-type="currency">
            <text:p>$4.038</text:p>
          </table:table-cell>
          <table:table-cell table:style-name="ce666"/>
          <table:table-cell table:style-name="ce646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 table:style-name="ce550"/>
          <table:table-cell table:style-name="ce566"/>
          <table:table-cell table:style-name="ce572" office:value-type="string" calcext:value-type="string">
            <text:p>Toplam – Net 2018-22</text:p>
          </table:table-cell>
          <table:table-cell table:style-name="ce580" table:formula="of:=[.D62]+[.D42]" office:value-type="float" office:value="611029" calcext:value-type="float">
            <text:p>611029</text:p>
          </table:table-cell>
          <table:table-cell table:style-name="ce580" table:formula="of:=[.E62]+[.E42]" office:value-type="float" office:value="456237.826" calcext:value-type="float">
            <text:p>456237,826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0"/>
          <table:table-cell table:style-name="ce566" table:number-columns-repeated="2"/>
          <table:table-cell table:style-name="ce581"/>
          <table:table-cell table:style-name="ce596"/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/>
          <table:table-cell table:style-name="ce596" office:value-type="currency" office:currency="TRY" office:value="11769" calcext:value-type="currency">
            <text:p>₺11.769,00</text:p>
          </table:table-cell>
          <table:table-cell table:style-name="ce606"/>
          <table:table-cell table:style-name="ce616" table:formula="of:=[.K65]/[.$E$5]" office:value-type="percentage" office:value="0.765435237662692" calcext:value-type="percentage">
            <text:p>%76,54</text:p>
          </table:table-cell>
          <table:table-cell table:style-name="ce602" table:formula="of:=[.G61]*[.E65]" office:value-type="currency" office:currency="TRY" office:value="9012.48031646598" calcext:value-type="currency">
            <text:p>₺9.012,48</text:p>
          </table:table-cell>
          <table:table-cell table:style-name="ce628" table:formula="of:=[.H65]/[.S65]" office:value-type="currency" office:currency="USD" office:value="509.179678896383" calcext:value-type="currency">
            <text:p>$509</text:p>
          </table:table-cell>
          <table:table-cell table:style-name="ce602" table:formula="of:=[.J61]+[.H65]" office:value-type="currency" office:currency="TRY" office:value="361993.998251478" calcext:value-type="currency">
            <text:p>₺361.994,--</text:p>
          </table:table-cell>
          <table:table-cell table:formula="of:=[.K61]-[.O65]" office:value-type="currency" office:currency="USD" office:value="344445.856948212" calcext:value-type="currency">
            <text:p>$344.445,86</text:p>
          </table:table-cell>
          <table:table-cell table:style-name="ce605"/>
          <table:table-cell table:style-name="ce616" table:formula="of:=[.Q65]/[.$E$5]" office:value-type="percentage" office:value="0.234564762337307" calcext:value-type="percentage">
            <text:p>%23,46</text:p>
          </table:table-cell>
          <table:table-cell table:style-name="ce602" table:formula="of:=[.M61]*[.E65]" office:value-type="currency" office:currency="TRY" office:value="2756.51968353402" calcext:value-type="currency">
            <text:p>₺2.756,52</text:p>
          </table:table-cell>
          <table:table-cell table:formula="of:=[.N65]/[.S65]" office:value-type="currency" office:currency="USD" office:value="155.735575340905" calcext:value-type="currency">
            <text:p>$156</text:p>
          </table:table-cell>
          <table:table-cell table:style-name="ce602" table:formula="of:=[.P61]+[.N65]" office:value-type="currency" office:currency="TRY" office:value="106012.801211982" calcext:value-type="currency">
            <text:p>₺106.012,80</text:p>
          </table:table-cell>
          <table:table-cell table:style-name="ce643" table:formula="of:=[.Q61]+[.O65]" office:value-type="currency" office:currency="USD" office:value="105554.143051788" calcext:value-type="currency">
            <text:p>$105.554,14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3892.36" calcext:value-type="float">
            <text:p>3892,36</text:p>
          </table:table-cell>
          <table:table-cell table:style-name="ce596" office:value-type="currency" office:currency="TRY" office:value="3892.36" calcext:value-type="currency">
            <text:p>₺3.892,36</text:p>
          </table:table-cell>
          <table:table-cell table:style-name="ce606"/>
          <table:table-cell table:style-name="ce616" table:formula="of:=[.K66]/[.$E$5]" office:value-type="percentage" office:value="0.765320609853737" calcext:value-type="percentage">
            <text:p>%76,53</text:p>
          </table:table-cell>
          <table:table-cell table:style-name="ce602" table:formula="of:=[.G65]*[.E66]" office:value-type="currency" office:currency="TRY" office:value="2979.34950166876" calcext:value-type="currency">
            <text:p>₺2.979,35</text:p>
          </table:table-cell>
          <table:table-cell table:style-name="ce628" table:formula="of:=[.H66]/[.S66]" office:value-type="currency" office:currency="USD" office:value="168.324830602755" calcext:value-type="currency">
            <text:p>$168</text:p>
          </table:table-cell>
          <table:table-cell table:style-name="ce602" table:formula="of:=[.J65]+[.H66]" office:value-type="currency" office:currency="TRY" office:value="364973.347753147" calcext:value-type="currency">
            <text:p>₺364.973,35</text:p>
          </table:table-cell>
          <table:table-cell table:formula="of:=[.K65]-[.O66]" office:value-type="currency" office:currency="USD" office:value="344394.274434182" calcext:value-type="currency">
            <text:p>$344.394,27</text:p>
          </table:table-cell>
          <table:table-cell table:style-name="ce605"/>
          <table:table-cell table:style-name="ce616" table:formula="of:=[.Q66]/[.$E$5]" office:value-type="percentage" office:value="0.234679390146263" calcext:value-type="percentage">
            <text:p>%23,47</text:p>
          </table:table-cell>
          <table:table-cell table:style-name="ce602" table:formula="of:=[.M65]*[.E66]" office:value-type="currency" office:currency="TRY" office:value="913.010498331242" calcext:value-type="currency">
            <text:p>₺913,01</text:p>
          </table:table-cell>
          <table:table-cell table:formula="of:=[.N66]/[.S66]" office:value-type="currency" office:currency="USD" office:value="51.5825140300136" calcext:value-type="currency">
            <text:p>$52</text:p>
          </table:table-cell>
          <table:table-cell table:style-name="ce602" table:formula="of:=[.P65]+[.N66]" office:value-type="currency" office:currency="TRY" office:value="106925.811710313" calcext:value-type="currency">
            <text:p>₺106.925,81</text:p>
          </table:table-cell>
          <table:table-cell table:style-name="ce643" table:formula="of:=[.Q65]+[.O66]" office:value-type="currency" office:currency="USD" office:value="105605.725565818" calcext:value-type="currency">
            <text:p>$105.605,73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11181.35" calcext:value-type="float">
            <text:p>11181,35</text:p>
          </table:table-cell>
          <table:table-cell table:style-name="ce596" office:value-type="currency" office:currency="TRY" office:value="11181.35" calcext:value-type="currency">
            <text:p>₺11.181,35</text:p>
          </table:table-cell>
          <table:table-cell table:style-name="ce606"/>
          <table:table-cell table:style-name="ce616" table:formula="of:=[.K67]/[.$E$5]" office:value-type="percentage" office:value="0.764991164480352" calcext:value-type="percentage">
            <text:p>%76,50</text:p>
          </table:table-cell>
          <table:table-cell table:style-name="ce602" table:formula="of:=[.G66]*[.E67]" office:value-type="currency" office:currency="TRY" office:value="8557.31760098808" calcext:value-type="currency">
            <text:p>₺8.557,32</text:p>
          </table:table-cell>
          <table:table-cell table:style-name="ce628" table:formula="of:=[.H67]/[.S67]" office:value-type="currency" office:currency="USD" office:value="483.464271242265" calcext:value-type="currency">
            <text:p>$483</text:p>
          </table:table-cell>
          <table:table-cell table:style-name="ce602" table:formula="of:=[.J66]+[.H67]" office:value-type="currency" office:currency="TRY" office:value="373530.665354135" calcext:value-type="currency">
            <text:p>₺373.530,67</text:p>
          </table:table-cell>
          <table:table-cell table:formula="of:=[.K66]-[.O67]" office:value-type="currency" office:currency="USD" office:value="344246.024016158" calcext:value-type="currency">
            <text:p>$344.246,02</text:p>
          </table:table-cell>
          <table:table-cell table:style-name="ce605"/>
          <table:table-cell table:style-name="ce616" table:formula="of:=[.Q67]/[.$E$5]" office:value-type="percentage" office:value="0.235008835519648" calcext:value-type="percentage">
            <text:p>%23,50</text:p>
          </table:table-cell>
          <table:table-cell table:style-name="ce602" table:formula="of:=[.M66]*[.E67]" office:value-type="currency" office:currency="TRY" office:value="2624.03239901192" calcext:value-type="currency">
            <text:p>₺2.624,03</text:p>
          </table:table-cell>
          <table:table-cell table:formula="of:=[.N67]/[.S67]" office:value-type="currency" office:currency="USD" office:value="148.250418023272" calcext:value-type="currency">
            <text:p>$148</text:p>
          </table:table-cell>
          <table:table-cell table:style-name="ce602" table:formula="of:=[.P66]+[.N67]" office:value-type="currency" office:currency="TRY" office:value="109549.844109325" calcext:value-type="currency">
            <text:p>₺109.549,84</text:p>
          </table:table-cell>
          <table:table-cell table:style-name="ce643" table:formula="of:=[.Q66]+[.O67]" office:value-type="currency" office:currency="USD" office:value="105753.975983842" calcext:value-type="currency">
            <text:p>$105.753,98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table:number-columns-repeated="2"/>
          <table:table-cell table:style-name="ce579" table:formula="of:=SUM([.D65:.D67])" office:value-type="float" office:value="15073.71" calcext:value-type="float">
            <text:p>15073,71</text:p>
          </table:table-cell>
          <table:table-cell table:style-name="ce592" table:formula="of:=SUM([.E65:.E67])" office:value-type="currency" office:currency="TRY" office:value="26842.71" calcext:value-type="currency">
            <text:p>₺26.842,71</text:p>
          </table:table-cell>
          <table:table-cell table:style-name="ce607"/>
          <table:table-cell table:style-name="ce617"/>
          <table:table-cell table:style-name="ce592" table:formula="of:=SUM([.H65:.H67])" office:value-type="currency" office:currency="TRY" office:value="20549.1474191228" calcext:value-type="currency">
            <text:p>₺20.549,15</text:p>
          </table:table-cell>
          <table:table-cell table:style-name="ce629" table:formula="of:=SUM([.I65:.I67])" office:value-type="currency" office:currency="USD" office:value="1160.9687807414" calcext:value-type="currency">
            <text:p>$1.161</text:p>
          </table:table-cell>
          <table:table-cell table:style-name="ce636"/>
          <table:table-cell table:style-name="ce646"/>
          <table:table-cell table:style-name="ce608"/>
          <table:table-cell table:style-name="ce617"/>
          <table:table-cell table:style-name="ce592" table:formula="of:=SUM([.N65:.N67])" office:value-type="currency" office:currency="TRY" office:value="6293.56258087718" calcext:value-type="currency">
            <text:p>₺6.293,56</text:p>
          </table:table-cell>
          <table:table-cell table:style-name="ce629" table:formula="of:=SUM([.O65:.O67])" office:value-type="currency" office:currency="USD" office:value="355.568507394191" calcext:value-type="currency">
            <text:p>$356</text:p>
          </table:table-cell>
          <table:table-cell table:style-name="ce666"/>
          <table:table-cell table:style-name="ce673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/>
          <table:table-cell table:style-name="ce549"/>
          <table:table-cell table:style-name="ce572" office:value-type="string" calcext:value-type="string">
            <text:p>Toplam – Net 2018-22</text:p>
          </table:table-cell>
          <table:table-cell table:style-name="ce580" table:formula="of:=[.D68]+[.D63]" office:value-type="float" office:value="626102.71" calcext:value-type="float">
            <text:p>626102,71</text:p>
          </table:table-cell>
          <table:table-cell table:style-name="ce593" table:formula="of:=[.E68]+[.E63]" office:value-type="currency" office:currency="TRY" office:value="483080.536" calcext:value-type="currency">
            <text:p>₺483.080,54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3" table:number-columns-repeated="3"/>
          <table:table-cell table:style-name="ce580"/>
          <table:table-cell table:style-name="ce590"/>
          <table:table-cell table:style-name="ce606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style-name="ce602"/>
          <table:table-cell/>
          <table:table-cell table:style-name="ce602"/>
          <table:table-cell table:style-name="ce643"/>
          <table:table-cell table:style-name="ce606"/>
          <table:table-cell table:number-columns-repeated="1006"/>
        </table:table-row>
        <table:table-row table:style-name="ro5">
          <table:table-cell table:style-name="ce555" table:number-columns-repeated="2"/>
          <table:table-cell table:style-name="ce573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582"/>
          <table:table-cell table:style-name="ce249"/>
          <table:table-cell table:style-name="ce619" office:value-type="percentage" office:value="0.76518" calcext:value-type="percentage" table:number-columns-spanned="2" table:number-rows-spanned="2">
            <text:p>76,518%</text:p>
          </table:table-cell>
          <table:covered-table-cell table:style-name="ce249"/>
          <table:table-cell table:style-name="ce249" table:number-columns-repeated="2"/>
          <table:table-cell table:style-name="ce647"/>
          <table:table-cell table:style-name="ce249"/>
          <table:table-cell table:style-name="ce655" office:value-type="percentage" office:value="0.23482" calcext:value-type="percentage" table:number-columns-spanned="2" table:number-rows-spanned="2">
            <text:p>23,482%</text:p>
          </table:table-cell>
          <table:covered-table-cell table:style-name="ce658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 office:value-type="date" office:date-value="2022-12-31" calcext:value-type="date">
            <text:p>31.12.2022</text:p>
          </table:table-cell>
          <table:table-cell table:style-name="ce555"/>
          <table:covered-table-cell table:style-name="ce214"/>
          <table:covered-table-cell table:style-name="ce223"/>
          <table:covered-table-cell table:style-name="ce237"/>
          <table:table-cell table:style-name="ce250"/>
          <table:covered-table-cell table:style-name="ce268"/>
          <table:covered-table-cell table:style-name="ce250"/>
          <table:table-cell table:style-name="ce250" table:number-columns-repeated="2"/>
          <table:table-cell table:style-name="ce648"/>
          <table:table-cell table:style-name="ce250"/>
          <table:covered-table-cell table:style-name="ce268"/>
          <table:covered-table-cell table:style-name="ce308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/>
          <table:table-cell table:style-name="ce555"/>
          <table:table-cell table:style-name="ce214"/>
          <table:table-cell table:style-name="ce223"/>
          <table:table-cell table:style-name="ce237"/>
          <table:table-cell table:style-name="ce250"/>
          <table:table-cell table:style-name="ce268"/>
          <table:table-cell table:style-name="ce250" table:number-columns-repeated="3"/>
          <table:table-cell table:style-name="ce648"/>
          <table:table-cell table:style-name="ce250"/>
          <table:table-cell table:style-name="ce268"/>
          <table:table-cell table:style-name="ce308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 office:value-type="string" calcext:value-type="string">
            <text:p>NET GELİR – TL</text:p>
          </table:table-cell>
          <table:table-cell table:style-name="ce553"/>
          <table:table-cell table:style-name="ce616"/>
          <table:table-cell table:style-name="ce553"/>
          <table:table-cell table:style-name="ce630" table:formula="of:=[.I68]+[.I62]+[.I41]+[.I28]+[.I15]+[.I10]" office:value-type="currency" office:currency="USD" office:value="25762.6418946329" calcext:value-type="currency">
            <text:p>$25.763</text:p>
          </table:table-cell>
          <table:table-cell table:style-name="ce638" table:formula="of:=[.J67]" office:value-type="currency" office:currency="TRY" office:value="373530.665354135" calcext:value-type="currency">
            <text:p>₺373.530,67</text:p>
          </table:table-cell>
          <table:table-cell table:style-name="ce649"/>
          <table:table-cell table:style-name="ce553"/>
          <table:table-cell table:style-name="ce616"/>
          <table:table-cell table:style-name="ce553"/>
          <table:table-cell table:style-name="ce630" table:formula="of:=[.O68]+[.O62]+[.O41]+[.O28]+[.O15]+[.O10]" office:value-type="currency" office:currency="USD" office:value="7468.1859838415" calcext:value-type="currency">
            <text:p>$7.468</text:p>
          </table:table-cell>
          <table:table-cell table:style-name="ce638" table:formula="of:=[.P67]" office:value-type="currency" office:currency="TRY" office:value="109549.844109325" calcext:value-type="currency">
            <text:p>₺109.549,84</text:p>
          </table:table-cell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/>
          <table:table-cell table:style-name="ce553"/>
          <table:table-cell table:style-name="ce616"/>
          <table:table-cell table:style-name="ce553" table:number-columns-repeated="3"/>
          <table:table-cell table:style-name="ce649"/>
          <table:table-cell table:style-name="ce553"/>
          <table:table-cell table:style-name="ce616"/>
          <table:table-cell table:style-name="ce553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555" table:number-columns-repeated="2"/>
          <table:table-cell table:style-name="ce575"/>
          <table:table-cell table:style-name="ce584"/>
          <table:table-cell table:style-name="ce599" office:value-type="string" calcext:value-type="string">
            <text:p>MASRAF - USD</text:p>
          </table:table-cell>
          <table:table-cell table:style-name="ce611"/>
          <table:table-cell table:style-name="ce617"/>
          <table:table-cell table:style-name="ce625" table:formula="of:=[.H49]+[.H40]+[.H39]+[.H38]+[.H27]+[.H25]+[.H24]+[.H22]+[.H20]+[.H14]+[.H9]" office:value-type="currency" office:currency="TRY" office:value="-111076.730228864" calcext:value-type="currency">
            <text:p>-₺111.076,73</text:p>
          </table:table-cell>
          <table:table-cell table:style-name="ce631" table:formula="of:=[.I49]+[.I40]+[.I39]+[.I38]+[.I27]+[.I25]+[.I24]+[.I22]+[.I20]+[.I14]+[.I9]" office:value-type="currency" office:currency="USD" office:value="-15266.1100852623" calcext:value-type="currency">
            <text:p>-$15.266</text:p>
          </table:table-cell>
          <table:table-cell table:style-name="ce611"/>
          <table:table-cell table:style-name="ce650"/>
          <table:table-cell table:style-name="ce611"/>
          <table:table-cell table:style-name="ce617"/>
          <table:table-cell table:style-name="ce625" table:formula="of:=[.N49]+[.N40]+[.N39]+[.N38]+[.N27]+[.N25]+[.N24]+[.N22]+[.N20]+[.N14]+[.N9]" office:value-type="currency" office:currency="TRY" office:value="-31945.4437711358" calcext:value-type="currency">
            <text:p>-₺31.945,44</text:p>
          </table:table-cell>
          <table:table-cell table:style-name="ce631" table:formula="of:=[.O49]+[.O40]+[.O39]+[.O38]+[.O27]+[.O25]+[.O24]+[.O22]+[.O20]+[.O14]+[.O9]" office:value-type="currency" office:currency="USD" office:value="-4379.035162891" calcext:value-type="currency">
            <text:p>-$4.379</text:p>
          </table:table-cell>
          <table:table-cell table:style-name="ce667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600"/>
          <table:table-cell table:style-name="ce553"/>
          <table:table-cell table:style-name="ce616"/>
          <table:table-cell table:style-name="ce626"/>
          <table:table-cell table:style-name="ce553"/>
          <table:table-cell table:style-name="ce638"/>
          <table:table-cell table:style-name="ce649"/>
          <table:table-cell table:style-name="ce553"/>
          <table:table-cell table:style-name="ce616"/>
          <table:table-cell table:style-name="ce626" table:number-columns-repeated="2"/>
          <table:table-cell table:style-name="ce638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381"/>
          <table:table-cell table:style-name="ce553"/>
          <table:table-cell table:style-name="ce616"/>
          <table:table-cell table:style-name="ce593"/>
          <table:table-cell table:style-name="ce553" table:number-columns-repeated="2"/>
          <table:table-cell table:style-name="ce649"/>
          <table:table-cell table:style-name="ce553"/>
          <table:table-cell table:style-name="ce616"/>
          <table:table-cell table:style-name="ce553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557" office:value-type="string" calcext:value-type="string">
            <text:p>2018-2022</text:p>
          </table:table-cell>
          <table:table-cell table:style-name="ce567" table:number-columns-repeated="2"/>
          <table:table-cell table:style-name="ce585"/>
          <table:table-cell table:style-name="ce601"/>
          <table:table-cell table:number-columns-repeated="1019"/>
        </table:table-row>
        <table:table-row table:style-name="ro5">
          <table:table-cell table:style-name="ce558" office:value-type="string" calcext:value-type="string">
            <text:p>Gelecek</text:p>
          </table:table-cell>
          <table:table-cell table:style-name="ce568" table:formula="of:=[.B84]-[.B85]" office:value-type="currency" office:currency="USD" office:value="-52875.9731266278" calcext:value-type="currency" table:number-columns-spanned="2" table:number-rows-spanned="1">
            <text:p>-$52.875,97</text:p>
          </table:table-cell>
          <table:covered-table-cell table:style-name="ce568"/>
          <table:table-cell table:style-name="ce586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568" table:formula="of:=[.O76]+[.I76]" office:value-type="currency" office:currency="USD" office:value="-19645.1452481533" calcext:value-type="currency" table:number-columns-spanned="2" table:number-rows-spanned="1">
            <text:p>-$19.645,15</text:p>
          </table:table-cell>
          <table:covered-table-cell table:style-name="ce568"/>
          <table:table-cell table:style-name="ce586" table:formula="of:=([.D82]-[.D85])*-1" office:value-type="currency" office:currency="TRY" office:value="-143022.174" calcext:value-type="currency" table:number-columns-spanned="2" table:number-rows-spanned="1">
            <text:p>-₺143.022,17</text:p>
          </table:table-cell>
          <table:covered-table-cell table:style-name="ce586"/>
          <table:table-cell table:number-columns-repeated="1019"/>
        </table:table-row>
        <table:table-row table:style-name="ro5">
          <table:table-cell table:style-name="ce553" office:value-type="string" calcext:value-type="string">
            <text:p>NET</text:p>
          </table:table-cell>
          <table:table-cell table:style-name="ce568" table:formula="of:=[.I74]+[.O74]" office:value-type="currency" office:currency="USD" office:value="33230.8278784744" calcext:value-type="currency" table:number-columns-spanned="2" table:number-rows-spanned="1">
            <text:p>$33.230,83</text:p>
          </table:table-cell>
          <table:covered-table-cell table:style-name="ce568"/>
          <table:table-cell table:style-name="ce586" table:formula="of:=[.E69]" office:value-type="currency" office:currency="TRY" office:value="483080.536" calcext:value-type="currency" table:number-columns-spanned="2" table:number-rows-spanned="1">
            <text:p>₺483.080,54</text:p>
          </table:table-cell>
          <table:covered-table-cell table:style-name="ce586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9" table:default-cell-style-name="Default"/>
        <table:table-column table:style-name="co70" table:default-cell-style-name="Default"/>
        <table:table-column table:style-name="co1" table:default-cell-style-name="ce498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" table:number-columns-repeated="2" table:default-cell-style-name="Default"/>
        <table:table-column table:style-name="co75" table:default-cell-style-name="Default"/>
        <table:table-column table:style-name="co1" table:default-cell-style-name="Default"/>
        <table:table-row table:style-name="ro1">
          <table:table-cell table:style-name="ce678"/>
          <table:table-cell table:style-name="ce679"/>
          <table:table-cell table:style-name="ce591"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number-columns-repeated="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style-name="ce679"/>
          <table:table-cell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/>
          <table:table-cell table:style-name="ce417"/>
          <table:table-cell table:style-name="ce680" office:value-type="string" calcext:value-type="string">
            <text:p>GLR</text:p>
          </table:table-cell>
          <table:table-cell table:style-name="ce264" office:value-type="string" calcext:value-type="string">
            <text:p>GDR</text:p>
          </table:table-cell>
          <table:table-cell/>
          <table:table-cell table:style-name="ce2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41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66" table:formula="of:=[$'02-12-GDR'.F16]" office:value-type="currency" office:currency="TRY" office:value="-22399.42" calcext:value-type="currency">
            <text:p>-₺22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3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66" table:formula="of:=[$'02-12-GDR'.F32]" office:value-type="currency" office:currency="TRY" office:value="-3104.82" calcext:value-type="currency">
            <text:p>-₺3.104,82</text:p>
          </table:table-cell>
          <table:table-cell table:style-name="ce498" table:formula="of:=[.C6]+[.D6]" office:value-type="currency" office:currency="TRY" office:value="23395.18" calcext:value-type="currency">
            <text:p>₺23.395,18</text:p>
          </table:table-cell>
          <table:table-cell table:style-name="ce266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66" table:formula="of:=[$'02-12-GDR'.F84]" office:value-type="currency" office:currency="TRY" office:value="-76896.294" calcext:value-type="currency">
            <text:p>-₺76.896,29</text:p>
          </table:table-cell>
          <table:table-cell table:style-name="ce498" table:formula="of:=[.C7]+[.D7]" office:value-type="currency" office:currency="TRY" office:value="-12396.294" calcext:value-type="currency">
            <text:p>-₺12.396,29</text:p>
          </table:table-cell>
          <table:table-cell table:style-name="ce266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66" table:formula="of:=[$'02-12-GDR'.F128]" office:value-type="currency" office:currency="TRY" office:value="-32069.31" calcext:value-type="currency">
            <text:p>-₺32.069,31</text:p>
          </table:table-cell>
          <table:table-cell table:style-name="ce498" table:formula="of:=[.C8]+[.D8]" office:value-type="currency" office:currency="TRY" office:value="120190.69" calcext:value-type="currency">
            <text:p>₺120.190,69</text:p>
          </table:table-cell>
          <table:table-cell table:style-name="ce266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683" table:formula="of:=[$'02-12-GDR'.F134]" office:value-type="currency" office:currency="TRY" office:value="-8552.33" calcext:value-type="currency">
            <text:p>-₺8.552,33</text:p>
          </table:table-cell>
          <table:table-cell table:style-name="ce498" table:formula="of:=[.C9]+[.D9]" office:value-type="currency" office:currency="TRY" office:value="353290.38" calcext:value-type="currency">
            <text:p>₺353.290,38</text:p>
          </table:table-cell>
          <table:table-cell table:style-name="ce266" table:formula="of:=[.F8]+[.C9]+[.D9]" office:value-type="currency" office:currency="TRY" office:value="483080.536" calcext:value-type="currency">
            <text:p>₺483.080,54</text:p>
          </table:table-cell>
          <table:table-cell table:number-columns-repeated="5"/>
        </table:table-row>
        <table:table-row table:style-name="ro1">
          <table:table-cell/>
          <table:table-cell table:style-name="ce417"/>
          <table:table-cell table:number-columns-repeated="2"/>
          <table:table-cell table:style-name="ce417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498" table:formula="of:=SUM([.D5:.D10])" office:value-type="currency" office:currency="TRY" office:value="-143022.174" calcext:value-type="currency">
            <text:p>-₺143.022,17</text:p>
          </table:table-cell>
          <table:table-cell table:style-name="ce498" table:formula="of:=SUM([.E5:.E10])" office:value-type="currency" office:currency="TRY" office:value="483080.536" calcext:value-type="currency">
            <text:p>₺483.080,54</text:p>
          </table:table-cell>
          <table:table-cell table:style-name="ce498"/>
          <table:table-cell table:number-columns-repeated="5"/>
        </table:table-row>
        <table:table-row table:style-name="ro1">
          <table:table-cell table:number-columns-repeated="2"/>
          <table:table-cell table:style-name="ce681"/>
          <table:table-cell table:style-name="ce684" table:number-columns-repeated="3"/>
          <table:table-cell table:number-columns-repeated="5"/>
        </table:table-row>
        <table:table-row table:style-name="ro1">
          <table:table-cell/>
          <table:table-cell table:style-name="ce385"/>
          <table:table-cell/>
          <table:table-cell table:style-name="ce517" table:number-columns-repeated="3"/>
          <table:table-cell table:number-columns-repeated="5"/>
        </table:table-row>
        <table:table-row table:style-name="ro1">
          <table:table-cell/>
          <table:table-cell table:style-name="ce417"/>
          <table:table-cell/>
          <table:table-cell table:style-name="ce417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45P0" style:volatile="true">
      <number:number number:decimal-places="2" number:min-decimal-places="2" number:min-integer-digits="1" number:grouping="true"/>
      <number:text>     </number:text>
    </number:number-style>
    <number:number-style style:name="N24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45P0"/>
    </number:number-style>
    <number:date-style style:name="N244">
      <number:day number:style="long"/>
      <number:text>.</number:text>
      <number:month number:textual="true"/>
      <number:text>.</number:text>
      <number:year/>
    </number:date-style>
    <number:number-style style:name="N243">
      <number:number number:decimal-places="14" number:min-decimal-places="14" number:min-integer-digits="1"/>
    </number:number-style>
    <number:number-style style:name="N2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6P0" style:volatile="true">
      <number:number number:decimal-places="0" number:min-decimal-places="0" number:min-integer-digits="1" number:grouping="true"/>
      <number:text> TL</number:text>
    </number:number-style>
    <number:number-style style:name="N236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36P0"/>
    </number:number-style>
    <number:currency-style style:name="N235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235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235P0"/>
    </number:currency-style>
    <number:currency-style style:name="N23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3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233P0"/>
    </number:currency-style>
    <number:number-style style:name="N232P0" style:volatile="true">
      <number:number number:decimal-places="2" number:min-decimal-places="2" number:min-integer-digits="1" number:grouping="true"/>
    </number:number-style>
    <number:number-style style:name="N2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32P0"/>
    </number:number-style>
    <number:currency-style style:name="N231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1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231P0"/>
    </number:currency-style>
    <number:percentage-style style:name="N229">
      <number:number number:decimal-places="5" number:min-decimal-places="5" number:min-integer-digits="1"/>
      <number:text>%</number:text>
    </number:percentage-style>
    <number:number-style style:name="N228">
      <number:text>+  </number:text>
      <number:number number:decimal-places="3" number:min-decimal-places="3" number:min-integer-digits="1" number:grouping="true"/>
    </number:number-style>
    <number:number-style style:name="N227P0" style:volatile="true">
      <number:number number:decimal-places="0" number:min-decimal-places="0" number:min-integer-digits="1" number:grouping="true"/>
      <number:text>     </number:text>
    </number:number-style>
    <number:number-style style:name="N22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227P0"/>
    </number:number-style>
    <number:date-style style:name="N226">
      <number:month number:textual="true"/>
      <number:text>.</number:text>
      <number:year/>
    </number:date-style>
    <number:number-style style:name="N225P0" style:volatile="true">
      <number:text>₺</number:text>
      <number:number number:decimal-places="2" number:min-decimal-places="2" number:min-integer-digits="1" number:grouping="true"/>
    </number:number-style>
    <number:number-style style:name="N225">
      <number:text>-₺</number:text>
      <number:number number:decimal-places="2" number:min-decimal-places="2" number:min-integer-digits="1" number:grouping="true"/>
      <style:map style:condition="value()&gt;=0" style:apply-style-name="N225P0"/>
    </number:number-style>
    <number:number-style style:name="N224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4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4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4">
      <number:text> </number:text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0P0" style:volatile="true">
      <number:number number:decimal-places="2" number:min-decimal-places="2" number:min-integer-digits="1" number:grouping="true"/>
      <number:text>     </number:text>
    </number:number-style>
    <number:number-style style:name="N220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20P0"/>
    </number:number-style>
    <number:number-style style:name="N218">
      <number:number number:decimal-places="2" number:min-decimal-places="2" number:min-integer-digits="1">
        <number:embedded-text number:position="3"> </number:embedded-text>
      </number:number>
    </number:number-style>
    <number:number-style style:name="N217P0" style:volatile="true">
      <number:number number:decimal-places="0" number:min-decimal-places="0" number:min-integer-digits="1" number:grouping="true"/>
      <number:text> TL</number:text>
    </number:number-style>
    <number:number-style style:name="N217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17P0"/>
    </number:number-style>
    <number:percentage-style style:name="N215">
      <number:number number:decimal-places="1" number:min-decimal-places="1" number:min-integer-digits="1"/>
      <number:text>%</number:text>
    </number:percentage-style>
    <number:time-style style:name="N2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1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1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09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209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209P0"/>
    </number:currency-style>
    <number:number-style style:name="N207">
      <number:number number:decimal-places="3" number:min-decimal-places="3" number:min-integer-digits="1" number:grouping="true"/>
    </number:number-style>
    <number:number-style style:name="N206">
      <number:number number:decimal-places="0" number:min-decimal-places="0" number:min-integer-digits="2" number:grouping="true"/>
    </number:number-style>
    <number:percentage-style style:name="N205">
      <number:number number:decimal-places="0" number:min-decimal-places="0" number:min-integer-digits="1"/>
      <number:text>%</number:text>
    </number:percentage-style>
    <number:number-style style:name="N204P0" style:volatile="true">
      <number:number number:decimal-places="2" number:min-decimal-places="2" number:min-integer-digits="0" number:grouping="true"/>
    </number:number-style>
    <number:number-style style:name="N20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04P0"/>
    </number:number-style>
    <number:percentage-style style:name="N203">
      <number:number number:decimal-places="3" number:min-decimal-places="3" number:min-integer-digits="1"/>
      <number:text>%</number:text>
    </number:percentage-style>
    <number:number-style style:name="N202">
      <number:text>+    </number:text>
      <number:number number:decimal-places="3" number:min-decimal-places="3" number:min-integer-digits="1" number:grouping="true"/>
    </number:number-style>
    <number:number-style style:name="N20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19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7P2" style:volatile="true">
      <number:text> $</number:text>
      <number:fill-character> </number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number:date-style style:name="N192">
      <number:day number:style="long"/>
      <number:text>.</number:text>
      <number:month number:style="long"/>
      <number:text>.</number:text>
    </number:date-style>
    <number:number-style style:name="N191">
      <number:number number:decimal-places="13" number:min-decimal-places="13" number:min-integer-digits="1"/>
    </number:number-style>
    <number:number-style style:name="N190">
      <number:number number:decimal-places="4" number:min-decimal-places="4" number:min-integer-digits="1"/>
    </number:number-style>
    <number:number-style style:name="N189">
      <number:number number:decimal-places="0" number:min-decimal-places="0" number:min-integer-digits="0"/>
    </number:number-style>
    <number:time-style style:name="N18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3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8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79P0" style:volatile="true">
      <number:number number:decimal-places="2" number:min-decimal-places="2" number:min-integer-digits="1" number:grouping="true"/>
      <number:text> TL</number:text>
    </number:number-style>
    <number:number-style style:name="N179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9P0"/>
    </number:number-style>
    <number:number-style style:name="N178P0" style:volatile="true">
      <number:number number:decimal-places="0" number:min-decimal-places="0" number:min-integer-digits="1" number:grouping="true"/>
      <number:text>     </number:text>
    </number:number-style>
    <number:number-style style:name="N178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8P0"/>
    </number:number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percentage-style style:name="N170">
      <number:number number:decimal-places="2" number:min-decimal-places="2" number:min-integer-digits="1"/>
      <number:text>%</number:text>
    </number:percentage-style>
    <number:number-style style:name="N169P0" style:volatile="true">
      <number:number number:decimal-places="2" number:min-decimal-places="2" number:min-integer-digits="1" number:grouping="true"/>
      <number:text> TL</number:text>
    </number:number-style>
    <number:number-style style:name="N169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9P0"/>
    </number:number-style>
    <number:date-style style:name="N167">
      <number:day number:style="long"/>
      <number:text>.</number:text>
      <number:month number:style="long" number:textual="true"/>
    </number:date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time-style style:name="N164">
      <number:minutes number:style="long"/>
      <number:text>:</number:text>
      <number:seconds number:style="long" number:decimal-places="1"/>
    </number:time-style>
    <number:date-style style:name="N163">
      <number:month number:style="long" number:textual="true"/>
      <number:text>.</number:text>
      <number:year number:style="long"/>
    </number:date-style>
    <number:number-style style:name="N162" number:title="User-defined">
      <number:text>+</number:text>
      <number:number number:decimal-places="2" number:min-decimal-places="2" number:min-integer-digits="1" number:grouping="true"/>
    </number:number-style>
    <number:number-style style:name="N161P0" style:volatile="true">
      <number:text>₺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61P0"/>
    </number:number-style>
    <number:currency-style style:name="N15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5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59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number:number-style style:name="N155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2" style:volatile="true">
      <number:text> ₺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1">
      <number:minutes number:style="long"/>
      <number:text>:</number:text>
      <number:seconds number:style="long"/>
    </number:time-style>
    <number:number-style style:name="N150P0" style:volatile="true">
      <number:text>₺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50P0"/>
    </number:number-style>
    <number:time-style style:name="N148">
      <number:hours/>
      <number:text>:</number:text>
      <number:minutes number:style="long"/>
      <number:text> </number:text>
      <number:am-pm/>
    </number:time-style>
    <number:number-style style:name="N147">
      <number:number number:decimal-places="11" number:min-decimal-places="11" number:min-integer-digits="1"/>
    </number:number-style>
    <number:number-style style:name="N14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5">
      <number:text>( </number:text>
      <number:number number:decimal-places="3" number:min-decimal-places="3" number:min-integer-digits="1" number:grouping="true"/>
    </number:number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">
      <number:text>-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/>
    </number:number-style>
    <number:number-style style:name="N138">
      <style:text-properties fo:color="#ff0000"/>
      <number:text>-</number:text>
      <number:number number:decimal-places="2" number:min-decimal-places="2" number:min-integer-digits="1"/>
      <style:map style:condition="value()&gt;=0" style:apply-style-name="N138P0"/>
    </number:number-style>
    <number:number-style style:name="N137">
      <number:number number:decimal-places="3" number:min-decimal-places="3" number:min-integer-digits="1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3">
      <number:number number:decimal-places="2" number:min-decimal-places="2" number:min-integer-digits="1" number:grouping="true"/>
      <number:text> ay</number:text>
    </number:number-style>
    <number:number-style style:name="N132">
      <number:number number:decimal-places="2" number:min-decimal-places="2" number:min-integer-digits="1"/>
      <number:text> TL/USD</number:text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7P2" style:volatile="true">
      <number:text> </number:text>
      <number:fill-character> </number:fill-character>
      <number:text>- TL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3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3P0"/>
    </number:currency-style>
    <number:number-style style:name="N121">
      <number:number number:decimal-places="5" number:min-decimal-places="5" number:min-integer-digits="1" number:grouping="true"/>
    </number:number-style>
    <number:currency-style style:name="N247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47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247P0"/>
    </number:currency-style>
    <number:number-style style:name="N120">
      <number:number number:decimal-places="1" number:min-decimal-places="1" number:min-integer-digits="1"/>
    </number:number-style>
    <number:number-style style:name="N119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19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1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242P0" style:volatile="true">
      <number:text>-</number:text>
      <number:number number:decimal-places="2" number:min-decimal-places="2" number:min-integer-digits="1" number:grouping="true"/>
    </number:number-style>
    <number:number-style style:name="N24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42P0"/>
    </number:number-style>
    <number:number-style style:name="N115">
      <number:number number:decimal-places="2" number:min-decimal-places="2" number:min-integer-digits="1"/>
      <number:text> ay</number:text>
    </number:number-style>
    <number:number-style style:name="N241">
      <number:text>-</number:text>
      <number:number number:decimal-places="2" number:min-decimal-places="2" number:min-integer-digits="1" number:grouping="true"/>
    </number:number-style>
    <number:number-style style:name="N114">
      <number:number number:decimal-places="2" number:min-decimal-places="2" number:min-integer-digits="1" number:grouping="true"/>
      <number:text> Ay</number:text>
    </number:number-style>
    <number:number-style style:name="N240P0" style:volatile="true">
      <number:number number:decimal-places="0" number:min-decimal-places="0" number:min-integer-digits="1" number:grouping="true"/>
    </number:number-style>
    <number:number-style style:name="N2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40P0"/>
    </number:number-style>
    <number:number-style style:name="N113">
      <number:text> /   </number:text>
      <number:number number:decimal-places="2" number:min-decimal-places="2" number:min-integer-digits="1"/>
    </number:number-style>
    <number:number-style style:name="N239P0" style:volatile="true">
      <number:text>₺</number:text>
      <number:number number:decimal-places="0" number:min-decimal-places="0" number:min-integer-digits="1" number:grouping="true"/>
    </number:number-style>
    <number:number-style style:name="N239">
      <number:text>-₺</number:text>
      <number:number number:decimal-places="0" number:min-decimal-places="0" number:min-integer-digits="1" number:grouping="true"/>
      <style:map style:condition="value()&gt;=0" style:apply-style-name="N239P0"/>
    </number:number-style>
    <number:currency-style style:name="N112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2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2P0"/>
    </number:currency-style>
    <number:currency-style style:name="N10166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66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66P0"/>
    </number:currency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6-01T18:03:04.655540659</dc:date>
    <meta:editing-duration>P4DT7H51M18S</meta:editing-duration>
    <meta:editing-cycles>318</meta:editing-cycles>
    <meta:generator>LibreOffice/7.3.7.2$Linux_X86_64 LibreOffice_project/30$Build-2</meta:generator>
    <meta:print-date>2023-05-15T10:13:52.308114159</meta:print-date>
    <meta:document-statistic meta:table-count="13" meta:cell-count="2706" meta:object-count="0"/>
  </office:meta>
</office:document-meta>
</file>